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945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7.0646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0925in"/>
    </style:style>
    <style:style style:name="co7" style:family="table-column">
      <style:table-column-properties fo:break-before="auto" style:column-width="1.6866in"/>
    </style:style>
    <style:style style:name="co8" style:family="table-column">
      <style:table-column-properties fo:break-before="auto" style:column-width="0.6189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0.9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ext-properties style:text-underline-style="none"/>
    </style:style>
    <style:style style:name="ce14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0008in solid #000000" fo:border-right="0.0008in solid #000000" fo:border-top="none"/>
    </style:style>
    <style:style style:name="ce10" style:family="table-cell" style:parent-style-name="Default">
      <style:table-cell-properties fo:border-bottom="none" fo:background-color="#0000ff" fo:border-left="0.0008in solid #000000" fo:border-right="0.0008in solid #000000" fo:border-top="none"/>
    </style:style>
    <style:style style:name="ce15" style:family="table-cell" style:parent-style-name="Default">
      <style:table-cell-properties fo:border-bottom="none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transparent" fo:border-left="0.0008in solid #000000" fo:border-right="0.0008in solid #000000" fo:border-top="none"/>
    </style:style>
    <style:style style:name="ce17" style:family="table-cell" style:parent-style-name="Default">
      <style:table-cell-properties fo:border-bottom="none" fo:background-color="#ffff00" fo:border-left="0.0008in solid #000000" fo:border-right="0.0008in solid #000000" fo:border-top="none"/>
    </style:style>
    <style:style style:name="ce18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fo:background-color="#00ff00" fo:border-left="0.0008in solid #000000" fo:border-right="0.0008in solid #000000" fo:border-top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ACT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table:number-columns-spanned="8" table:number-rows-spanned="1">
            <text:p>SUBWAY STATION LINES (LARGE ROOM REVERB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105</text:p>
          </table:table-cell>
          <table:table-cell office:value-type="string">
            <text:p>“It's the police lieutenant, Haynes.”</text:p>
          </table:table-cell>
          <table:table-cell table:formula="of:=LEFT([.C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Shoes to HAYNES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formula="of:=LEFT([.C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0</text:p>
          </table:table-cell>
          <table:table-cell office:value-type="string">
            <text:p>“There's no dirt on his shoes. That's how we know he was dragged to this location.”</text:p>
          </table:table-cell>
          <table:table-cell table:formula="of:=LEFT([.C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65</text:p>
          </table:table-cell>
          <table:table-cell office:value-type="string">
            <text:p>“Maybe the killer really liked to shine shoes.”</text:p>
          </table:table-cell>
          <table:table-cell table:formula="of:=LEFT([.C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1</text:p>
          </table:table-cell>
          <table:table-cell office:value-type="string">
            <text:p>“Maybe.”</text:p>
          </table:table-cell>
          <table:table-cell table:formula="of:=LEFT([.C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66</text:p>
          </table:table-cell>
          <table:table-cell office:value-type="string">
            <text:p>“For some reason they feel really heavy.”</text:p>
          </table:table-cell>
          <table:table-cell table:formula="of:=LEFT([.C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2</text:p>
          </table:table-cell>
          <table:table-cell office:value-type="string">
            <text:p>“There's something hidden inside the heel.”</text:p>
          </table:table-cell>
          <table:table-cell table:formula="of:=LEFT([.C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Shoes to HAYNES x2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formula="of:=LEFT([.C1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3</text:p>
          </table:table-cell>
          <table:table-cell office:value-type="string">
            <text:p>“I think they're just the same shoes you showed me thirty seconds ago.”</text:p>
          </table:table-cell>
          <table:table-cell table:formula="of:=LEFT([.C1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Shoes, but Broken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formula="of:=LEFT([.C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4</text:p>
          </table:table-cell>
          <table:table-cell office:value-type="string">
            <text:p>“They're the same shoes you showed me before, but you broke the heel.”</text:p>
          </table:table-cell>
          <table:table-cell table:formula="of:=LEFT([.C1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67</text:p>
          </table:table-cell>
          <table:table-cell office:value-type="string">
            <text:p>CHOICE: A: “I'm sorry.”</text:p>
          </table:table-cell>
          <table:table-cell table:formula="of:=LEFT([.C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CHOICE: B: “Thanks.”</text:p>
          </table:table-cell>
          <table:table-cell table:formula="of:=LEFT([.C1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Brick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formula="of:=LEFT([.C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5</text:p>
          </table:table-cell>
          <table:table-cell office:value-type="string">
            <text:p>“Hm...”</text:p>
          </table:table-cell>
          <table:table-cell table:formula="of:=LEFT([.C20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6</text:p>
          </table:table-cell>
          <table:table-cell office:value-type="string">
            <text:p>“Brick.”</text:p>
          </table:table-cell>
          <table:table-cell table:formula="of:=LEFT([.C2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formula="of:=LEFT([.C2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Badge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formula="of:=LEFT([.C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formula="of:=LEFT([.C2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72</text:p>
          </table:table-cell>
          <table:table-cell office:value-type="string">
            <text:p>“Nice badge.”</text:p>
          </table:table-cell>
          <table:table-cell table:formula="of:=LEFT([.C26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formula="of:=LEFT([.C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Gun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formula="of:=LEFT([.C2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7</text:p>
          </table:table-cell>
          <table:table-cell office:value-type="string">
            <text:p>“Cool revolver.”</text:p>
          </table:table-cell>
          <table:table-cell table:formula="of:=LEFT([.C30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formula="of:=LEFT([.C3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Gun on HAYNES</text:p>
          </table:table-cell>
          <table:table-cell office:value-type="string">
            <text:p>MAVI71</text:p>
          </table:table-cell>
          <table:table-cell office:value-type="string">
            <text:p>“If I kill Lieutenant Haynes, I may never solve the case.”</text:p>
          </table:table-cell>
          <table:table-cell table:formula="of:=LEFT([.C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Shoes on Chris J.</text:p>
          </table:table-cell>
          <table:table-cell office:value-type="string">
            <text:p>MAVI72</text:p>
          </table:table-cell>
          <table:table-cell office:value-type="string">
            <text:p>“I don't want to put his shoes back on yet.”</text:p>
          </table:table-cell>
          <table:table-cell table:formula="of:=LEFT([.C3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MONEY on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formula="of:=LEFT([.C3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formula="of:=LEFT([.C3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28</text:p>
          </table:table-cell>
          <table:table-cell office:value-type="string">
            <text:p>“This was in his shoes?”</text:p>
          </table:table-cell>
          <table:table-cell table:formula="of:=LEFT([.C3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69</text:p>
          </table:table-cell>
          <table:table-cell office:value-type="string">
            <text:p>“Yes. He must've been hiding it.”</text:p>
          </table:table-cell>
          <table:table-cell table:formula="of:=LEFT([.C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29</text:p>
          </table:table-cell>
          <table:table-cell office:value-type="string">
            <text:p>“It appears so.” [FLAG 2]</text:p>
          </table:table-cell>
          <table:table-cell table:formula="of:=LEFT([.C4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Looks at CHRIS J.</text:p>
          </table:table-cell>
          <table:table-cell office:value-type="string">
            <text:p>MAVI46</text:p>
          </table:table-cell>
          <table:table-cell office:value-type="string">
            <text:p>“Hmm...”</text:p>
          </table:table-cell>
          <table:table-cell table:formula="of:=LEFT([.C4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4</text:p>
          </table:table-cell>
          <table:table-cell office:value-type="string">
            <text:p>“Looks like the suspect was strangled and had his neck punctured.”</text:p>
          </table:table-cell>
          <table:table-cell table:formula="of:=LEFT([.C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5</text:p>
          </table:table-cell>
          <table:table-cell office:value-type="string">
            <text:p>“Maybe he was injected with some kind of syringe.”</text:p>
          </table:table-cell>
          <table:table-cell table:formula="of:=LEFT([.C4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6</text:p>
          </table:table-cell>
          <table:table-cell office:value-type="string">
            <text:p>“Reminds me of someone I once knew...”</text:p>
          </table:table-cell>
          <table:table-cell table:formula="of:=LEFT([.C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HRIS J'S Shoes.</text:p>
          </table:table-cell>
          <table:table-cell office:value-type="string">
            <text:p>MAVI259</text:p>
          </table:table-cell>
          <table:table-cell office:value-type="string">
            <text:p>“His shoes. There's no dirt on them, and they look a little bulky.”</text:p>
          </table:table-cell>
          <table:table-cell table:formula="of:=LEFT([.C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4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Pick up SHOES</text:p>
          </table:table-cell>
          <table:table-cell office:value-type="string">
            <text:p>MAVI260</text:p>
          </table:table-cell>
          <table:table-cell office:value-type="string">
            <text:p>“I need to take a closer look at these.”</text:p>
          </table:table-cell>
          <table:table-cell table:formula="of:=LEFT([.C5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money on CHRIS J.</text:p>
          </table:table-cell>
          <table:table-cell office:value-type="string">
            <text:p>MAVI77</text:p>
          </table:table-cell>
          <table:table-cell office:value-type="string">
            <text:p>“I don't think Chris Johnson wants his money back right now.”</text:p>
          </table:table-cell>
          <table:table-cell table:formula="of:=LEFT([.C5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brick on CHRIS J.</text:p>
          </table:table-cell>
          <table:table-cell table:style-name="ce15" office:value-type="string">
            <text:p>MAVI78</text:p>
          </table:table-cell>
          <table:table-cell office:value-type="string">
            <text:p>“If I club in Chris Johnson's skull with this brick, it'll just make forensics' job harder than it needs to be.”</text:p>
          </table:table-cell>
          <table:table-cell table:formula="of:=LEFT([.C5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9</text:p>
          </table:table-cell>
          <table:table-cell office:value-type="string">
            <text:p>“Margaret got really mad at me last time I did that.”</text:p>
          </table:table-cell>
          <table:table-cell table:formula="of:=LEFT([.C5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BOTH FLAGS ARE MET</text:p>
          </table:table-cell>
          <table:table-cell office:value-type="string">
            <text:p>HAYN30</text:p>
          </table:table-cell>
          <table:table-cell office:value-type="string">
            <text:p>“Detective Mavish, are we done here? Forensics wants to get in as soon as possible.”</text:p>
          </table:table-cell>
          <table:table-cell table:formula="of:=LEFT([.C5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Yeah, I think I've just about finished here.”</text:p>
          </table:table-cell>
          <table:table-cell table:formula="of:=LEFT([.C5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1</text:p>
          </table:table-cell>
          <table:table-cell office:value-type="string">
            <text:p>“I'll meet you tomorrow at the station.”</text:p>
          </table:table-cell>
          <table:table-cell table:formula="of:=LEFT([.C5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3</text:p>
          </table:table-cell>
          <table:table-cell office:value-type="string">
            <text:p>“Alright.”</text:p>
          </table:table-cell>
          <table:table-cell table:formula="of:=LEFT([.C6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OFFICE ROOM LINES (VOCAL I)</text:p>
          </table:table-cell>
          <table:covered-table-cell/>
          <table:covered-table-cell table:style-name="Default"/>
          <table:covered-table-cell/>
          <table:covered-table-cell table:formula="of:=LEFT([.C62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OPENING DIALOG OFFICE</text:p>
          </table:table-cell>
          <table:table-cell office:value-type="string">
            <text:p>MAVI74</text:p>
          </table:table-cell>
          <table:table-cell office:value-type="string">
            <text:p>“Forensics is finished already?”</text:p>
          </table:table-cell>
          <table:table-cell table:formula="of:=LEFT([.C6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2</text:p>
          </table:table-cell>
          <table:table-cell office:value-type="string">
            <text:p>“Yes. Here are the case files on our guy.”</text:p>
          </table:table-cell>
          <table:table-cell table:formula="of:=LEFT([.C6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5</text:p>
          </table:table-cell>
          <table:table-cell office:value-type="string">
            <text:p>“Let me take a look here.”</text:p>
          </table:table-cell>
          <table:table-cell table:formula="of:=LEFT([.C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6</text:p>
          </table:table-cell>
          <table:table-cell office:value-type="string">
            <text:p>“Why are Miller's case files mixed in here? Is this insinuating something?”</text:p>
          </table:table-cell>
          <table:table-cell table:formula="of:=LEFT([.C6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3</text:p>
          </table:table-cell>
          <table:table-cell office:value-type="string">
            <text:p>“Looks like you found the intersecting part.”</text:p>
          </table:table-cell>
          <table:table-cell table:formula="of:=LEFT([.C6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4</text:p>
          </table:table-cell>
          <table:table-cell office:value-type="string">
            <text:p>“Both of the bodies had toxins in their bloodstreams that were completely identical.”</text:p>
          </table:table-cell>
          <table:table-cell table:formula="of:=LEFT([.C6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7</text:p>
          </table:table-cell>
          <table:table-cell office:value-type="string">
            <text:p>“What are you saying?”</text:p>
          </table:table-cell>
          <table:table-cell table:formula="of:=LEFT([.C6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5</text:p>
          </table:table-cell>
          <table:table-cell office:value-type="string">
            <text:p>“I'm saying that whoever killed Chris Johnson was the same man who killed your partner.”</text:p>
          </table:table-cell>
          <table:table-cell table:formula="of:=LEFT([.C70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8</text:p>
          </table:table-cell>
          <table:table-cell office:value-type="string">
            <text:p>“. . .”</text:p>
          </table:table-cell>
          <table:table-cell table:formula="of:=LEFT([.C7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6</text:p>
          </table:table-cell>
          <table:table-cell office:value-type="string">
            <text:p>“I'll leave you to it. If you find anything of interest, come talk to me.”</text:p>
          </table:table-cell>
          <table:table-cell table:formula="of:=LEFT([.C7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9</text:p>
          </table:table-cell>
          <table:table-cell office:value-type="string">
            <text:p>“Finally, the lead I've been waiting for all this time.”</text:p>
          </table:table-cell>
          <table:table-cell table:formula="of:=LEFT([.C7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80</text:p>
          </table:table-cell>
          <table:table-cell office:value-type="string">
            <text:p>“Don't worry, Miller. I'll find your killer and bring him to justice.”</text:p>
          </table:table-cell>
          <table:table-cell table:formula="of:=LEFT([.C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2</text:p>
          </table:table-cell>
          <table:table-cell office:value-type="string">
            <text:p>“Maybe I should start by looking around in my partner's old office.”</text:p>
          </table:table-cell>
          <table:table-cell table:formula="of:=LEFT([.C7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S AT AIR VENT</text:p>
          </table:table-cell>
          <table:table-cell office:value-type="string">
            <text:p>MAVI81</text:p>
          </table:table-cell>
          <table:table-cell office:value-type="string">
            <text:p>“The air conditioning seems to be working fine.”</text:p>
          </table:table-cell>
          <table:table-cell table:formula="of:=LEFT([.C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KEY ON VENT</text:p>
          </table:table-cell>
          <table:table-cell table:style-name="ce15" office:value-type="string">
            <text:p>*nothing, just a game over*</text:p>
          </table:table-cell>
          <table:table-cell table:style-name="ce2"/>
          <table:table-cell table:formula="of:=LEFT([.C79]; 4)" office:value-type="string" office:string-value="*not">
            <text:p>*not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KEY ON VENT AFTER UNLOCK</text:p>
          </table:table-cell>
          <table:table-cell office:value-type="string">
            <text:p>MAVI82</text:p>
          </table:table-cell>
          <table:table-cell office:value-type="string">
            <text:p>“I'd rather keep this key on me.”</text:p>
          </table:table-cell>
          <table:table-cell table:formula="of:=LEFT([.C8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2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POLICE STATION HALLWAY LINES (VOCAL I)</text:p>
          </table:table-cell>
          <table:covered-table-cell/>
          <table:covered-table-cell table:style-name="Default"/>
          <table:covered-table-cell/>
          <table:covered-table-cell table:formula="of:=LEFT([.C83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MILLER'S WIFE</text:p>
          </table:table-cell>
          <table:table-cell office:value-type="string">
            <text:p>MAVI83</text:p>
          </table:table-cell>
          <table:table-cell office:value-type="string">
            <text:p>“Miller's wife. Just the one person I didn't want to see today.”</text:p>
          </table:table-cell>
          <table:table-cell table:formula="of:=LEFT([.C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ER</text:p>
          </table:table-cell>
          <table:table-cell office:value-type="string">
            <text:p>MAVI84</text:p>
          </table:table-cell>
          <table:table-cell office:value-type="string">
            <text:p>“Sylvia, long time no see.”</text:p>
          </table:table-cell>
          <table:table-cell table:formula="of:=LEFT([.C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1</text:p>
          </table:table-cell>
          <table:table-cell office:value-type="string">
            <text:p>“Mavish. What a coincidence that I'd run into you here.”</text:p>
          </table:table-cell>
          <table:table-cell table:formula="of:=LEFT([.C87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85</text:p>
          </table:table-cell>
          <table:table-cell office:value-type="string">
            <text:p>“I work here.”</text:p>
          </table:table-cell>
          <table:table-cell table:formula="of:=LEFT([.C8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90</text:p>
          </table:table-cell>
          <table:table-cell office:value-type="string">
            <text:p>“I think I'm gonna get back on this case.”</text:p>
          </table:table-cell>
          <table:table-cell table:formula="of:=LEFT([.C8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(OR SHE SEES YOU FIRST)</text:p>
          </table:table-cell>
          <table:table-cell office:value-type="string">
            <text:p>SYLV2</text:p>
          </table:table-cell>
          <table:table-cell office:value-type="string">
            <text:p>“Mavish, it's almost like you're pretending you don't want to talk to me.”</text:p>
          </table:table-cell>
          <table:table-cell table:formula="of:=LEFT([.C9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86</text:p>
          </table:table-cell>
          <table:table-cell table:style-name="ce2" office:value-type="string">
            <text:p>CHOICE A: “Don't say that. I haven't forgotten our time together.”</text:p>
          </table:table-cell>
          <table:table-cell table:formula="of:=LEFT([.C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3</text:p>
          </table:table-cell>
          <table:table-cell office:value-type="string">
            <text:p>“Neither have I, detective. I just feel . . . guilty, you know?”</text:p>
          </table:table-cell>
          <table:table-cell table:formula="of:=LEFT([.C9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87</text:p>
          </table:table-cell>
          <table:table-cell office:value-type="string">
            <text:p>“You couldn't possibly feel worse than me, Sylvia.”</text:p>
          </table:table-cell>
          <table:table-cell table:formula="of:=LEFT([.C9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4</text:p>
          </table:table-cell>
          <table:table-cell office:value-type="string">
            <text:p>“Sometimes I wish things could go back to the way they were.”</text:p>
          </table:table-cell>
          <table:table-cell table:formula="of:=LEFT([.C94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88</text:p>
          </table:table-cell>
          <table:table-cell office:value-type="string">
            <text:p>“I know.”</text:p>
          </table:table-cell>
          <table:table-cell table:formula="of:=LEFT([.C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89</text:p>
          </table:table-cell>
          <table:table-cell table:style-name="ce2" office:value-type="string">
            <text:p>CHOICE B: “I don't.”</text:p>
          </table:table-cell>
          <table:table-cell table:formula="of:=LEFT([.C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IF CHOICE A</text:p>
          </table:table-cell>
          <table:table-cell office:value-type="string">
            <text:p>MAVI90</text:p>
          </table:table-cell>
          <table:table-cell office:value-type="string">
            <text:p>CHOICE A: “What are you doing here, Sylvia?”</text:p>
          </table:table-cell>
          <table:table-cell table:formula="of:=LEFT([.C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5</text:p>
          </table:table-cell>
          <table:table-cell office:value-type="string">
            <text:p>“I'm waiting to see Lieutenant Haynes. My house was robbed yesterday.”</text:p>
          </table:table-cell>
          <table:table-cell table:formula="of:=LEFT([.C99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1</text:p>
          </table:table-cell>
          <table:table-cell office:value-type="string">
            <text:p>“Sucks.”</text:p>
          </table:table-cell>
          <table:table-cell table:formula="of:=LEFT([.C10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6</text:p>
          </table:table-cell>
          <table:table-cell office:value-type="string">
            <text:p>“Yeah.”</text:p>
          </table:table-cell>
          <table:table-cell table:formula="of:=LEFT([.C101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2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2</text:p>
          </table:table-cell>
          <table:table-cell office:value-type="string">
            <text:p>CHOICE B: “I might be making some progress on Miller's case.”</text:p>
          </table:table-cell>
          <table:table-cell table:formula="of:=LEFT([.C10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7</text:p>
          </table:table-cell>
          <table:table-cell office:value-type="string">
            <text:p>“You think you've found the guy?”</text:p>
          </table:table-cell>
          <table:table-cell table:formula="of:=LEFT([.C104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3</text:p>
          </table:table-cell>
          <table:table-cell office:value-type="string">
            <text:p>“We just a got a big lead. I'm positive there's a connection.”</text:p>
          </table:table-cell>
          <table:table-cell table:formula="of:=LEFT([.C1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8</text:p>
          </table:table-cell>
          <table:table-cell office:value-type="string">
            <text:p>“Well, what is it?”</text:p>
          </table:table-cell>
          <table:table-cell table:formula="of:=LEFT([.C106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4</text:p>
          </table:table-cell>
          <table:table-cell office:value-type="string">
            <text:p>“It's classified.”</text:p>
          </table:table-cell>
          <table:table-cell table:formula="of:=LEFT([.C1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9</text:p>
          </table:table-cell>
          <table:table-cell office:value-type="string">
            <text:p>“Mavish, it's okay. You can tell me.”</text:p>
          </table:table-cell>
          <table:table-cell table:formula="of:=LEFT([.C108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5</text:p>
          </table:table-cell>
          <table:table-cell office:value-type="string">
            <text:p>“Yeah, I can. But I won't.”</text:p>
          </table:table-cell>
          <table:table-cell table:formula="of:=LEFT([.C1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5</text:p>
          </table:table-cell>
          <table:table-cell office:value-type="string">
            <text:p>“What if I take you out to dinner? Then would you tell me?”</text:p>
          </table:table-cell>
          <table:table-cell table:formula="of:=LEFT([.C11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9</text:p>
          </table:table-cell>
          <table:table-cell office:value-type="string">
            <text:p>“Sorry. I don't eat where I shit.”</text:p>
          </table:table-cell>
          <table:table-cell table:formula="of:=LEFT([.C11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12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6</text:p>
          </table:table-cell>
          <table:table-cell office:value-type="string">
            <text:p>CHOICE C: “Sylvia, I'm gonna say it plain and straight: I've missed you.”</text:p>
          </table:table-cell>
          <table:table-cell table:formula="of:=LEFT([.C11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0</text:p>
          </table:table-cell>
          <table:table-cell office:value-type="string">
            <text:p>“I know, I've missed you too.”</text:p>
          </table:table-cell>
          <table:table-cell table:formula="of:=LEFT([.C114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7</text:p>
          </table:table-cell>
          <table:table-cell office:value-type="string">
            <text:p>“I wanted these feelings to end after what happened, but . . .”</text:p>
          </table:table-cell>
          <table:table-cell table:formula="of:=LEFT([.C11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8</text:p>
          </table:table-cell>
          <table:table-cell office:value-type="string">
            <text:p>“things just haven't changed.”</text:p>
          </table:table-cell>
          <table:table-cell table:formula="of:=LEFT([.C1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1</text:p>
          </table:table-cell>
          <table:table-cell office:value-type="string">
            <text:p>“Maybe they should, Mavish.”</text:p>
          </table:table-cell>
          <table:table-cell table:formula="of:=LEFT([.C117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2</text:p>
          </table:table-cell>
          <table:table-cell office:value-type="string">
            <text:p>“Maybe we need to change.”</text:p>
          </table:table-cell>
          <table:table-cell table:formula="of:=LEFT([.C118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19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9</text:p>
          </table:table-cell>
          <table:table-cell office:value-type="string">
            <text:p>CHOICE D: “Goodbye, Sylvia.”</text:p>
          </table:table-cell>
          <table:table-cell table:formula="of:=LEFT([.C12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3</text:p>
          </table:table-cell>
          <table:table-cell office:value-type="string">
            <text:p>“Goodbye, detective.”</text:p>
          </table:table-cell>
          <table:table-cell table:formula="of:=LEFT([.C121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(and IF CHOICE B activated)</text:p>
          </table:table-cell>
          <table:table-cell office:value-type="string">
            <text:p>SYLV14</text:p>
          </table:table-cell>
          <table:table-cell office:value-type="string">
            <text:p>“Whoever that man is . . .”</text:p>
          </table:table-cell>
          <table:table-cell table:formula="of:=LEFT([.C12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5</text:p>
          </table:table-cell>
          <table:table-cell office:value-type="string">
            <text:p>“Bring him to justice for killing my husband.”</text:p>
          </table:table-cell>
          <table:table-cell table:formula="of:=LEFT([.C12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0</text:p>
          </table:table-cell>
          <table:table-cell office:value-type="string">
            <text:p>“I will, Sylvia.”</text:p>
          </table:table-cell>
          <table:table-cell table:formula="of:=LEFT([.C1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(ALTERNATE)</text:p>
          </table:table-cell>
          <table:table-cell office:value-type="string">
            <text:p>SYLV16</text:p>
          </table:table-cell>
          <table:table-cell office:value-type="string">
            <text:p>“Bye.”</text:p>
          </table:table-cell>
          <table:table-cell table:formula="of:=LEFT([.C125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7"/>
          <table:table-cell/>
          <table:table-cell/>
          <table:table-cell table:formula="of:=LEFT([.C12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IVE SANDWICH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formula="of:=LEFT([.C1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3</text:p>
          </table:table-cell>
          <table:table-cell office:value-type="string">
            <text:p>“Yeah, Mavish?”</text:p>
          </table:table-cell>
          <table:table-cell table:formula="of:=LEFT([.C128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161</text:p>
          </table:table-cell>
          <table:table-cell office:value-type="string">
            <text:p>“You want this sandwich?”</text:p>
          </table:table-cell>
          <table:table-cell table:formula="of:=LEFT([.C12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4</text:p>
          </table:table-cell>
          <table:table-cell office:value-type="string">
            <text:p>“Yeah, sure. I'm pretty hungry.”</text:p>
          </table:table-cell>
          <table:table-cell table:formula="of:=LEFT([.C13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IVE BRICK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formula="of:=LEFT([.C1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3</text:p>
          </table:table-cell>
          <table:table-cell office:value-type="string">
            <text:p>“Yeah, Mavish?”</text:p>
          </table:table-cell>
          <table:table-cell table:formula="of:=LEFT([.C13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162</text:p>
          </table:table-cell>
          <table:table-cell office:value-type="string">
            <text:p>“You want this brick?”</text:p>
          </table:table-cell>
          <table:table-cell table:formula="of:=LEFT([.C13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5</text:p>
          </table:table-cell>
          <table:table-cell office:value-type="string">
            <text:p>“I've already got one in my purse.”</text:p>
          </table:table-cell>
          <table:table-cell table:formula="of:=LEFT([.C135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163</text:p>
          </table:table-cell>
          <table:table-cell office:value-type="string">
            <text:p>“You want another one?”</text:p>
          </table:table-cell>
          <table:table-cell table:formula="of:=LEFT([.C1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6</text:p>
          </table:table-cell>
          <table:table-cell office:value-type="string">
            <text:p>“No thank you, detective.”</text:p>
          </table:table-cell>
          <table:table-cell table:formula="of:=LEFT([.C137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3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SHOW BADGE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formula="of:=LEFT([.C13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7</text:p>
          </table:table-cell>
          <table:table-cell office:value-type="string">
            <text:p>“Yeah?”</text:p>
          </table:table-cell>
          <table:table-cell table:formula="of:=LEFT([.C14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164</text:p>
          </table:table-cell>
          <table:table-cell office:value-type="string">
            <text:p>“I'm a cop.”</text:p>
          </table:table-cell>
          <table:table-cell table:formula="of:=LEFT([.C14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7</text:p>
          </table:table-cell>
          <table:table-cell office:value-type="string">
            <text:p>“Yeah?”</text:p>
          </table:table-cell>
          <table:table-cell table:formula="of:=LEFT([.C14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4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GUN ON SYLVIA</text:p>
          </table:table-cell>
          <table:table-cell office:value-type="string">
            <text:p>MAVI165</text:p>
          </table:table-cell>
          <table:table-cell office:value-type="string">
            <text:p>“As much as I want to, I don't think the chief would appreciate me shooting unarmed women in the station.”</text:p>
          </table:table-cell>
          <table:table-cell table:formula="of:=LEFT([.C1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4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SYLVIA</text:p>
          </table:table-cell>
          <table:table-cell office:value-type="string">
            <text:p>MAVI166</text:p>
          </table:table-cell>
          <table:table-cell office:value-type="string">
            <text:p>“She's already got a pair of shoes.”</text:p>
          </table:table-cell>
          <table:table-cell table:formula="of:=LEFT([.C1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4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MILLER'S DOOR</text:p>
          </table:table-cell>
          <table:table-cell office:value-type="string">
            <text:p>MAVI29</text:p>
          </table:table-cell>
          <table:table-cell office:value-type="string">
            <text:p>"It's Miller's old office. We use it for storage now."</text:p>
          </table:table-cell>
          <table:table-cell table:formula="of:=LEFT([.C1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101 </text:p>
          </table:table-cell>
          <table:table-cell office:value-type="string">
            <text:p>“It's probably locked. I'm sure Haynes has the key.”</text:p>
          </table:table-cell>
          <table:table-cell table:formula="of:=LEFT([.C14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5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MILLER'S DOOR (LOCKED)</text:p>
          </table:table-cell>
          <table:table-cell office:value-type="string">
            <text:p>MAVI102</text:p>
          </table:table-cell>
          <table:table-cell office:value-type="string">
            <text:p>“It's locked. I'm sure Haynes has the key.”</text:p>
          </table:table-cell>
          <table:table-cell table:formula="of:=LEFT([.C15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5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MILLER'S DOOR (UNLOCKED)</text:p>
          </table:table-cell>
          <table:table-cell office:value-type="string">
            <text:p>MAVI103</text:p>
          </table:table-cell>
          <table:table-cell office:value-type="string">
            <text:p>“Strange. The door to Miller's old office is open.”</text:p>
          </table:table-cell>
          <table:table-cell table:formula="of:=LEFT([.C15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54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LT. HAYNES OFFICE (VOCAL I)</text:p>
          </table:table-cell>
          <table:covered-table-cell/>
          <table:covered-table-cell table:style-name="Default"/>
          <table:covered-table-cell/>
          <table:covered-table-cell table:formula="of:=LEFT([.C155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table:style-name="Default" office:value-type="string">
            <text:p>HAYN35</text:p>
          </table:table-cell>
          <table:table-cell office:value-type="string">
            <text:p>“Detective Liar. You still busy with that big case?”</text:p>
          </table:table-cell>
          <table:table-cell table:formula="of:=LEFT([.C156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LIAR1</text:p>
          </table:table-cell>
          <table:table-cell office:value-type="string">
            <text:p>“Oh yeah.”</text:p>
          </table:table-cell>
          <table:table-cell table:formula="of:=LEFT([.C157]; 4)" office:value-type="string" office:string-value="LIAR">
            <text:p>LI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5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104</text:p>
          </table:table-cell>
          <table:table-cell office:value-type="string">
            <text:p>“It's Haynes. He's worked here since before I became a detective.”</text:p>
          </table:table-cell>
          <table:table-cell table:formula="of:=LEFT([.C15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6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105</text:p>
          </table:table-cell>
          <table:table-cell office:value-type="string">
            <text:p>“Lieutenant.”</text:p>
          </table:table-cell>
          <table:table-cell table:formula="of:=LEFT([.C16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1</text:p>
          </table:table-cell>
          <table:table-cell office:value-type="string">
            <text:p>“What is it, Mavish?”</text:p>
          </table:table-cell>
          <table:table-cell table:formula="of:=LEFT([.C16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6</text:p>
          </table:table-cell>
          <table:table-cell office:value-type="string">
            <text:p>CHOICE A: “I want to look around Miller's office. Could you give me the key?”</text:p>
          </table:table-cell>
          <table:table-cell table:formula="of:=LEFT([.C16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2</text:p>
          </table:table-cell>
          <table:table-cell office:value-type="string">
            <text:p>“That's the storage closet, Mavish. Your partner's office was cleaned out almost a year ago.”</text:p>
          </table:table-cell>
          <table:table-cell table:formula="of:=LEFT([.C16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7</text:p>
          </table:table-cell>
          <table:table-cell office:value-type="string">
            <text:p>“Yeah. Still wouldn't hurt to look.”</text:p>
          </table:table-cell>
          <table:table-cell table:formula="of:=LEFT([.C1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3</text:p>
          </table:table-cell>
          <table:table-cell office:value-type="string">
            <text:p>“I don't have clearance to let you in there, Mavish.”</text:p>
          </table:table-cell>
          <table:table-cell table:formula="of:=LEFT([.C166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8</text:p>
          </table:table-cell>
          <table:table-cell office:value-type="string">
            <text:p>“Okay. I'll look somewhere else.”</text:p>
          </table:table-cell>
          <table:table-cell table:formula="of:=LEFT([.C16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4</text:p>
          </table:table-cell>
          <table:table-cell office:value-type="string">
            <text:p>“Sorry, detective.”</text:p>
          </table:table-cell>
          <table:table-cell table:formula="of:=LEFT([.C16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69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9</text:p>
          </table:table-cell>
          <table:table-cell office:value-type="string">
            <text:p>CHOICE B: “Any new information on the case?”</text:p>
          </table:table-cell>
          <table:table-cell table:formula="of:=LEFT([.C17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5</text:p>
          </table:table-cell>
          <table:table-cell office:value-type="string">
            <text:p>“Yes, detective.”</text:p>
          </table:table-cell>
          <table:table-cell table:formula="of:=LEFT([.C17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6</text:p>
          </table:table-cell>
          <table:table-cell office:value-type="string">
            <text:p>“ We have surveillance footage of Chris Johnson entering the pawn shop on two separate occasions.”</text:p>
          </table:table-cell>
          <table:table-cell table:formula="of:=LEFT([.C17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2</text:p>
          </table:table-cell>
          <table:table-cell office:value-type="string">
            <text:p>“Both of these occasions took place during the week before he was murdered.”</text:p>
          </table:table-cell>
          <table:table-cell table:formula="of:=LEFT([.C173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6</text:p>
          </table:table-cell>
          <table:table-cell office:value-type="string">
            <text:p>“That pawn shop was very suspicious. I'm positive they're connected to the killer.”</text:p>
          </table:table-cell>
          <table:table-cell table:formula="of:=LEFT([.C1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7</text:p>
          </table:table-cell>
          <table:table-cell office:value-type="string">
            <text:p>“Nothing new at this time, detective.”</text:p>
          </table:table-cell>
          <table:table-cell table:formula="of:=LEFT([.C17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7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0</text:p>
          </table:table-cell>
          <table:table-cell office:value-type="string">
            <text:p>CHOICE C: “I need access to the gun locker.”</text:p>
          </table:table-cell>
          <table:table-cell table:formula="of:=LEFT([.C1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8</text:p>
          </table:table-cell>
          <table:table-cell office:value-type="string">
            <text:p>“I'm under strict orders not to let you inside, detective.”</text:p>
          </table:table-cell>
          <table:table-cell table:formula="of:=LEFT([.C17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79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1</text:p>
          </table:table-cell>
          <table:table-cell office:value-type="string">
            <text:p>CHOICE D: “Why'd you do it?”</text:p>
          </table:table-cell>
          <table:table-cell table:formula="of:=LEFT([.C18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9</text:p>
          </table:table-cell>
          <table:table-cell office:value-type="string">
            <text:p>“Do what?”</text:p>
          </table:table-cell>
          <table:table-cell table:formula="of:=LEFT([.C18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2</text:p>
          </table:table-cell>
          <table:table-cell office:value-type="string">
            <text:p>“Why did you kill my partner?”</text:p>
          </table:table-cell>
          <table:table-cell table:formula="of:=LEFT([.C1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0</text:p>
          </table:table-cell>
          <table:table-cell office:value-type="string">
            <text:p>“I didn't kill Detective Miller.”</text:p>
          </table:table-cell>
          <table:table-cell table:formula="of:=LEFT([.C183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3</text:p>
          </table:table-cell>
          <table:table-cell office:value-type="string">
            <text:p>“Hmm . . .”</text:p>
          </table:table-cell>
          <table:table-cell table:formula="of:=LEFT([.C1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4</text:p>
          </table:table-cell>
          <table:table-cell office:value-type="string">
            <text:p>“It appears I've made a mistake.”</text:p>
          </table:table-cell>
          <table:table-cell table:formula="of:=LEFT([.C18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8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5</text:p>
          </table:table-cell>
          <table:table-cell office:value-type="string">
            <text:p>CHOICE E: “I'm going to work some more on this case.”</text:p>
          </table:table-cell>
          <table:table-cell table:formula="of:=LEFT([.C18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1</text:p>
          </table:table-cell>
          <table:table-cell office:value-type="string">
            <text:p>“You know where I am, detective.”</text:p>
          </table:table-cell>
          <table:table-cell table:formula="of:=LEFT([.C18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8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Show Haynes Miller Money</text:p>
          </table:table-cell>
          <table:table-cell office:value-type="string">
            <text:p>MAVI116</text:p>
          </table:table-cell>
          <table:table-cell office:value-type="string">
            <text:p>“Chris Johnson made 2 payments to the old pawn shop.”</text:p>
          </table:table-cell>
          <table:table-cell table:formula="of:=LEFT([.C19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7</text:p>
          </table:table-cell>
          <table:table-cell office:value-type="string">
            <text:p>“One of them was $20,507, which we found in Chris Johnson's shoes.”</text:p>
          </table:table-cell>
          <table:table-cell table:formula="of:=LEFT([.C1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8</text:p>
          </table:table-cell>
          <table:table-cell office:value-type="string">
            <text:p>“The other was $20,117, which I found in Miller's old safe.”</text:p>
          </table:table-cell>
          <table:table-cell table:formula="of:=LEFT([.C19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2</text:p>
          </table:table-cell>
          <table:table-cell office:value-type="string">
            <text:p>“So let me get this straight . . .”</text:p>
          </table:table-cell>
          <table:table-cell table:formula="of:=LEFT([.C193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3</text:p>
          </table:table-cell>
          <table:table-cell office:value-type="string">
            <text:p>“Are you proposing that both Miller and Chris Johnson were participating in some kind of money laundering scheme?”</text:p>
          </table:table-cell>
          <table:table-cell table:formula="of:=LEFT([.C19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9</text:p>
          </table:table-cell>
          <table:table-cell office:value-type="string">
            <text:p>CHOICE A: “I'm positive.”</text:p>
          </table:table-cell>
          <table:table-cell table:formula="of:=LEFT([.C1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0</text:p>
          </table:table-cell>
          <table:table-cell office:value-type="string">
            <text:p>CHOICE B: “Probably.”</text:p>
          </table:table-cell>
          <table:table-cell table:formula="of:=LEFT([.C1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1</text:p>
          </table:table-cell>
          <table:table-cell office:value-type="string">
            <text:p>CHOICE C: “What's money laundering?”</text:p>
          </table:table-cell>
          <table:table-cell table:formula="of:=LEFT([.C1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4</text:p>
          </table:table-cell>
          <table:table-cell office:value-type="string">
            <text:p>“It's where you conceal money from illegal transactions.” (response to choice C)</text:p>
          </table:table-cell>
          <table:table-cell table:formula="of:=LEFT([.C19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5</text:p>
          </table:table-cell>
          <table:table-cell office:value-type="string">
            <text:p>“Then I'll get the car gassed up. We'll ask the store owner some more questions.”</text:p>
          </table:table-cell>
          <table:table-cell table:formula="of:=LEFT([.C19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2</text:p>
          </table:table-cell>
          <table:table-cell office:value-type="string">
            <text:p>“Let's bring him in and interrogate him.”</text:p>
          </table:table-cell>
          <table:table-cell table:formula="of:=LEFT([.C20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OFFICE CLOSET (VOCAL I)</text:p>
          </table:table-cell>
          <table:covered-table-cell/>
          <table:covered-table-cell table:style-name="Default"/>
          <table:covered-table-cell/>
          <table:covered-table-cell table:formula="of:=LEFT([.C201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MAVI123</text:p>
          </table:table-cell>
          <table:table-cell office:value-type="string">
            <text:p>“Sylvia! What are you doing in here?”</text:p>
          </table:table-cell>
          <table:table-cell table:formula="of:=LEFT([.C20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7</text:p>
          </table:table-cell>
          <table:table-cell office:value-type="string">
            <text:p>“Mavish! I'm just looking around.”</text:p>
          </table:table-cell>
          <table:table-cell table:formula="of:=LEFT([.C20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8</text:p>
          </table:table-cell>
          <table:table-cell office:value-type="string">
            <text:p>“Reminiscing.”</text:p>
          </table:table-cell>
          <table:table-cell table:formula="of:=LEFT([.C204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4</text:p>
          </table:table-cell>
          <table:table-cell office:value-type="string">
            <text:p>“How did you get in here?”</text:p>
          </table:table-cell>
          <table:table-cell table:formula="of:=LEFT([.C2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9</text:p>
          </table:table-cell>
          <table:table-cell office:value-type="string">
            <text:p>“The chief let me in here.”</text:p>
          </table:table-cell>
          <table:table-cell table:formula="of:=LEFT([.C206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5</text:p>
          </table:table-cell>
          <table:table-cell office:value-type="string">
            <text:p>“You should probably leave.”</text:p>
          </table:table-cell>
          <table:table-cell table:formula="of:=LEFT([.C2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0</text:p>
          </table:table-cell>
          <table:table-cell office:value-type="string">
            <text:p>“I'm looking for something here, Mavish.”</text:p>
          </table:table-cell>
          <table:table-cell table:formula="of:=LEFT([.C208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6</text:p>
          </table:table-cell>
          <table:table-cell office:value-type="string">
            <text:p>“Not anymore, you aren't. Leave.”</text:p>
          </table:table-cell>
          <table:table-cell table:formula="of:=LEFT([.C2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1</text:p>
          </table:table-cell>
          <table:table-cell office:value-type="string">
            <text:p>“Okay, detective.”</text:p>
          </table:table-cell>
          <table:table-cell table:formula="of:=LEFT([.C21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2</text:p>
          </table:table-cell>
          <table:table-cell office:value-type="string">
            <text:p>“If you care about me, you'll promise me not to touch anything.”</text:p>
          </table:table-cell>
          <table:table-cell table:formula="of:=LEFT([.C211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7</text:p>
          </table:table-cell>
          <table:table-cell office:value-type="string">
            <text:p>“I care about you, Sylvia.”</text:p>
          </table:table-cell>
          <table:table-cell table:formula="of:=LEFT([.C21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ylvia leaves</text:p>
          </table:table-cell>
          <table:table-cell office:value-type="string">
            <text:p>MAVI128</text:p>
          </table:table-cell>
          <table:table-cell office:value-type="string">
            <text:p>“Time to touch everything.”</text:p>
          </table:table-cell>
          <table:table-cell table:formula="of:=LEFT([.C21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1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s at Boxes</text:p>
          </table:table-cell>
          <table:table-cell office:value-type="string">
            <text:p>MAVI129</text:p>
          </table:table-cell>
          <table:table-cell office:value-type="string">
            <text:p>“Boxes of office supplies. Nothing of real value here.”</text:p>
          </table:table-cell>
          <table:table-cell table:formula="of:=LEFT([.C21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1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oxes</text:p>
          </table:table-cell>
          <table:table-cell office:value-type="string">
            <text:p>MAVI130</text:p>
          </table:table-cell>
          <table:table-cell office:value-type="string">
            <text:p>“I already have too many staplers as it is.”</text:p>
          </table:table-cell>
          <table:table-cell table:formula="of:=LEFT([.C21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1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s at picture of self on wall</text:p>
          </table:table-cell>
          <table:table-cell office:value-type="string">
            <text:p>MAVI131</text:p>
          </table:table-cell>
          <table:table-cell office:value-type="string">
            <text:p>(weeping) “He really did care . . .”</text:p>
          </table:table-cell>
          <table:table-cell table:formula="of:=LEFT([.C2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2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s at picture of cowboy on wall</text:p>
          </table:table-cell>
          <table:table-cell office:value-type="string">
            <text:p>MAVI132</text:p>
          </table:table-cell>
          <table:table-cell office:value-type="string">
            <text:p>“I feel like I know this man.”</text:p>
          </table:table-cell>
          <table:table-cell table:formula="of:=LEFT([.C2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2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s at Wallpaper</text:p>
          </table:table-cell>
          <table:table-cell office:value-type="string">
            <text:p>MAVI133</text:p>
          </table:table-cell>
          <table:table-cell office:value-type="string">
            <text:p>“Why was Sylvia messing around by this wallpaper?”</text:p>
          </table:table-cell>
          <table:table-cell table:formula="of:=LEFT([.C2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2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Wallpaper</text:p>
          </table:table-cell>
          <table:table-cell office:value-type="string">
            <text:p>MAVI134</text:p>
          </table:table-cell>
          <table:table-cell office:value-type="string">
            <text:p>“A secret safe? And it's unlocked, too.”</text:p>
          </table:table-cell>
          <table:table-cell table:formula="of:=LEFT([.C2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2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ke Cash</text:p>
          </table:table-cell>
          <table:table-cell office:value-type="string">
            <text:p>MAVI135</text:p>
          </table:table-cell>
          <table:table-cell office:value-type="string">
            <text:p>“What did he mean by any of this?”</text:p>
          </table:table-cell>
          <table:table-cell table:formula="of:=LEFT([.C2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28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PAWN SHOP (VOCAL I)</text:p>
          </table:table-cell>
          <table:covered-table-cell/>
          <table:covered-table-cell table:style-name="Default"/>
          <table:covered-table-cell/>
          <table:covered-table-cell table:formula="of:=LEFT([.C229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JEFF1</text:p>
          </table:table-cell>
          <table:table-cell office:value-type="string">
            <text:p>“Welcome to King-Takes-Pawn. How can I help you, sir?”</text:p>
          </table:table-cell>
          <table:table-cell table:formula="of:=LEFT([.C23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36</text:p>
          </table:table-cell>
          <table:table-cell office:value-type="string">
            <text:p>“Detective Mavish, Noir City Police Department.”</text:p>
          </table:table-cell>
          <table:table-cell table:formula="of:=LEFT([.C231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JEFF2</text:p>
          </table:table-cell>
          <table:table-cell office:value-type="string">
            <text:p>“Oh. Well, how can I help you <text:span text:style-name="T2">officer</text:span>?”</text:p>
          </table:table-cell>
          <table:table-cell table:formula="of:=LEFT([.C232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37</text:p>
          </table:table-cell>
          <table:table-cell office:value-type="string">
            <text:p>“I'd like to confiscate your ledger. It's for police matters.”</text:p>
          </table:table-cell>
          <table:table-cell table:formula="of:=LEFT([.C2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</text:p>
          </table:table-cell>
          <table:table-cell office:value-type="string">
            <text:p>“Well, sure thing. Lemme grab 'em for ya.”</text:p>
          </table:table-cell>
          <table:table-cell table:formula="of:=LEFT([.C234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38</text:p>
          </table:table-cell>
          <table:table-cell office:value-type="string">
            <text:p>“Hmm . . . That's a really funny looking vase.”</text:p>
          </table:table-cell>
          <table:table-cell table:formula="of:=LEFT([.C23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39</text:p>
          </table:table-cell>
          <table:table-cell office:value-type="string">
            <text:p>“I'm going to steal it before I leave.”</text:p>
          </table:table-cell>
          <table:table-cell table:formula="of:=LEFT([.C2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</text:p>
          </table:table-cell>
          <table:table-cell office:value-type="string">
            <text:p>“Here you are, detective. This ledger's recorded everything for the past year.”</text:p>
          </table:table-cell>
          <table:table-cell table:formula="of:=LEFT([.C237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0</text:p>
          </table:table-cell>
          <table:table-cell office:value-type="string">
            <text:p>“Thanks. I think I'm gonna look around.”</text:p>
          </table:table-cell>
          <table:table-cell table:formula="of:=LEFT([.C23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</text:p>
          </table:table-cell>
          <table:table-cell office:value-type="string">
            <text:p>“Go ahead, detective.”</text:p>
          </table:table-cell>
          <table:table-cell table:formula="of:=LEFT([.C23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1</text:p>
          </table:table-cell>
          <table:table-cell office:value-type="string">
            <text:p>“(And by 'look around' I mean try and steal that really funny vase.)”</text:p>
          </table:table-cell>
          <table:table-cell table:formula="of:=LEFT([.C2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4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JEFF</text:p>
          </table:table-cell>
          <table:table-cell office:value-type="string">
            <text:p>JEFF6</text:p>
          </table:table-cell>
          <table:table-cell office:value-type="string">
            <text:p>“What an old sack of shit this man is.”</text:p>
          </table:table-cell>
          <table:table-cell table:formula="of:=LEFT([.C242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4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JEFF</text:p>
          </table:table-cell>
          <table:table-cell office:value-type="string">
            <text:p>MAVI142</text:p>
          </table:table-cell>
          <table:table-cell office:value-type="string">
            <text:p>“I'd like to ask you some more questions.”</text:p>
          </table:table-cell>
          <table:table-cell table:formula="of:=LEFT([.C2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7</text:p>
          </table:table-cell>
          <table:table-cell office:value-type="string">
            <text:p>“Yeah?”</text:p>
          </table:table-cell>
          <table:table-cell table:formula="of:=LEFT([.C245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4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7</text:p>
          </table:table-cell>
          <table:table-cell office:value-type="string">
            <text:p>CHOICE A: “How goes the business?”</text:p>
          </table:table-cell>
          <table:table-cell table:formula="of:=LEFT([.C24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2</text:p>
          </table:table-cell>
          <table:table-cell office:value-type="string">
            <text:p>“Well, you know. Youngsters these days don't care much for pawn shops.”</text:p>
          </table:table-cell>
          <table:table-cell table:formula="of:=LEFT([.C24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8</text:p>
          </table:table-cell>
          <table:table-cell office:value-type="string">
            <text:p>“Sounds rough.”</text:p>
          </table:table-cell>
          <table:table-cell table:formula="of:=LEFT([.C24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3</text:p>
          </table:table-cell>
          <table:table-cell office:value-type="string">
            <text:p>“Yeah. Business just ain't as good as it used to be.”</text:p>
          </table:table-cell>
          <table:table-cell table:formula="of:=LEFT([.C25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9</text:p>
          </table:table-cell>
          <table:table-cell office:value-type="string">
            <text:p>“I know the feeling.”</text:p>
          </table:table-cell>
          <table:table-cell table:formula="of:=LEFT([.C25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52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5</text:p>
          </table:table-cell>
          <table:table-cell office:value-type="string">
            <text:p>CHOICE B: “Did a man named Chris Johnson ever come in here?”</text:p>
          </table:table-cell>
          <table:table-cell table:formula="of:=LEFT([.C25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0</text:p>
          </table:table-cell>
          <table:table-cell office:value-type="string">
            <text:p>“Well, for that you'd have to consult the ledger.”</text:p>
          </table:table-cell>
          <table:table-cell table:formula="of:=LEFT([.C254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6</text:p>
          </table:table-cell>
          <table:table-cell office:value-type="string">
            <text:p>“Very well.”</text:p>
          </table:table-cell>
          <table:table-cell table:formula="of:=LEFT([.C25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5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6</text:p>
          </table:table-cell>
          <table:table-cell office:value-type="string">
            <text:p>CHOICE C: “I like that vase a lot.”</text:p>
          </table:table-cell>
          <table:table-cell table:formula="of:=LEFT([.C25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 11</text:p>
          </table:table-cell>
          <table:table-cell office:value-type="string">
            <text:p>“Heh. Yeah, it's pretty good.”</text:p>
          </table:table-cell>
          <table:table-cell table:formula="of:=LEFT([.C25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59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3</text:p>
          </table:table-cell>
          <table:table-cell office:value-type="string">
            <text:p>CHOICE D: “How much for the vase?”</text:p>
          </table:table-cell>
          <table:table-cell table:formula="of:=LEFT([.C26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8</text:p>
          </table:table-cell>
          <table:table-cell office:value-type="string">
            <text:p>“Sorry pal, not for sale. Someone else already claimed it.”</text:p>
          </table:table-cell>
          <table:table-cell table:formula="of:=LEFT([.C261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4</text:p>
          </table:table-cell>
          <table:table-cell office:value-type="string">
            <text:p>“Damn. It'd be a shame if it just disappeared out of nowhere.”</text:p>
          </table:table-cell>
          <table:table-cell table:formula="of:=LEFT([.C26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9</text:p>
          </table:table-cell>
          <table:table-cell office:value-type="string">
            <text:p>“Well, it sure as hell would be.”</text:p>
          </table:table-cell>
          <table:table-cell table:formula="of:=LEFT([.C263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64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5</text:p>
          </table:table-cell>
          <table:table-cell office:value-type="string">
            <text:p>“I'm going to look around some more.”</text:p>
          </table:table-cell>
          <table:table-cell table:formula="of:=LEFT([.C2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4</text:p>
          </table:table-cell>
          <table:table-cell office:value-type="string">
            <text:p>“Alright, just don't stick around too long.”</text:p>
          </table:table-cell>
          <table:table-cell table:formula="of:=LEFT([.C266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6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ASH REGISTER</text:p>
          </table:table-cell>
          <table:table-cell office:value-type="string">
            <text:p>MAVI150</text:p>
          </table:table-cell>
          <table:table-cell office:value-type="string">
            <text:p>“It's where the old coot keeps the green stuff.”</text:p>
          </table:table-cell>
          <table:table-cell table:formula="of:=LEFT([.C26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6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CASH REGISTER</text:p>
          </table:table-cell>
          <table:table-cell office:value-type="string">
            <text:p>MAVI151</text:p>
          </table:table-cell>
          <table:table-cell office:value-type="string">
            <text:p>“I don't want the money. Just the vase.”</text:p>
          </table:table-cell>
          <table:table-cell table:formula="of:=LEFT([.C27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7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NICK NACKS</text:p>
          </table:table-cell>
          <table:table-cell office:value-type="string">
            <text:p>MAVI152</text:p>
          </table:table-cell>
          <table:table-cell office:value-type="string">
            <text:p>“Jewelry, books, and other worthless shit.”</text:p>
          </table:table-cell>
          <table:table-cell table:formula="of:=LEFT([.C2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27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OTHER NICK NACKS</text:p>
          </table:table-cell>
          <table:table-cell office:value-type="string">
            <text:p>MAVI173</text:p>
          </table:table-cell>
          <table:table-cell office:value-type="string">
            <text:p>“If I keep looking at all this garbage I'm gonna go insane.”</text:p>
          </table:table-cell>
          <table:table-cell table:formula="of:=LEFT([.C2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27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ASKETBALL HOOP</text:p>
          </table:table-cell>
          <table:table-cell office:value-type="string">
            <text:p>MAVI174</text:p>
          </table:table-cell>
          <table:table-cell office:value-type="string">
            <text:p>“Not bad, but where's the ball?”</text:p>
          </table:table-cell>
          <table:table-cell table:formula="of:=LEFT([.C2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7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ACK DOOR</text:p>
          </table:table-cell>
          <table:table-cell office:value-type="string">
            <text:p>MAVI153</text:p>
          </table:table-cell>
          <table:table-cell office:value-type="string">
            <text:p>“I don't have a warrant to go back there . . .”</text:p>
          </table:table-cell>
          <table:table-cell table:formula="of:=LEFT([.C27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19</text:p>
          </table:table-cell>
          <table:table-cell office:value-type="string">
            <text:p>“. . . yet.”</text:p>
          </table:table-cell>
          <table:table-cell table:formula="of:=LEFT([.C27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8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154</text:p>
          </table:table-cell>
          <table:table-cell office:value-type="string">
            <text:p>“Maybe I'll find something to help me steal the vase outside.”</text:p>
          </table:table-cell>
          <table:table-cell table:formula="of:=LEFT([.C28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8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INDOWS</text:p>
          </table:table-cell>
          <table:table-cell office:value-type="string">
            <text:p>MAVI156</text:p>
          </table:table-cell>
          <table:table-cell office:value-type="string">
            <text:p>“Sure is a great day outside.”</text:p>
          </table:table-cell>
          <table:table-cell table:formula="of:=LEFT([.C28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57</text:p>
          </table:table-cell>
          <table:table-cell office:value-type="string">
            <text:p>“I wonder what the vase would look like reflecting in the sunlight.”</text:p>
          </table:table-cell>
          <table:table-cell table:formula="of:=LEFT([.C2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8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JEFF</text:p>
          </table:table-cell>
          <table:table-cell office:value-type="string">
            <text:p>MAVI158</text:p>
          </table:table-cell>
          <table:table-cell office:value-type="string">
            <text:p>“I'm not gonna wrestle this old guy over that vase.”</text:p>
          </table:table-cell>
          <table:table-cell table:formula="of:=LEFT([.C2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59</text:p>
          </table:table-cell>
          <table:table-cell office:value-type="string">
            <text:p>”I have to find a more clever way to get this vase.”</text:p>
          </table:table-cell>
          <table:table-cell table:formula="of:=LEFT([.C28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28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JEFF</text:p>
          </table:table-cell>
          <table:table-cell office:value-type="string">
            <text:p>MAVI166</text:p>
          </table:table-cell>
          <table:table-cell office:value-type="string">
            <text:p>“I'm not about to club this guy's head in with a brick . . .”</text:p>
          </table:table-cell>
          <table:table-cell table:formula="of:=LEFT([.C28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9</text:p>
          </table:table-cell>
          <table:table-cell office:value-type="string">
            <text:p>“. . . yet.”</text:p>
          </table:table-cell>
          <table:table-cell table:formula="of:=LEFT([.C29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9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DGE ON JEFF</text:p>
          </table:table-cell>
          <table:table-cell office:value-type="string">
            <text:p>MAVI168</text:p>
          </table:table-cell>
          <table:table-cell office:value-type="string">
            <text:p>“Did I mention that I'm a cop?”</text:p>
          </table:table-cell>
          <table:table-cell table:formula="of:=LEFT([.C29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6</text:p>
          </table:table-cell>
          <table:table-cell office:value-type="string">
            <text:p>“Yep.”</text:p>
          </table:table-cell>
          <table:table-cell table:formula="of:=LEFT([.C293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69</text:p>
          </table:table-cell>
          <table:table-cell office:value-type="string">
            <text:p>“Just checking.”</text:p>
          </table:table-cell>
          <table:table-cell table:formula="of:=LEFT([.C2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9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JEFF</text:p>
          </table:table-cell>
          <table:table-cell office:value-type="string">
            <text:p>MAVI170</text:p>
          </table:table-cell>
          <table:table-cell office:value-type="string">
            <text:p>“Do you recognize these shoes?”</text:p>
          </table:table-cell>
          <table:table-cell table:formula="of:=LEFT([.C2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7</text:p>
          </table:table-cell>
          <table:table-cell office:value-type="string">
            <text:p>“Where did you get those?”</text:p>
          </table:table-cell>
          <table:table-cell table:formula="of:=LEFT([.C297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71</text:p>
          </table:table-cell>
          <table:table-cell office:value-type="string">
            <text:p>“That's classified. Do you recognize them or not?”</text:p>
          </table:table-cell>
          <table:table-cell table:formula="of:=LEFT([.C2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8</text:p>
          </table:table-cell>
          <table:table-cell office:value-type="string">
            <text:p>“Well, uh. No. Never seen 'em.”</text:p>
          </table:table-cell>
          <table:table-cell table:formula="of:=LEFT([.C29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72</text:p>
          </table:table-cell>
          <table:table-cell office:value-type="string">
            <text:p>“Are you sure?”</text:p>
          </table:table-cell>
          <table:table-cell table:formula="of:=LEFT([.C30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9</text:p>
          </table:table-cell>
          <table:table-cell office:value-type="string">
            <text:p>“Yessir, I'm sure, detective.”</text:p>
          </table:table-cell>
          <table:table-cell table:formula="of:=LEFT([.C301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0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JEFFx2</text:p>
          </table:table-cell>
          <table:table-cell office:value-type="string">
            <text:p>MAVI173</text:p>
          </table:table-cell>
          <table:table-cell office:value-type="string">
            <text:p>“Are you absolutely sure you've never seen these shoes before?”</text:p>
          </table:table-cell>
          <table:table-cell table:formula="of:=LEFT([.C30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20</text:p>
          </table:table-cell>
          <table:table-cell office:value-type="string">
            <text:p>“Yessir, yessir. Never seen them shoes in m'life.”</text:p>
          </table:table-cell>
          <table:table-cell table:formula="of:=LEFT([.C304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69</text:p>
          </table:table-cell>
          <table:table-cell office:value-type="string">
            <text:p>“Just checking.”</text:p>
          </table:table-cell>
          <table:table-cell table:formula="of:=LEFT([.C3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0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GUITAR</text:p>
          </table:table-cell>
          <table:table-cell office:value-type="string">
            <text:p>MAVI175</text:p>
          </table:table-cell>
          <table:table-cell office:value-type="string">
            <text:p>“That's a pretty cool guitar. I wish I knew how to play.”</text:p>
          </table:table-cell>
          <table:table-cell table:formula="of:=LEFT([.C3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0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GUITAR</text:p>
          </table:table-cell>
          <table:table-cell office:value-type="string">
            <text:p>MAVI176</text:p>
          </table:table-cell>
          <table:table-cell office:value-type="string">
            <text:p>“Guess I'll give it a shot.”</text:p>
          </table:table-cell>
          <table:table-cell table:formula="of:=LEFT([.C3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21</text:p>
          </table:table-cell>
          <table:table-cell office:value-type="string">
            <text:p>“Not bad, detective.”</text:p>
          </table:table-cell>
          <table:table-cell table:formula="of:=LEFT([.C31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77</text:p>
          </table:table-cell>
          <table:table-cell office:value-type="string">
            <text:p>“Yeah . . . Must've been a lucky first try.”</text:p>
          </table:table-cell>
          <table:table-cell table:formula="of:=LEFT([.C31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78</text:p>
          </table:table-cell>
          <table:table-cell office:value-type="string">
            <text:p>“Yeah . . . Must've been a lucky second try.”</text:p>
          </table:table-cell>
          <table:table-cell table:formula="of:=LEFT([.C31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79</text:p>
          </table:table-cell>
          <table:table-cell office:value-type="string">
            <text:p>“Yeah . . . Must've been a lucky third try.”</text:p>
          </table:table-cell>
          <table:table-cell table:formula="of:=LEFT([.C31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80</text:p>
          </table:table-cell>
          <table:table-cell office:value-type="string">
            <text:p>“Yeah . . . Must've been a lucky fourth try.”</text:p>
          </table:table-cell>
          <table:table-cell table:formula="of:=LEFT([.C3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81</text:p>
          </table:table-cell>
          <table:table-cell office:value-type="string">
            <text:p>“Yeah . . . Must've been a lucky fifth try.”</text:p>
          </table:table-cell>
          <table:table-cell table:formula="of:=LEFT([.C31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82</text:p>
          </table:table-cell>
          <table:table-cell office:value-type="string">
            <text:p>“Yeah . . . I must be pretty good at this.”</text:p>
          </table:table-cell>
          <table:table-cell table:formula="of:=LEFT([.C3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1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LACES ON GUITAR</text:p>
          </table:table-cell>
          <table:table-cell office:value-type="string">
            <text:p>MAVI183</text:p>
          </table:table-cell>
          <table:table-cell office:value-type="string">
            <text:p>“It's already got strings.”</text:p>
          </table:table-cell>
          <table:table-cell table:formula="of:=LEFT([.C3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1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GUITAR</text:p>
          </table:table-cell>
          <table:table-cell office:value-type="string">
            <text:p>JEFF23</text:p>
          </table:table-cell>
          <table:table-cell office:value-type="string">
            <text:p>“Detective, could I ask you why you're vandalizin' my merchandise?”</text:p>
          </table:table-cell>
          <table:table-cell table:formula="of:=LEFT([.C32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84</text:p>
          </table:table-cell>
          <table:table-cell office:value-type="string">
            <text:p>“Sorry, it was an accident, I swear.”</text:p>
          </table:table-cell>
          <table:table-cell table:formula="of:=LEFT([.C3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24</text:p>
          </table:table-cell>
          <table:table-cell office:value-type="string">
            <text:p>“Eh, whatever. I'll file a complaint later.”</text:p>
          </table:table-cell>
          <table:table-cell table:formula="of:=LEFT([.C322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2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ROKEN GUITAR</text:p>
          </table:table-cell>
          <table:table-cell office:value-type="string">
            <text:p>MAVI189</text:p>
          </table:table-cell>
          <table:table-cell office:value-type="string">
            <text:p>“The guitar is completely unplayable.”</text:p>
          </table:table-cell>
          <table:table-cell table:formula="of:=LEFT([.C3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2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LACES ON BROKEN GUITAR</text:p>
          </table:table-cell>
          <table:table-cell office:value-type="string">
            <text:p>MAVI185</text:p>
          </table:table-cell>
          <table:table-cell office:value-type="string">
            <text:p>“It's restrung.”</text:p>
          </table:table-cell>
          <table:table-cell table:formula="of:=LEFT([.C32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86</text:p>
          </table:table-cell>
          <table:table-cell office:value-type="string">
            <text:p>“See? It's all fixed.”</text:p>
          </table:table-cell>
          <table:table-cell table:formula="of:=LEFT([.C3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25</text:p>
          </table:table-cell>
          <table:table-cell office:value-type="string">
            <text:p>“Alright, detective, but I'm keeping my eye on you.”</text:p>
          </table:table-cell>
          <table:table-cell table:formula="of:=LEFT([.C32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2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IXED GUITAR</text:p>
          </table:table-cell>
          <table:table-cell office:value-type="string">
            <text:p>MAVI190</text:p>
          </table:table-cell>
          <table:table-cell office:value-type="string">
            <text:p>“It's all better now.”</text:p>
          </table:table-cell>
          <table:table-cell table:formula="of:=LEFT([.C33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ICYCLE</text:p>
          </table:table-cell>
          <table:table-cell office:value-type="string">
            <text:p>MAVI187</text:p>
          </table:table-cell>
          <table:table-cell office:value-type="string">
            <text:p>“What the hell is this thing?”</text:p>
          </table:table-cell>
          <table:table-cell table:formula="of:=LEFT([.C3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26</text:p>
          </table:table-cell>
          <table:table-cell office:value-type="string">
            <text:p>“It's a bicycle, detective.”</text:p>
          </table:table-cell>
          <table:table-cell table:formula="of:=LEFT([.C333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88</text:p>
          </table:table-cell>
          <table:table-cell office:value-type="string">
            <text:p>“Never heard of it.”</text:p>
          </table:table-cell>
          <table:table-cell table:formula="of:=LEFT([.C33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3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VASE</text:p>
          </table:table-cell>
          <table:table-cell office:value-type="string">
            <text:p>MAVI194</text:p>
          </table:table-cell>
          <table:table-cell office:value-type="string">
            <text:p>“God, it's so beautiful.”</text:p>
          </table:table-cell>
          <table:table-cell table:formula="of:=LEFT([.C3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27</text:p>
          </table:table-cell>
          <table:table-cell office:value-type="string">
            <text:p>“Yeah? Well it's not for sale.”</text:p>
          </table:table-cell>
          <table:table-cell table:formula="of:=LEFT([.C337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3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VASE</text:p>
          </table:table-cell>
          <table:table-cell office:value-type="string">
            <text:p>JEFF28</text:p>
          </table:table-cell>
          <table:table-cell office:value-type="string">
            <text:p>“Hey! Paws off the vase!”</text:p>
          </table:table-cell>
          <table:table-cell table:formula="of:=LEFT([.C33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except distracted</text:p>
          </table:table-cell>
          <table:table-cell office:value-type="string">
            <text:p>MAVI314</text:p>
          </table:table-cell>
          <table:table-cell office:value-type="string">
            <text:p>“Finally, the vase is mine!”</text:p>
          </table:table-cell>
          <table:table-cell table:formula="of:=LEFT([.C3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HAYN45</text:p>
          </table:table-cell>
          <table:table-cell office:value-type="string">
            <text:p>“Detective, did you get the ledger?”</text:p>
          </table:table-cell>
          <table:table-cell table:formula="of:=LEFT([.C34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315</text:p>
          </table:table-cell>
          <table:table-cell office:value-type="string">
            <text:p>“Yes, I did.”</text:p>
          </table:table-cell>
          <table:table-cell table:formula="of:=LEFT([.C34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HAYN46</text:p>
          </table:table-cell>
          <table:table-cell office:value-type="string">
            <text:p>“Good. Let's get out of here, then. I'll take you back to your apartment.”</text:p>
          </table:table-cell>
          <table:table-cell table:formula="of:=LEFT([.C343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style-name="ce16" office:value-type="string">
            <text:p>MAVI316</text:p>
          </table:table-cell>
          <table:table-cell office:value-type="string">
            <text:p>“Right behind you.”</text:p>
          </table:table-cell>
          <table:table-cell table:formula="of:=LEFT([.C3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34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IRE ALARM</text:p>
          </table:table-cell>
          <table:table-cell office:value-type="string">
            <text:p>MAVI195</text:p>
          </table:table-cell>
          <table:table-cell office:value-type="string">
            <text:p>“It's the fire alarm. It might distract him.”</text:p>
          </table:table-cell>
          <table:table-cell table:formula="of:=LEFT([.C3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34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ALARM BELL</text:p>
          </table:table-cell>
          <table:table-cell office:value-type="string">
            <text:p>MAVI415</text:p>
          </table:table-cell>
          <table:table-cell office:value-type="string">
            <text:p>“It's the alarm bell. It'll set off if I trigger the alarm.”</text:p>
          </table:table-cell>
          <table:table-cell table:formula="of:=LEFT([.C3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34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UCKET</text:p>
          </table:table-cell>
          <table:table-cell office:value-type="string">
            <text:p>MAVI196</text:p>
          </table:table-cell>
          <table:table-cell office:value-type="string">
            <text:p>“It's filled to the brim with water.”</text:p>
          </table:table-cell>
          <table:table-cell table:formula="of:=LEFT([.C35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35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UDDLE</text:p>
          </table:table-cell>
          <table:table-cell office:value-type="string">
            <text:p>MAVI197</text:p>
          </table:table-cell>
          <table:table-cell office:value-type="string">
            <text:p>“The floor's all wet, now.”</text:p>
          </table:table-cell>
          <table:table-cell table:formula="of:=LEFT([.C35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35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HOMELESS MAN</text:p>
          </table:table-cell>
          <table:table-cell table:style-name="ce17" office:value-type="string">
            <text:p>MAVI317</text:p>
          </table:table-cell>
          <table:table-cell office:value-type="string">
            <text:p>“Wow, he really did it.”</text:p>
          </table:table-cell>
          <table:table-cell table:formula="of:=LEFT([.C35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55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OUTSIDE PAWN SHOP</text:p>
          </table:table-cell>
          <table:covered-table-cell/>
          <table:covered-table-cell table:style-name="Default"/>
          <table:covered-table-cell/>
          <table:covered-table-cell table:formula="of:=LEFT([.C356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191</text:p>
          </table:table-cell>
          <table:table-cell office:value-type="string">
            <text:p>“The door to King-Takes-Pawn.”</text:p>
          </table:table-cell>
          <table:table-cell table:formula="of:=LEFT([.C35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92</text:p>
          </table:table-cell>
          <table:table-cell office:value-type="string">
            <text:p>“The vase I want is in this shop.”</text:p>
          </table:table-cell>
          <table:table-cell table:formula="of:=LEFT([.C35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5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office:value-type="string">
            <text:p>MAVI193</text:p>
          </table:table-cell>
          <table:table-cell office:value-type="string">
            <text:p>“The blinds are closed. I can't see anything.”</text:p>
          </table:table-cell>
          <table:table-cell table:formula="of:=LEFT([.C36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6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IGN</text:p>
          </table:table-cell>
          <table:table-cell office:value-type="string">
            <text:p>MAVI198</text:p>
          </table:table-cell>
          <table:table-cell office:value-type="string">
            <text:p>“King takes pawn? More like . . .”</text:p>
          </table:table-cell>
          <table:table-cell table:formula="of:=LEFT([.C36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6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ALLEYWAY</text:p>
          </table:table-cell>
          <table:table-cell office:value-type="string">
            <text:p>MAVI199</text:p>
          </table:table-cell>
          <table:table-cell office:value-type="string">
            <text:p>“Maybe I'll find something valuable in that alleyway.”</text:p>
          </table:table-cell>
          <table:table-cell table:formula="of:=LEFT([.C36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6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IDEWALK</text:p>
          </table:table-cell>
          <table:table-cell office:value-type="string">
            <text:p>MAVI200</text:p>
          </table:table-cell>
          <table:table-cell office:value-type="string">
            <text:p>“This road leads to the casino.”</text:p>
          </table:table-cell>
          <table:table-cell table:formula="of:=LEFT([.C36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01</text:p>
          </table:table-cell>
          <table:table-cell office:value-type="string">
            <text:p>“Not sure if I'll find help stealing the vase over there.”</text:p>
          </table:table-cell>
          <table:table-cell table:formula="of:=LEFT([.C36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68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ALLEYWAY</text:p>
          </table:table-cell>
          <table:covered-table-cell/>
          <table:covered-table-cell table:style-name="Default"/>
          <table:covered-table-cell/>
          <table:covered-table-cell table:formula="of:=LEFT([.C369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HOMELESS MAN</text:p>
          </table:table-cell>
          <table:table-cell office:value-type="string">
            <text:p>MAVI202</text:p>
          </table:table-cell>
          <table:table-cell office:value-type="string">
            <text:p>“This homeless guy looks like he has what it takes.”</text:p>
          </table:table-cell>
          <table:table-cell table:formula="of:=LEFT([.C37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7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HOMELESS MAN</text:p>
          </table:table-cell>
          <table:table-cell office:value-type="string">
            <text:p>MAVI203</text:p>
          </table:table-cell>
          <table:table-cell office:value-type="string">
            <text:p>“I'm not gonna give this homeless guy a foot massage.”</text:p>
          </table:table-cell>
          <table:table-cell table:formula="of:=LEFT([.C3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7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OMELESS MAN</text:p>
          </table:table-cell>
          <table:table-cell office:value-type="string">
            <text:p>MAVI204</text:p>
          </table:table-cell>
          <table:table-cell office:value-type="string">
            <text:p>“Hey.”</text:p>
          </table:table-cell>
          <table:table-cell table:formula="of:=LEFT([.C3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1</text:p>
          </table:table-cell>
          <table:table-cell office:value-type="string">
            <text:p>“Yeah? What is it, mister?”</text:p>
          </table:table-cell>
          <table:table-cell table:formula="of:=LEFT([.C375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05</text:p>
          </table:table-cell>
          <table:table-cell office:value-type="string">
            <text:p>“I need you to create a distraction in the pawn shop.”</text:p>
          </table:table-cell>
          <table:table-cell table:formula="of:=LEFT([.C3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06</text:p>
          </table:table-cell>
          <table:table-cell office:value-type="string">
            <text:p>“It's part of my investigation.”</text:p>
          </table:table-cell>
          <table:table-cell table:formula="of:=LEFT([.C3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2</text:p>
          </table:table-cell>
          <table:table-cell office:value-type="string">
            <text:p>“Well, I dunno mister. What's in it for me?”</text:p>
          </table:table-cell>
          <table:table-cell table:formula="of:=LEFT([.C378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07</text:p>
          </table:table-cell>
          <table:table-cell office:value-type="string">
            <text:p>“I don't know. I'll find something.”</text:p>
          </table:table-cell>
          <table:table-cell table:formula="of:=LEFT([.C37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8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CASH ON HOMELESS MAN</text:p>
          </table:table-cell>
          <table:table-cell office:value-type="string">
            <text:p>MAVI208</text:p>
          </table:table-cell>
          <table:table-cell office:value-type="string">
            <text:p>“I'll give you $20,000 to cause a distraction in the pawn shop.”</text:p>
          </table:table-cell>
          <table:table-cell table:formula="of:=LEFT([.C38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3</text:p>
          </table:table-cell>
          <table:table-cell office:value-type="string">
            <text:p>“Alright, you got yourself a deal.”</text:p>
          </table:table-cell>
          <table:table-cell table:formula="of:=LEFT([.C382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4</text:p>
          </table:table-cell>
          <table:table-cell office:value-type="string">
            <text:p>“What in particular did you have in mind?”</text:p>
          </table:table-cell>
          <table:table-cell table:formula="of:=LEFT([.C383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09</text:p>
          </table:table-cell>
          <table:table-cell office:value-type="string">
            <text:p>CHOICE A: “I need you to cause a distraction. Run in there and shit on the floor.”</text:p>
          </table:table-cell>
          <table:table-cell table:formula="of:=LEFT([.C3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0</text:p>
          </table:table-cell>
          <table:table-cell office:value-type="string">
            <text:p>CHOICE B: “I need you to cause a distraction. Run in there and do something drastic.”</text:p>
          </table:table-cell>
          <table:table-cell table:formula="of:=LEFT([.C38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1</text:p>
          </table:table-cell>
          <table:table-cell office:value-type="string">
            <text:p>CHOICE C: “I need you to cause a distraction. Do something the shopkeeper will never forget.”</text:p>
          </table:table-cell>
          <table:table-cell table:formula="of:=LEFT([.C3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2</text:p>
          </table:table-cell>
          <table:table-cell office:value-type="string">
            <text:p>CHOICE D: “I need you to cause a distraction. Improvise.”</text:p>
          </table:table-cell>
          <table:table-cell table:formula="of:=LEFT([.C38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3</text:p>
          </table:table-cell>
          <table:table-cell office:value-type="string">
            <text:p>CHOICE E: “Nevermind, you don't deserve this money.”</text:p>
          </table:table-cell>
          <table:table-cell table:formula="of:=LEFT([.C38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5</text:p>
          </table:table-cell>
          <table:table-cell office:value-type="string">
            <text:p>“For that kinda money? Can do.”</text:p>
          </table:table-cell>
          <table:table-cell table:formula="of:=LEFT([.C389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6</text:p>
          </table:table-cell>
          <table:table-cell office:value-type="string">
            <text:p>“Well, I'll try my best.”</text:p>
          </table:table-cell>
          <table:table-cell table:formula="of:=LEFT([.C390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7</text:p>
          </table:table-cell>
          <table:table-cell office:value-type="string">
            <text:p>“Okay. You're probably right.”</text:p>
          </table:table-cell>
          <table:table-cell table:formula="of:=LEFT([.C391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4</text:p>
          </table:table-cell>
          <table:table-cell office:value-type="string">
            <text:p>“Godspeed.”</text:p>
          </table:table-cell>
          <table:table-cell table:formula="of:=LEFT([.C39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9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HOMELESS MAN</text:p>
          </table:table-cell>
          <table:table-cell office:value-type="string">
            <text:p>MAVI215</text:p>
          </table:table-cell>
          <table:table-cell office:value-type="string">
            <text:p>“If you don't do as I say, I'll hit you with his brick.”</text:p>
          </table:table-cell>
          <table:table-cell table:formula="of:=LEFT([.C3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8</text:p>
          </table:table-cell>
          <table:table-cell office:value-type="string">
            <text:p>“Do it, bastard.”</text:p>
          </table:table-cell>
          <table:table-cell table:formula="of:=LEFT([.C395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9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DGE ON HOMELESS MAN</text:p>
          </table:table-cell>
          <table:table-cell office:value-type="string">
            <text:p>MAVI216</text:p>
          </table:table-cell>
          <table:table-cell office:value-type="string">
            <text:p>“See? I'm a cop.”</text:p>
          </table:table-cell>
          <table:table-cell table:formula="of:=LEFT([.C3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only if already talked to</text:p>
          </table:table-cell>
          <table:table-cell office:value-type="string">
            <text:p>HOME9</text:p>
          </table:table-cell>
          <table:table-cell office:value-type="string">
            <text:p>“And you attempting to use this authority to coerce me into creating some kind of illegal distraction”</text:p>
          </table:table-cell>
          <table:table-cell table:formula="of:=LEFT([.C398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10</text:p>
          </table:table-cell>
          <table:table-cell office:value-type="string">
            <text:p>“is a violation of my constitutional rights, as set forth by our founding fathers.”</text:p>
          </table:table-cell>
          <table:table-cell table:formula="of:=LEFT([.C399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7</text:p>
          </table:table-cell>
          <table:table-cell office:value-type="string">
            <text:p>“Damn . . . He's right.”</text:p>
          </table:table-cell>
          <table:table-cell table:formula="of:=LEFT([.C40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0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HOMELESS MAN</text:p>
          </table:table-cell>
          <table:table-cell office:value-type="string">
            <text:p>MAVI218</text:p>
          </table:table-cell>
          <table:table-cell office:value-type="string">
            <text:p>“You want a new pair of shoes?”</text:p>
          </table:table-cell>
          <table:table-cell table:formula="of:=LEFT([.C40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11</text:p>
          </table:table-cell>
          <table:table-cell office:value-type="string">
            <text:p>“Already got one. Get a load of these kicks.”</text:p>
          </table:table-cell>
          <table:table-cell table:formula="of:=LEFT([.C403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9</text:p>
          </table:table-cell>
          <table:table-cell office:value-type="string">
            <text:p>“Damn . . . Those are sick kicks.”</text:p>
          </table:table-cell>
          <table:table-cell table:formula="of:=LEFT([.C40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0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 LACES ON HOMELESS MAN</text:p>
          </table:table-cell>
          <table:table-cell office:value-type="string">
            <text:p>MAVI220</text:p>
          </table:table-cell>
          <table:table-cell office:value-type="string">
            <text:p>“You want a new set of shoe laces?”</text:p>
          </table:table-cell>
          <table:table-cell table:formula="of:=LEFT([.C40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12</text:p>
          </table:table-cell>
          <table:table-cell office:value-type="string">
            <text:p>“Hmm . . .”</text:p>
          </table:table-cell>
          <table:table-cell table:formula="of:=LEFT([.C407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13</text:p>
          </table:table-cell>
          <table:table-cell office:value-type="string">
            <text:p>“Hmmm . . .”</text:p>
          </table:table-cell>
          <table:table-cell table:formula="of:=LEFT([.C408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21</text:p>
          </table:table-cell>
          <table:table-cell office:value-type="string">
            <text:p>“Well?”</text:p>
          </table:table-cell>
          <table:table-cell table:formula="of:=LEFT([.C4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14</text:p>
          </table:table-cell>
          <table:table-cell office:value-type="string">
            <text:p>“No.”</text:p>
          </table:table-cell>
          <table:table-cell table:formula="of:=LEFT([.C410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22</text:p>
          </table:table-cell>
          <table:table-cell office:value-type="string">
            <text:p>“Dammit.”</text:p>
          </table:table-cell>
          <table:table-cell table:formula="of:=LEFT([.C41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1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TRASH</text:p>
          </table:table-cell>
          <table:table-cell office:value-type="string">
            <text:p>MAVI223</text:p>
          </table:table-cell>
          <table:table-cell office:value-type="string">
            <text:p>“It's a pile of trash.”</text:p>
          </table:table-cell>
          <table:table-cell table:formula="of:=LEFT([.C41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1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TRASH</text:p>
          </table:table-cell>
          <table:table-cell office:value-type="string">
            <text:p>MAVI224</text:p>
          </table:table-cell>
          <table:table-cell office:value-type="string">
            <text:p>“I refuse to touch this trash.”</text:p>
          </table:table-cell>
          <table:table-cell table:formula="of:=LEFT([.C41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1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DGE ON TRASH</text:p>
          </table:table-cell>
          <table:table-cell office:value-type="string">
            <text:p>MAVI225</text:p>
          </table:table-cell>
          <table:table-cell office:value-type="string">
            <text:p>“I'm quitting the force for good.”</text:p>
          </table:table-cell>
          <table:table-cell table:formula="of:=LEFT([.C41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1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KE BADGE FROM TRASH</text:p>
          </table:table-cell>
          <table:table-cell table:style-name="ce15" office:value-type="string">
            <text:p>MAVI226</text:p>
          </table:table-cell>
          <table:table-cell office:value-type="string">
            <text:p>“Dammit, I'm a cop. I can't quit now.”</text:p>
          </table:table-cell>
          <table:table-cell table:formula="of:=LEFT([.C4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2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227</text:p>
          </table:table-cell>
          <table:table-cell office:value-type="string">
            <text:p>“It leads back to the front of the pawn shop.”</text:p>
          </table:table-cell>
          <table:table-cell table:formula="of:=LEFT([.C4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22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OUTSIDE CASINO</text:p>
          </table:table-cell>
          <table:covered-table-cell/>
          <table:covered-table-cell table:style-name="Default"/>
          <table:covered-table-cell/>
          <table:covered-table-cell table:formula="of:=LEFT([.C423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ROBB1</text:p>
          </table:table-cell>
          <table:table-cell office:value-type="string">
            <text:p>“Hands up! Put the money in the bag!”</text:p>
          </table:table-cell>
          <table:table-cell table:formula="of:=LEFT([.C424]; 4)" office:value-type="string" office:string-value="ROBB">
            <text:p>ROB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28</text:p>
          </table:table-cell>
          <table:table-cell office:value-type="string">
            <text:p>“Don't hurt me, I'll do what you say!”</text:p>
          </table:table-cell>
          <table:table-cell table:formula="of:=LEFT([.C4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29</text:p>
          </table:table-cell>
          <table:table-cell office:value-type="string">
            <text:p>“No, it can't be . . .”</text:p>
          </table:table-cell>
          <table:table-cell table:formula="of:=LEFT([.C42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9</text:p>
          </table:table-cell>
          <table:table-cell office:value-type="string">
            <text:p>“He took all but one dollar.”</text:p>
          </table:table-cell>
          <table:table-cell table:formula="of:=LEFT([.C427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8" office:value-type="string">
            <text:p>MAVI313</text:p>
          </table:table-cell>
          <table:table-cell table:style-name="ce2" office:value-type="string">
            <text:p>“<text:span text:style-name="T1">He took all but $20,507.”</text:span></text:p>
          </table:table-cell>
          <table:table-cell table:formula="of:=LEFT([.C428]; 4)" office:value-type="string" office:string-value="MAVI">
            <text:p>MAVI</text:p>
          </table:table-cell>
          <table:table-cell table:style-name="ce2"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2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227</text:p>
          </table:table-cell>
          <table:table-cell office:value-type="string">
            <text:p>“It leads back to the front of the pawn shop.”</text:p>
          </table:table-cell>
          <table:table-cell table:formula="of:=LEFT([.C43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IGN</text:p>
          </table:table-cell>
          <table:table-cell office:value-type="string">
            <text:p>MAVI230</text:p>
          </table:table-cell>
          <table:table-cell office:value-type="string">
            <text:p>“Lori Palace Casino. I hear a lot of mobsters run this place.”</text:p>
          </table:table-cell>
          <table:table-cell table:formula="of:=LEFT([.C4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3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231</text:p>
          </table:table-cell>
          <table:table-cell office:value-type="string">
            <text:p>“Looks like they're open. I might as well try my luck.”</text:p>
          </table:table-cell>
          <table:table-cell table:formula="of:=LEFT([.C43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3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TRIP CLUB SIGN</text:p>
          </table:table-cell>
          <table:table-cell office:value-type="string">
            <text:p>MAVI232</text:p>
          </table:table-cell>
          <table:table-cell office:value-type="string">
            <text:p>“Canoli's Best Dames. I hear a lot of bad mobsters run this place.”</text:p>
          </table:table-cell>
          <table:table-cell table:formula="of:=LEFT([.C4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3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OUNCER</text:p>
          </table:table-cell>
          <table:table-cell office:value-type="string">
            <text:p>MAVI233</text:p>
          </table:table-cell>
          <table:table-cell office:value-type="string">
            <text:p>“It's a big scary guy. I wonder why he didn't help me.”</text:p>
          </table:table-cell>
          <table:table-cell table:formula="of:=LEFT([.C43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3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OUNCER</text:p>
          </table:table-cell>
          <table:table-cell office:value-type="string">
            <text:p>MAVI234</text:p>
          </table:table-cell>
          <table:table-cell office:value-type="string">
            <text:p>“No . . . He'll beat me to a pulp.”</text:p>
          </table:table-cell>
          <table:table-cell table:formula="of:=LEFT([.C4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4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BOUNCER</text:p>
          </table:table-cell>
          <table:table-cell office:value-type="string">
            <text:p>MAVI235</text:p>
          </table:table-cell>
          <table:table-cell office:value-type="string">
            <text:p>CHOICE A: “Hey, why didn't you help me?”</text:p>
          </table:table-cell>
          <table:table-cell table:formula="of:=LEFT([.C44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</text:p>
          </table:table-cell>
          <table:table-cell office:value-type="string">
            <text:p>“Help you with what?”</text:p>
          </table:table-cell>
          <table:table-cell table:formula="of:=LEFT([.C443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36</text:p>
          </table:table-cell>
          <table:table-cell office:value-type="string">
            <text:p>“I got mugged just in front of the casino.”</text:p>
          </table:table-cell>
          <table:table-cell table:formula="of:=LEFT([.C4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2</text:p>
          </table:table-cell>
          <table:table-cell office:value-type="string">
            <text:p>“Yeah? I'm not allowed over there.”</text:p>
          </table:table-cell>
          <table:table-cell table:formula="of:=LEFT([.C445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37</text:p>
          </table:table-cell>
          <table:table-cell office:value-type="string">
            <text:p>“What do you mean?”</text:p>
          </table:table-cell>
          <table:table-cell table:formula="of:=LEFT([.C4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3</text:p>
          </table:table-cell>
          <table:table-cell office:value-type="string">
            <text:p>“Restraining order. I'm a foot further than I'm allowed to be from the casino right now.”</text:p>
          </table:table-cell>
          <table:table-cell table:formula="of:=LEFT([.C447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38</text:p>
          </table:table-cell>
          <table:table-cell office:value-type="string">
            <text:p>“Oh, I understand.”</text:p>
          </table:table-cell>
          <table:table-cell table:formula="of:=LEFT([.C4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4</text:p>
          </table:table-cell>
          <table:table-cell office:value-type="string">
            <text:p>“Next time, try and get mugged in front of the strip club.”</text:p>
          </table:table-cell>
          <table:table-cell table:formula="of:=LEFT([.C449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39</text:p>
          </table:table-cell>
          <table:table-cell office:value-type="string">
            <text:p>“Okay. I'll try to next time.”</text:p>
          </table:table-cell>
          <table:table-cell table:formula="of:=LEFT([.C45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51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0</text:p>
          </table:table-cell>
          <table:table-cell office:value-type="string">
            <text:p>CHOICE B: “Can I get inside?”</text:p>
          </table:table-cell>
          <table:table-cell table:formula="of:=LEFT([.C45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5</text:p>
          </table:table-cell>
          <table:table-cell office:value-type="string">
            <text:p>“Do you have a membership?”</text:p>
          </table:table-cell>
          <table:table-cell table:formula="of:=LEFT([.C453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1</text:p>
          </table:table-cell>
          <table:table-cell office:value-type="string">
            <text:p>“No. How do I get one?”</text:p>
          </table:table-cell>
          <table:table-cell table:formula="of:=LEFT([.C45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6</text:p>
          </table:table-cell>
          <table:table-cell office:value-type="string">
            <text:p>“You gotta know Canoli to get the membership pass.”</text:p>
          </table:table-cell>
          <table:table-cell table:formula="of:=LEFT([.C455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2</text:p>
          </table:table-cell>
          <table:table-cell office:value-type="string">
            <text:p>CHOICE A: “I know Canoli.”</text:p>
          </table:table-cell>
          <table:table-cell table:formula="of:=LEFT([.C45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7</text:p>
          </table:table-cell>
          <table:table-cell office:value-type="string">
            <text:p>“Oh yeah? What's his dame's name?”</text:p>
          </table:table-cell>
          <table:table-cell table:formula="of:=LEFT([.C457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8</text:p>
          </table:table-cell>
          <table:table-cell office:value-type="string">
            <text:p>“Alright, come on in.”</text:p>
          </table:table-cell>
          <table:table-cell table:formula="of:=LEFT([.C458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3</text:p>
          </table:table-cell>
          <table:table-cell office:value-type="string">
            <text:p>CHOICE B: “No, I don't know Canoli.”</text:p>
          </table:table-cell>
          <table:table-cell table:formula="of:=LEFT([.C45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9</text:p>
          </table:table-cell>
          <table:table-cell office:value-type="string">
            <text:p>“Get lost.”</text:p>
          </table:table-cell>
          <table:table-cell table:formula="of:=LEFT([.C460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61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4</text:p>
          </table:table-cell>
          <table:table-cell office:value-type="string">
            <text:p>CHOICE C: “You ever notice anything unusual at the pawn shop down the street?”</text:p>
          </table:table-cell>
          <table:table-cell table:formula="of:=LEFT([.C46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0</text:p>
          </table:table-cell>
          <table:table-cell office:value-type="string">
            <text:p>“I don't know.”</text:p>
          </table:table-cell>
          <table:table-cell table:formula="of:=LEFT([.C463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1</text:p>
          </table:table-cell>
          <table:table-cell office:value-type="string">
            <text:p>“Sometimes I see some homeless guys hangin' around the alleyway next to the building.”</text:p>
          </table:table-cell>
          <table:table-cell table:formula="of:=LEFT([.C464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5</text:p>
          </table:table-cell>
          <table:table-cell office:value-type="string">
            <text:p>“Do they ever go inside?”</text:p>
          </table:table-cell>
          <table:table-cell table:formula="of:=LEFT([.C4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2</text:p>
          </table:table-cell>
          <table:table-cell office:value-type="string">
            <text:p>“Sometimes they do, but they often leave very quickly.”</text:p>
          </table:table-cell>
          <table:table-cell table:formula="of:=LEFT([.C466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6</text:p>
          </table:table-cell>
          <table:table-cell office:value-type="string">
            <text:p>“Thanks for the information.”</text:p>
          </table:table-cell>
          <table:table-cell table:formula="of:=LEFT([.C46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68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7</text:p>
          </table:table-cell>
          <table:table-cell office:value-type="string">
            <text:p>CHOICE D: “Goodbye.”</text:p>
          </table:table-cell>
          <table:table-cell table:formula="of:=LEFT([.C46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3</text:p>
          </table:table-cell>
          <table:table-cell office:value-type="string">
            <text:p>“Later.”</text:p>
          </table:table-cell>
          <table:table-cell table:formula="of:=LEFT([.C470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7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BOUNCER</text:p>
          </table:table-cell>
          <table:table-cell office:value-type="string">
            <text:p>MAVI248</text:p>
          </table:table-cell>
          <table:table-cell office:value-type="string">
            <text:p>“The brick wouldn't be strong enough to break through his muscles.”</text:p>
          </table:table-cell>
          <table:table-cell table:formula="of:=LEFT([.C4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7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DGE ON BOUNCER</text:p>
          </table:table-cell>
          <table:table-cell office:value-type="string">
            <text:p>MAVI249</text:p>
          </table:table-cell>
          <table:table-cell office:value-type="string">
            <text:p>“Excuse me, police business. I need to search the premise.”</text:p>
          </table:table-cell>
          <table:table-cell table:formula="of:=LEFT([.C4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4</text:p>
          </table:table-cell>
          <table:table-cell office:value-type="string">
            <text:p>“Oh yeah? Where's your warrant?”</text:p>
          </table:table-cell>
          <table:table-cell table:formula="of:=LEFT([.C475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0</text:p>
          </table:table-cell>
          <table:table-cell office:value-type="string">
            <text:p>“Shit.”</text:p>
          </table:table-cell>
          <table:table-cell table:formula="of:=LEFT([.C4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7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GUN ON BOUNCER</text:p>
          </table:table-cell>
          <table:table-cell office:value-type="string">
            <text:p>MAVI251</text:p>
          </table:table-cell>
          <table:table-cell office:value-type="string">
            <text:p>“The bullet wouldn't be strong enough to break through his muscles.”</text:p>
          </table:table-cell>
          <table:table-cell table:formula="of:=LEFT([.C47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7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BOUNCER</text:p>
          </table:table-cell>
          <table:table-cell office:value-type="string">
            <text:p>MAVI170</text:p>
          </table:table-cell>
          <table:table-cell office:value-type="string">
            <text:p>“Do you recognize these shoes?”</text:p>
          </table:table-cell>
          <table:table-cell table:formula="of:=LEFT([.C48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5</text:p>
          </table:table-cell>
          <table:table-cell office:value-type="string">
            <text:p>“. . . Chris Johnson?”</text:p>
          </table:table-cell>
          <table:table-cell table:formula="of:=LEFT([.C481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2</text:p>
          </table:table-cell>
          <table:table-cell office:value-type="string">
            <text:p>“You knew him?”</text:p>
          </table:table-cell>
          <table:table-cell table:formula="of:=LEFT([.C4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6</text:p>
          </table:table-cell>
          <table:table-cell office:value-type="string">
            <text:p>“Yeah, we were poker buddies.”</text:p>
          </table:table-cell>
          <table:table-cell table:formula="of:=LEFT([.C483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7</text:p>
          </table:table-cell>
          <table:table-cell office:value-type="string">
            <text:p>“He always wore the same shoes every day.”</text:p>
          </table:table-cell>
          <table:table-cell table:formula="of:=LEFT([.C484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3</text:p>
          </table:table-cell>
          <table:table-cell office:value-type="string">
            <text:p>“He's been murdered. I'm investigating it right now.”</text:p>
          </table:table-cell>
          <table:table-cell table:formula="of:=LEFT([.C48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8</text:p>
          </table:table-cell>
          <table:table-cell office:value-type="string">
            <text:p>“Oh my god. I can't believe it . . .”</text:p>
          </table:table-cell>
          <table:table-cell table:formula="of:=LEFT([.C486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9 </text:p>
          </table:table-cell>
          <table:table-cell office:value-type="string">
            <text:p>“Chris Johnson, dead. Whoever did this is gonna pay.”</text:p>
          </table:table-cell>
          <table:table-cell table:formula="of:=LEFT([.C487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4</text:p>
          </table:table-cell>
          <table:table-cell office:value-type="string">
            <text:p>“Do you know anything about the pawn shop down the street?”</text:p>
          </table:table-cell>
          <table:table-cell table:formula="of:=LEFT([.C48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20</text:p>
          </table:table-cell>
          <table:table-cell office:value-type="string">
            <text:p>“I mean, Chris would go there sometimes, I think.”</text:p>
          </table:table-cell>
          <table:table-cell table:formula="of:=LEFT([.C489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5</text:p>
          </table:table-cell>
          <table:table-cell office:value-type="string">
            <text:p>“Interesting . . .”</text:p>
          </table:table-cell>
          <table:table-cell table:formula="of:=LEFT([.C49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6</text:p>
          </table:table-cell>
          <table:table-cell office:value-type="string">
            <text:p>“Can I come into the strip club as part of the investigation?”</text:p>
          </table:table-cell>
          <table:table-cell table:formula="of:=LEFT([.C4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21</text:p>
          </table:table-cell>
          <table:table-cell office:value-type="string">
            <text:p>“I'm sorry, detective. I can't let you in.”</text:p>
          </table:table-cell>
          <table:table-cell table:formula="of:=LEFT([.C492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22</text:p>
          </table:table-cell>
          <table:table-cell office:value-type="string">
            <text:p>“Dammit.”</text:p>
          </table:table-cell>
          <table:table-cell table:formula="of:=LEFT([.C49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9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BOUNCER x2</text:p>
          </table:table-cell>
          <table:table-cell office:value-type="string">
            <text:p>MAVI257</text:p>
          </table:table-cell>
          <table:table-cell office:value-type="string">
            <text:p>“I want you to keep Chris Johnson's shoes as a memento.”</text:p>
          </table:table-cell>
          <table:table-cell table:formula="of:=LEFT([.C4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22</text:p>
          </table:table-cell>
          <table:table-cell office:value-type="string">
            <text:p>“Don't you need those for your investigation?”</text:p>
          </table:table-cell>
          <table:table-cell table:formula="of:=LEFT([.C496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8</text:p>
          </table:table-cell>
          <table:table-cell office:value-type="string">
            <text:p>“Oh yeah, never mind.”</text:p>
          </table:table-cell>
          <table:table-cell table:formula="of:=LEFT([.C4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98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INSIDE CASINO</text:p>
          </table:table-cell>
          <table:covered-table-cell/>
          <table:covered-table-cell table:style-name="Default"/>
          <table:covered-table-cell/>
          <table:covered-table-cell table:formula="of:=LEFT([.C499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LORI1</text:p>
          </table:table-cell>
          <table:table-cell office:value-type="string">
            <text:p>“Hello hello hello, fine sir!”</text:p>
          </table:table-cell>
          <table:table-cell table:formula="of:=LEFT([.C500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1</text:p>
          </table:table-cell>
          <table:table-cell office:value-type="string">
            <text:p>“Howdy. Where am I?”</text:p>
          </table:table-cell>
          <table:table-cell table:formula="of:=LEFT([.C50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</text:p>
          </table:table-cell>
          <table:table-cell office:value-type="string">
            <text:p>“Welcome to the Lori Palace Casino! Lookin' to test your luck today?”</text:p>
          </table:table-cell>
          <table:table-cell table:formula="of:=LEFT([.C50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2</text:p>
          </table:table-cell>
          <table:table-cell office:value-type="string">
            <text:p>“Actually, I'm a detective. I'm here to investigate the murder of Chris Johnson.”</text:p>
          </table:table-cell>
          <table:table-cell table:formula="of:=LEFT([.C50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</text:p>
          </table:table-cell>
          <table:table-cell office:value-type="string">
            <text:p>“Oh, really? Well, I've never heard of the guy.”</text:p>
          </table:table-cell>
          <table:table-cell table:formula="of:=LEFT([.C504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4</text:p>
          </table:table-cell>
          <table:table-cell office:value-type="string">
            <text:p>“In fact, I just got out of prison a week ago! So I don't know a darned thing, detective!”</text:p>
          </table:table-cell>
          <table:table-cell table:formula="of:=LEFT([.C505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3</text:p>
          </table:table-cell>
          <table:table-cell office:value-type="string">
            <text:p>“Damn.”</text:p>
          </table:table-cell>
          <table:table-cell table:formula="of:=LEFT([.C50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5</text:p>
          </table:table-cell>
          <table:table-cell office:value-type="string">
            <text:p>“But if you'd like, you could still try your hand at some luck!”</text:p>
          </table:table-cell>
          <table:table-cell table:formula="of:=LEFT([.C507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4</text:p>
          </table:table-cell>
          <table:table-cell office:value-type="string">
            <text:p>“What the hell. When in Rome.”</text:p>
          </table:table-cell>
          <table:table-cell table:formula="of:=LEFT([.C50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6</text:p>
          </table:table-cell>
          <table:table-cell office:value-type="string">
            <text:p>“That's the spirit, detective!”</text:p>
          </table:table-cell>
          <table:table-cell table:formula="of:=LEFT([.C509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7</text:p>
          </table:table-cell>
          <table:table-cell office:value-type="string">
            <text:p>“Let me call in my assistant! She'll accompany you on your gambling journey.”</text:p>
          </table:table-cell>
          <table:table-cell table:formula="of:=LEFT([.C510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8</text:p>
          </table:table-cell>
          <table:table-cell office:value-type="string">
            <text:p>“Oh, Barbara!”</text:p>
          </table:table-cell>
          <table:table-cell table:formula="of:=LEFT([.C511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</text:p>
          </table:table-cell>
          <table:table-cell office:value-type="string">
            <text:p>“What is it, Mr. Lori?”</text:p>
          </table:table-cell>
          <table:table-cell table:formula="of:=LEFT([.C512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9</text:p>
          </table:table-cell>
          <table:table-cell office:value-type="string">
            <text:p>“Will you be this fine gentleman's escort this evening?”</text:p>
          </table:table-cell>
          <table:table-cell table:formula="of:=LEFT([.C513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</text:p>
          </table:table-cell>
          <table:table-cell office:value-type="string">
            <text:p>“Sure thing, Mr. Lori!”</text:p>
          </table:table-cell>
          <table:table-cell table:formula="of:=LEFT([.C514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3</text:p>
          </table:table-cell>
          <table:table-cell office:value-type="string">
            <text:p>“Welcome to the Lori Palace Casino, mister!”</text:p>
          </table:table-cell>
          <table:table-cell table:formula="of:=LEFT([.C515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5</text:p>
          </table:table-cell>
          <table:table-cell office:value-type="string">
            <text:p>“Hi.”</text:p>
          </table:table-cell>
          <table:table-cell table:formula="of:=LEFT([.C5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4</text:p>
          </table:table-cell>
          <table:table-cell office:value-type="string">
            <text:p>“Here at Lori Palace Casino, we use tokens for all of our gambling.”</text:p>
          </table:table-cell>
          <table:table-cell table:formula="of:=LEFT([.C517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5</text:p>
          </table:table-cell>
          <table:table-cell office:value-type="string">
            <text:p>“Each token is worth a dollar. How many tokens would you like?”</text:p>
          </table:table-cell>
          <table:table-cell table:formula="of:=LEFT([.C518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6</text:p>
          </table:table-cell>
          <table:table-cell office:value-type="string">
            <text:p>CHOICE A: “I would like to spend all of my money on tokens.”</text:p>
          </table:table-cell>
          <table:table-cell table:formula="of:=LEFT([.C5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7</text:p>
          </table:table-cell>
          <table:table-cell office:value-type="string">
            <text:p>CHOICE B: “I would like to buy 1 token.”</text:p>
          </table:table-cell>
          <table:table-cell table:formula="of:=LEFT([.C52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8</text:p>
          </table:table-cell>
          <table:table-cell office:value-type="string">
            <text:p>CHOICE C: “I shouldn't be here, I'm a detective.”</text:p>
          </table:table-cell>
          <table:table-cell table:formula="of:=LEFT([.C5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6</text:p>
          </table:table-cell>
          <table:table-cell office:value-type="string">
            <text:p>“Are you sure you want to leave?”</text:p>
          </table:table-cell>
          <table:table-cell table:formula="of:=LEFT([.C522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9</text:p>
          </table:table-cell>
          <table:table-cell office:value-type="string">
            <text:p>“Yeah.”</text:p>
          </table:table-cell>
          <table:table-cell table:formula="of:=LEFT([.C5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7</text:p>
          </table:table-cell>
          <table:table-cell office:value-type="string">
            <text:p>“Oh, come on, just take this one token. It's on the house.”</text:p>
          </table:table-cell>
          <table:table-cell table:formula="of:=LEFT([.C524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0</text:p>
          </table:table-cell>
          <table:table-cell office:value-type="string">
            <text:p>“Oh, what the hell. Couldn't hurt this spend this one token.”</text:p>
          </table:table-cell>
          <table:table-cell table:formula="of:=LEFT([.C5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8</text:p>
          </table:table-cell>
          <table:table-cell office:value-type="string">
            <text:p>“Alrighty! You've got everything you need!”</text:p>
          </table:table-cell>
          <table:table-cell table:formula="of:=LEFT([.C526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9</text:p>
          </table:table-cell>
          <table:table-cell office:value-type="string">
            <text:p>“I'll be here to assist you anytime!”</text:p>
          </table:table-cell>
          <table:table-cell table:formula="of:=LEFT([.C527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2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LORI</text:p>
          </table:table-cell>
          <table:table-cell office:value-type="string">
            <text:p>MAVI271</text:p>
          </table:table-cell>
          <table:table-cell office:value-type="string">
            <text:p>“Slimeball.”</text:p>
          </table:table-cell>
          <table:table-cell table:formula="of:=LEFT([.C52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3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LORI</text:p>
          </table:table-cell>
          <table:table-cell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C53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C53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MAVI273</text:p>
          </table:table-cell>
          <table:table-cell office:value-type="string">
            <text:p>“Angelo.”</text:p>
          </table:table-cell>
          <table:table-cell table:formula="of:=LEFT([.C5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C534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C53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2</text:p>
          </table:table-cell>
          <table:table-cell office:value-type="string">
            <text:p>“No thank you, detective!”</text:p>
          </table:table-cell>
          <table:table-cell table:formula="of:=LEFT([.C536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3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LORI</text:p>
          </table:table-cell>
          <table:table-cell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C53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C539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MAVI273</text:p>
          </table:table-cell>
          <table:table-cell office:value-type="string">
            <text:p>“Angelo.”</text:p>
          </table:table-cell>
          <table:table-cell table:formula="of:=LEFT([.C5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C541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5</text:p>
          </table:table-cell>
          <table:table-cell office:value-type="string">
            <text:p>CHOICE A: “What were you in prison for?”</text:p>
          </table:table-cell>
          <table:table-cell table:formula="of:=LEFT([.C54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2</text:p>
          </table:table-cell>
          <table:table-cell office:value-type="string">
            <text:p>“Well, detective. I'm not comfortable talking about it at the moment.”</text:p>
          </table:table-cell>
          <table:table-cell table:formula="of:=LEFT([.C543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6</text:p>
          </table:table-cell>
          <table:table-cell office:value-type="string">
            <text:p>“Why not?”</text:p>
          </table:table-cell>
          <table:table-cell table:formula="of:=LEFT([.C5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3</text:p>
          </table:table-cell>
          <table:table-cell office:value-type="string">
            <text:p>“I've paid my debt to society, detective. I want to get back to living a free man's life.”</text:p>
          </table:table-cell>
          <table:table-cell table:formula="of:=LEFT([.C545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4</text:p>
          </table:table-cell>
          <table:table-cell office:value-type="string">
            <text:p>“And here you are, like a ghost, coming back to haunt me with my past.”</text:p>
          </table:table-cell>
          <table:table-cell table:formula="of:=LEFT([.C546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7</text:p>
          </table:table-cell>
          <table:table-cell office:value-type="string">
            <text:p>“Sorry, I was just curious.”</text:p>
          </table:table-cell>
          <table:table-cell table:formula="of:=LEFT([.C54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5</text:p>
          </table:table-cell>
          <table:table-cell office:value-type="string">
            <text:p>“Alright, detective. Since we're such good friends, I'll tell you.”</text:p>
          </table:table-cell>
          <table:table-cell table:formula="of:=LEFT([.C548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6</text:p>
          </table:table-cell>
          <table:table-cell office:value-type="string">
            <text:p>“I was about fifteen years younger. And there was this chump I knew, Francis.”</text:p>
          </table:table-cell>
          <table:table-cell table:formula="of:=LEFT([.C549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8</text:p>
          </table:table-cell>
          <table:table-cell office:value-type="string">
            <text:p>“Yeah?”</text:p>
          </table:table-cell>
          <table:table-cell table:formula="of:=LEFT([.C55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7</text:p>
          </table:table-cell>
          <table:table-cell office:value-type="string">
            <text:p>“And I had this dame at the time, and she took a likin' to Francis.”</text:p>
          </table:table-cell>
          <table:table-cell table:formula="of:=LEFT([.C551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9</text:p>
          </table:table-cell>
          <table:table-cell office:value-type="string">
            <text:p>“Crazy.”</text:p>
          </table:table-cell>
          <table:table-cell table:formula="of:=LEFT([.C55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8</text:p>
          </table:table-cell>
          <table:table-cell office:value-type="string">
            <text:p>“So let's just say, Francis is breathin' out of a tube now . . .”</text:p>
          </table:table-cell>
          <table:table-cell table:formula="of:=LEFT([.C553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9</text:p>
          </table:table-cell>
          <table:table-cell office:value-type="string">
            <text:p>“. . . in Hell.”</text:p>
          </table:table-cell>
          <table:table-cell table:formula="of:=LEFT([.C554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0</text:p>
          </table:table-cell>
          <table:table-cell office:value-type="string">
            <text:p>“Well, you're a new man now. Breathe the air that free men breathe.”</text:p>
          </table:table-cell>
          <table:table-cell table:formula="of:=LEFT([.C55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0</text:p>
          </table:table-cell>
          <table:table-cell office:value-type="string">
            <text:p>“You got it, detective!”</text:p>
          </table:table-cell>
          <table:table-cell table:formula="of:=LEFT([.C556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57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1</text:p>
          </table:table-cell>
          <table:table-cell office:value-type="string">
            <text:p>CHOICE B: “Tell me about Barbara.”</text:p>
          </table:table-cell>
          <table:table-cell table:formula="of:=LEFT([.C55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1</text:p>
          </table:table-cell>
          <table:table-cell office:value-type="string">
            <text:p>“Oh, this dame?”</text:p>
          </table:table-cell>
          <table:table-cell table:formula="of:=LEFT([.C559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2</text:p>
          </table:table-cell>
          <table:table-cell office:value-type="string">
            <text:p>“She got into a car accident a couple days ago and I took her in.”</text:p>
          </table:table-cell>
          <table:table-cell table:formula="of:=LEFT([.C560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2</text:p>
          </table:table-cell>
          <table:table-cell office:value-type="string">
            <text:p>“Damn. She's got brain damage?”</text:p>
          </table:table-cell>
          <table:table-cell table:formula="of:=LEFT([.C56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3</text:p>
          </table:table-cell>
          <table:table-cell office:value-type="string">
            <text:p>“Huh? No, the crash wasn't bad or anything.”</text:p>
          </table:table-cell>
          <table:table-cell table:formula="of:=LEFT([.C56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4</text:p>
          </table:table-cell>
          <table:table-cell office:value-type="string">
            <text:p>“She just couldn't pay off the damage on the car.”</text:p>
          </table:table-cell>
          <table:table-cell table:formula="of:=LEFT([.C563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C56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65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4</text:p>
          </table:table-cell>
          <table:table-cell office:value-type="string">
            <text:p>CHOICE C: “Tell me about the strip club next door.”</text:p>
          </table:table-cell>
          <table:table-cell table:formula="of:=LEFT([.C56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5</text:p>
          </table:table-cell>
          <table:table-cell office:value-type="string">
            <text:p>“Oh, Canoli's?”</text:p>
          </table:table-cell>
          <table:table-cell table:formula="of:=LEFT([.C567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6</text:p>
          </table:table-cell>
          <table:table-cell office:value-type="string">
            <text:p>“The only dames that work there are tramps and trash.”</text:p>
          </table:table-cell>
          <table:table-cell table:formula="of:=LEFT([.C568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5</text:p>
          </table:table-cell>
          <table:table-cell office:value-type="string">
            <text:p>“Sounds terrible.”</text:p>
          </table:table-cell>
          <table:table-cell table:formula="of:=LEFT([.C56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7</text:p>
          </table:table-cell>
          <table:table-cell office:value-type="string">
            <text:p>“Yeah. Barbara works there pretty often, actually.”</text:p>
          </table:table-cell>
          <table:table-cell table:formula="of:=LEFT([.C570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71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6</text:p>
          </table:table-cell>
          <table:table-cell office:value-type="string">
            <text:p>CHOICE D: “I'd like to cash in my tokens.”</text:p>
          </table:table-cell>
          <table:table-cell table:formula="of:=LEFT([.C5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8</text:p>
          </table:table-cell>
          <table:table-cell office:value-type="string">
            <text:p>“But you've only got one, detective!”</text:p>
          </table:table-cell>
          <table:table-cell table:formula="of:=LEFT([.C573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7</text:p>
          </table:table-cell>
          <table:table-cell office:value-type="string">
            <text:p>“Oh yeah. For some reason my mind blanked and I thought I already won the jackpot.”</text:p>
          </table:table-cell>
          <table:table-cell table:formula="of:=LEFT([.C5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75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8</text:p>
          </table:table-cell>
          <table:table-cell office:value-type="string">
            <text:p>CHOICE E: “I'm gonna gamble some more.”</text:p>
          </table:table-cell>
          <table:table-cell table:formula="of:=LEFT([.C5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9</text:p>
          </table:table-cell>
          <table:table-cell office:value-type="string">
            <text:p>“Today might be your lucky day, detective!”</text:p>
          </table:table-cell>
          <table:table-cell table:formula="of:=LEFT([.C577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7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ARBARA</text:p>
          </table:table-cell>
          <table:table-cell office:value-type="string">
            <text:p>MAVI289</text:p>
          </table:table-cell>
          <table:table-cell office:value-type="string">
            <text:p>“Female.”</text:p>
          </table:table-cell>
          <table:table-cell table:formula="of:=LEFT([.C57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8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RBARA</text:p>
          </table:table-cell>
          <table:table-cell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C58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0</text:p>
          </table:table-cell>
          <table:table-cell office:value-type="string">
            <text:p>“Yessir?”</text:p>
          </table:table-cell>
          <table:table-cell table:formula="of:=LEFT([.C582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C58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1</text:p>
          </table:table-cell>
          <table:table-cell office:value-type="string">
            <text:p>“Well . . .”</text:p>
          </table:table-cell>
          <table:table-cell table:formula="of:=LEFT([.C584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2</text:p>
          </table:table-cell>
          <table:table-cell office:value-type="string">
            <text:p>“I have been feelin' a little tense, lately . . .”</text:p>
          </table:table-cell>
          <table:table-cell table:formula="of:=LEFT([.C585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3</text:p>
          </table:table-cell>
          <table:table-cell office:value-type="string">
            <text:p>“But you know Mr. Lori would panic if he saw me getting a back rub from you.”</text:p>
          </table:table-cell>
          <table:table-cell table:formula="of:=LEFT([.C586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5</text:p>
          </table:table-cell>
          <table:table-cell office:value-type="string">
            <text:p>“Okay. Maybe another time.”</text:p>
          </table:table-cell>
          <table:table-cell table:formula="of:=LEFT([.C58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8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BARBARA</text:p>
          </table:table-cell>
          <table:table-cell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C58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0</text:p>
          </table:table-cell>
          <table:table-cell office:value-type="string">
            <text:p>“Yessir?”</text:p>
          </table:table-cell>
          <table:table-cell table:formula="of:=LEFT([.C590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1</text:p>
          </table:table-cell>
          <table:table-cell office:value-type="string">
            <text:p>CHOICE A: “I want to play blackjack.”</text:p>
          </table:table-cell>
          <table:table-cell table:formula="of:=LEFT([.C5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4</text:p>
          </table:table-cell>
          <table:table-cell office:value-type="string">
            <text:p>“I'm sorry, sir, but you need two other players to be present.”</text:p>
          </table:table-cell>
          <table:table-cell table:formula="of:=LEFT([.C592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5</text:p>
          </table:table-cell>
          <table:table-cell office:value-type="string">
            <text:p>“It's company policy.”</text:p>
          </table:table-cell>
          <table:table-cell table:formula="of:=LEFT([.C593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C5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95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2</text:p>
          </table:table-cell>
          <table:table-cell office:value-type="string">
            <text:p>CHOICE B: “I want to do literally anything other than these slot machines.”</text:p>
          </table:table-cell>
          <table:table-cell table:formula="of:=LEFT([.C5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6</text:p>
          </table:table-cell>
          <table:table-cell office:value-type="string">
            <text:p>“Well, uh, I've got bad news for you.”</text:p>
          </table:table-cell>
          <table:table-cell table:formula="of:=LEFT([.C597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3</text:p>
          </table:table-cell>
          <table:table-cell office:value-type="string">
            <text:p>“What's the bad news?”</text:p>
          </table:table-cell>
          <table:table-cell table:formula="of:=LEFT([.C5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9</text:p>
          </table:table-cell>
          <table:table-cell office:value-type="string">
            <text:p>“The slot machines are really all we've got.”</text:p>
          </table:table-cell>
          <table:table-cell table:formula="of:=LEFT([.C599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4</text:p>
          </table:table-cell>
          <table:table-cell office:value-type="string">
            <text:p>“Great.”</text:p>
          </table:table-cell>
          <table:table-cell table:formula="of:=LEFT([.C60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01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5</text:p>
          </table:table-cell>
          <table:table-cell office:value-type="string">
            <text:p>CHOICE C: “Could you help me steal a vase from the pawn shop down the street?”</text:p>
          </table:table-cell>
          <table:table-cell table:formula="of:=LEFT([.C60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0</text:p>
          </table:table-cell>
          <table:table-cell office:value-type="string">
            <text:p>“Well, it is company policy that I help gamblers with their requests . . .”</text:p>
          </table:table-cell>
          <table:table-cell table:formula="of:=LEFT([.C603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1</text:p>
          </table:table-cell>
          <table:table-cell office:value-type="string">
            <text:p>“but I can't leave the premise during working hours.”</text:p>
          </table:table-cell>
          <table:table-cell table:formula="of:=LEFT([.C604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6</text:p>
          </table:table-cell>
          <table:table-cell office:value-type="string">
            <text:p>“Understandable, have a great day.”</text:p>
          </table:table-cell>
          <table:table-cell table:formula="of:=LEFT([.C6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0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8</text:p>
          </table:table-cell>
          <table:table-cell office:value-type="string">
            <text:p>CHOICE D: “I'm gonna gamble some more.”</text:p>
          </table:table-cell>
          <table:table-cell table:formula="of:=LEFT([.C6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2</text:p>
          </table:table-cell>
          <table:table-cell office:value-type="string">
            <text:p>“Here's hopin' you get lucky, tough guy!”</text:p>
          </table:table-cell>
          <table:table-cell table:formula="of:=LEFT([.C608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7</text:p>
          </table:table-cell>
          <table:table-cell office:value-type="string">
            <text:p>“Heheheh.”</text:p>
          </table:table-cell>
          <table:table-cell table:formula="of:=LEFT([.C6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PEAKERS</text:p>
          </table:table-cell>
          <table:table-cell office:value-type="string">
            <text:p>MAVI312</text:p>
          </table:table-cell>
          <table:table-cell office:value-type="string">
            <text:p>“Are these new speakers?”</text:p>
          </table:table-cell>
          <table:table-cell table:formula="of:=LEFT([.C61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42</text:p>
          </table:table-cell>
          <table:table-cell office:value-type="string">
            <text:p>“Yessir! Just installed them earlier today! We actually just finished testing them for the jackpot sound!”</text:p>
          </table:table-cell>
          <table:table-cell table:formula="of:=LEFT([.C61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LOT MACHINE</text:p>
          </table:table-cell>
          <table:table-cell office:value-type="string">
            <text:p>MAVI298</text:p>
          </table:table-cell>
          <table:table-cell office:value-type="string">
            <text:p>“Maybe I'll try my hand at the slots.”</text:p>
          </table:table-cell>
          <table:table-cell table:formula="of:=LEFT([.C6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TABLE</text:p>
          </table:table-cell>
          <table:table-cell office:value-type="string">
            <text:p>MAVI299</text:p>
          </table:table-cell>
          <table:table-cell office:value-type="string">
            <text:p>“Maybe I could play some blackjack.”</text:p>
          </table:table-cell>
          <table:table-cell table:formula="of:=LEFT([.C6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300</text:p>
          </table:table-cell>
          <table:table-cell office:value-type="string">
            <text:p>“I might as well gamble before I leave.”</text:p>
          </table:table-cell>
          <table:table-cell table:formula="of:=LEFT([.C6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301</text:p>
          </table:table-cell>
          <table:table-cell office:value-type="string">
            <text:p>“It must lead to Canoli's.”</text:p>
          </table:table-cell>
          <table:table-cell table:formula="of:=LEFT([.C62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2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OPEN DOOR</text:p>
          </table:table-cell>
          <table:table-cell office:value-type="string">
            <text:p>BOUN23</text:p>
          </table:table-cell>
          <table:table-cell office:value-type="string">
            <text:p>“Nice try.”</text:p>
          </table:table-cell>
          <table:table-cell table:formula="of:=LEFT([.C622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2</text:p>
          </table:table-cell>
          <table:table-cell office:value-type="string">
            <text:p>“Sorry, I thought this was the bathroom.”</text:p>
          </table:table-cell>
          <table:table-cell table:formula="of:=LEFT([.C6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2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LOT MACHINE</text:p>
          </table:table-cell>
          <table:table-cell office:value-type="string">
            <text:p>MAVI309</text:p>
          </table:table-cell>
          <table:table-cell office:value-type="string">
            <text:p>“I need to put a token in it.”</text:p>
          </table:table-cell>
          <table:table-cell table:formula="of:=LEFT([.C6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2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TOKEN ON SLOT MACHINE</text:p>
          </table:table-cell>
          <table:table-cell office:value-type="string">
            <text:p>BARB23</text:p>
          </table:table-cell>
          <table:table-cell office:value-type="string">
            <text:p>“Amazing! You're our first mega-winner! You've won one million dollars!”</text:p>
          </table:table-cell>
          <table:table-cell table:formula="of:=LEFT([.C627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0</text:p>
          </table:table-cell>
          <table:table-cell office:value-type="string">
            <text:p>“What?”</text:p>
          </table:table-cell>
          <table:table-cell table:formula="of:=LEFT([.C628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3</text:p>
          </table:table-cell>
          <table:table-cell office:value-type="string">
            <text:p>“I'm so fucking happy.”</text:p>
          </table:table-cell>
          <table:table-cell table:formula="of:=LEFT([.C62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4</text:p>
          </table:table-cell>
          <table:table-cell office:value-type="string">
            <text:p>“Let me get your earnings for you!”</text:p>
          </table:table-cell>
          <table:table-cell table:formula="of:=LEFT([.C630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1</text:p>
          </table:table-cell>
          <table:table-cell office:value-type="string">
            <text:p>(nervously) “Well, uhm . . . detective.”</text:p>
          </table:table-cell>
          <table:table-cell table:formula="of:=LEFT([.C631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4</text:p>
          </table:table-cell>
          <table:table-cell office:value-type="string">
            <text:p>“Yes, Mr. Lori?”</text:p>
          </table:table-cell>
          <table:table-cell table:formula="of:=LEFT([.C6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2</text:p>
          </table:table-cell>
          <table:table-cell office:value-type="string">
            <text:p>(through gritted teeth) “WELL DONE.”</text:p>
          </table:table-cell>
          <table:table-cell table:formula="of:=LEFT([.C633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5</text:p>
          </table:table-cell>
          <table:table-cell office:value-type="string">
            <text:p>“Thank you, Mr. Lori.”</text:p>
          </table:table-cell>
          <table:table-cell table:formula="of:=LEFT([.C63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3</text:p>
          </table:table-cell>
          <table:table-cell office:value-type="string">
            <text:p>(through gritted teeth) “CALL ME ANGELO.”</text:p>
          </table:table-cell>
          <table:table-cell table:formula="of:=LEFT([.C635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6</text:p>
          </table:table-cell>
          <table:table-cell office:value-type="string">
            <text:p>“Thank you, Angelo.”</text:p>
          </table:table-cell>
          <table:table-cell table:formula="of:=LEFT([.C6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5</text:p>
          </table:table-cell>
          <table:table-cell office:value-type="string">
            <text:p>“Here are your earnings, mister!”</text:p>
          </table:table-cell>
          <table:table-cell table:formula="of:=LEFT([.C637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7</text:p>
          </table:table-cell>
          <table:table-cell office:value-type="string">
            <text:p>“Wow, I'm a millionaire! I could buy 400 houses with this money!”</text:p>
          </table:table-cell>
          <table:table-cell table:formula="of:=LEFT([.C63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6</text:p>
          </table:table-cell>
          <table:table-cell office:value-type="string">
            <text:p>“The sky's the limit, mister!”</text:p>
          </table:table-cell>
          <table:table-cell table:formula="of:=LEFT([.C639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8</text:p>
          </table:table-cell>
          <table:table-cell office:value-type="string">
            <text:p>“This is going to change my life for a long time. This is incredible.”</text:p>
          </table:table-cell>
          <table:table-cell table:formula="of:=LEFT([.C6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10</text:p>
          </table:table-cell>
          <table:table-cell office:value-type="string">
            <text:p>“I'll never forget you all. Truly, you are my greatest friends.”</text:p>
          </table:table-cell>
          <table:table-cell table:formula="of:=LEFT([.C64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4</text:p>
          </table:table-cell>
          <table:table-cell office:value-type="string">
            <text:p>(through gritted teeth) “FRIENDS.”</text:p>
          </table:table-cell>
          <table:table-cell table:formula="of:=LEFT([.C64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11</text:p>
          </table:table-cell>
          <table:table-cell office:value-type="string">
            <text:p>“You know, maybe the real gains were the friends we made along the way.”</text:p>
          </table:table-cell>
          <table:table-cell table:formula="of:=LEFT([.C64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5</text:p>
          </table:table-cell>
          <table:table-cell office:value-type="string">
            <text:p>(through gritted teeth) “BARBARA . . .”</text:p>
          </table:table-cell>
          <table:table-cell table:formula="of:=LEFT([.C644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7</text:p>
          </table:table-cell>
          <table:table-cell office:value-type="string">
            <text:p>“Yeah, Mr. Lori?”</text:p>
          </table:table-cell>
          <table:table-cell table:formula="of:=LEFT([.C645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6</text:p>
          </table:table-cell>
          <table:table-cell office:value-type="string">
            <text:p>(through gritted teeth) “DID YOU SET THE MACHINE TO STANDARD MODE . . .”</text:p>
          </table:table-cell>
          <table:table-cell table:formula="of:=LEFT([.C646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7</text:p>
          </table:table-cell>
          <table:table-cell office:value-type="string">
            <text:p>(through gritted teeth) “OR IS IT STILL ON JACKPOT MODE?”</text:p>
          </table:table-cell>
          <table:table-cell table:formula="of:=LEFT([.C647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8</text:p>
          </table:table-cell>
          <table:table-cell office:value-type="string">
            <text:p>“Well, Mr. Lori . . . You said you wanted me to test the new speakers.”</text:p>
          </table:table-cell>
          <table:table-cell table:formula="of:=LEFT([.C648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8</text:p>
          </table:table-cell>
          <table:table-cell office:value-type="string">
            <text:p>“You . . .”</text:p>
          </table:table-cell>
          <table:table-cell table:formula="of:=LEFT([.C649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9</text:p>
          </table:table-cell>
          <table:table-cell office:value-type="string">
            <text:p>“thick-skulled . . .”</text:p>
          </table:table-cell>
          <table:table-cell table:formula="of:=LEFT([.C650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40</text:p>
          </table:table-cell>
          <table:table-cell office:value-type="string">
            <text:p>“trash heap . . .”</text:p>
          </table:table-cell>
          <table:table-cell table:formula="of:=LEFT([.C651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41</text:p>
          </table:table-cell>
          <table:table-cell office:value-type="string">
            <text:p>“brainlet whore.”</text:p>
          </table:table-cell>
          <table:table-cell table:formula="of:=LEFT([.C65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53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OUTSIDE PAWN SHOP AT NIGHT</text:p>
          </table:table-cell>
          <table:covered-table-cell/>
          <table:covered-table-cell table:style-name="Default"/>
          <table:covered-table-cell/>
          <table:covered-table-cell table:formula="of:=LEFT([.C654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HAYN47</text:p>
          </table:table-cell>
          <table:table-cell office:value-type="string">
            <text:p>“Detective, we've got a problem.</text:p>
          </table:table-cell>
          <table:table-cell table:formula="of:=LEFT([.C65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18</text:p>
          </table:table-cell>
          <table:table-cell office:value-type="string">
            <text:p>“What's happening? What's with all the cop cars?”</text:p>
          </table:table-cell>
          <table:table-cell table:formula="of:=LEFT([.C65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8</text:p>
          </table:table-cell>
          <table:table-cell office:value-type="string">
            <text:p>“Someone tipped off the store owner before we arrived.”</text:p>
          </table:table-cell>
          <table:table-cell table:formula="of:=LEFT([.C65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9</text:p>
          </table:table-cell>
          <table:table-cell office:value-type="string">
            <text:p>“He opened fire at a random customer with a shotgun.”</text:p>
          </table:table-cell>
          <table:table-cell table:formula="of:=LEFT([.C65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19</text:p>
          </table:table-cell>
          <table:table-cell office:value-type="string">
            <text:p>“Stay back, I'm going in.”</text:p>
          </table:table-cell>
          <table:table-cell table:formula="of:=LEFT([.C65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0</text:p>
          </table:table-cell>
          <table:table-cell office:value-type="string">
            <text:p>“Be careful, detective.”</text:p>
          </table:table-cell>
          <table:table-cell table:formula="of:=LEFT([.C660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0</text:p>
          </table:table-cell>
          <table:table-cell office:value-type="string">
            <text:p>“Don't worry, I'll save my game before I go inside.”</text:p>
          </table:table-cell>
          <table:table-cell table:formula="of:=LEFT([.C66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6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formula="of:=LEFT([.C66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x1</text:p>
          </table:table-cell>
          <table:table-cell office:value-type="string">
            <text:p>HAYN51</text:p>
          </table:table-cell>
          <table:table-cell office:value-type="string">
            <text:p>“Yeah, detective?”</text:p>
          </table:table-cell>
          <table:table-cell table:formula="of:=LEFT([.C66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2</text:p>
          </table:table-cell>
          <table:table-cell office:value-type="string">
            <text:p>“I'm scared.”</text:p>
          </table:table-cell>
          <table:table-cell table:formula="of:=LEFT([.C6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2</text:p>
          </table:table-cell>
          <table:table-cell office:value-type="string">
            <text:p>“I trust you, Mavish.”</text:p>
          </table:table-cell>
          <table:table-cell table:formula="of:=LEFT([.C666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6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formula="of:=LEFT([.C66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x2</text:p>
          </table:table-cell>
          <table:table-cell office:value-type="string">
            <text:p>HAYN51</text:p>
          </table:table-cell>
          <table:table-cell office:value-type="string">
            <text:p>“Yeah, detective?”</text:p>
          </table:table-cell>
          <table:table-cell table:formula="of:=LEFT([.C66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3</text:p>
          </table:table-cell>
          <table:table-cell office:value-type="string">
            <text:p>“Where is Detective Liar? Shouldn't he be helping us?”</text:p>
          </table:table-cell>
          <table:table-cell table:formula="of:=LEFT([.C67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2</text:p>
          </table:table-cell>
          <table:table-cell office:value-type="string">
            <text:p>“He said he was onto something big and he couldn't come.”</text:p>
          </table:table-cell>
          <table:table-cell table:formula="of:=LEFT([.C67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4</text:p>
          </table:table-cell>
          <table:table-cell office:value-type="string">
            <text:p>“Really? How big?”</text:p>
          </table:table-cell>
          <table:table-cell table:formula="of:=LEFT([.C6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3</text:p>
          </table:table-cell>
          <table:table-cell office:value-type="string">
            <text:p>“Not sure. He said if he explained, it'd blow his cover.”</text:p>
          </table:table-cell>
          <table:table-cell table:formula="of:=LEFT([.C673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5</text:p>
          </table:table-cell>
          <table:table-cell office:value-type="string">
            <text:p>“That guy's a hero.”</text:p>
          </table:table-cell>
          <table:table-cell table:formula="of:=LEFT([.C6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7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formula="of:=LEFT([.C6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x3</text:p>
          </table:table-cell>
          <table:table-cell table:style-name="ce16" office:value-type="string">
            <text:p>HAYN54</text:p>
          </table:table-cell>
          <table:table-cell office:value-type="string">
            <text:p>“Detective Mavish, could you please just go inside and resolve this?”</text:p>
          </table:table-cell>
          <table:table-cell table:formula="of:=LEFT([.C67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6</text:p>
          </table:table-cell>
          <table:table-cell office:value-type="string">
            <text:p>“Okay, I'll quit stalling.”</text:p>
          </table:table-cell>
          <table:table-cell table:formula="of:=LEFT([.C67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7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327</text:p>
          </table:table-cell>
          <table:table-cell office:value-type="string">
            <text:p>“He looks really nervous.”</text:p>
          </table:table-cell>
          <table:table-cell table:formula="of:=LEFT([.C68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8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OP CAR</text:p>
          </table:table-cell>
          <table:table-cell office:value-type="string">
            <text:p>MAVI328</text:p>
          </table:table-cell>
          <table:table-cell office:value-type="string">
            <text:p>“I just got out of this thing.”</text:p>
          </table:table-cell>
          <table:table-cell table:formula="of:=LEFT([.C6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8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COP CAR</text:p>
          </table:table-cell>
          <table:table-cell office:value-type="string">
            <text:p>MAVI329</text:p>
          </table:table-cell>
          <table:table-cell office:value-type="string">
            <text:p>“I don't think Haynes would appreciate me stealing his car.”</text:p>
          </table:table-cell>
          <table:table-cell table:formula="of:=LEFT([.C6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8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CAR</text:p>
          </table:table-cell>
          <table:table-cell office:value-type="string">
            <text:p>MAVI330</text:p>
          </table:table-cell>
          <table:table-cell office:value-type="string">
            <text:p>“I don't think Haynes would appreciate me smashing the windows of his car with a brick.”</text:p>
          </table:table-cell>
          <table:table-cell table:formula="of:=LEFT([.C6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8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OPS</text:p>
          </table:table-cell>
          <table:table-cell office:value-type="string">
            <text:p>MAVI331</text:p>
          </table:table-cell>
          <table:table-cell office:value-type="string">
            <text:p>“This shopkeeper isn't going anywhere.”</text:p>
          </table:table-cell>
          <table:table-cell table:formula="of:=LEFT([.C68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8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332</text:p>
          </table:table-cell>
          <table:table-cell office:value-type="string">
            <text:p>“Well, here goes nothing.”</text:p>
          </table:table-cell>
          <table:table-cell table:formula="of:=LEFT([.C69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9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COPS</text:p>
          </table:table-cell>
          <table:table-cell office:value-type="string">
            <text:p>MAVI333</text:p>
          </table:table-cell>
          <table:table-cell office:value-type="string">
            <text:p>“I don't have clearance to start handing out orders.”</text:p>
          </table:table-cell>
          <table:table-cell table:formula="of:=LEFT([.C69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69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ALLEYWAY</text:p>
          </table:table-cell>
          <table:table-cell office:value-type="string">
            <text:p>MAVI345</text:p>
          </table:table-cell>
          <table:table-cell office:value-type="string">
            <text:p>“I wonder if that squatter's still in the alleyway.”</text:p>
          </table:table-cell>
          <table:table-cell table:formula="of:=LEFT([.C6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69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346</text:p>
          </table:table-cell>
          <table:table-cell office:value-type="string">
            <text:p>“I could head down the street after this situation is resolved.”</text:p>
          </table:table-cell>
          <table:table-cell table:formula="of:=LEFT([.C6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47</text:p>
          </table:table-cell>
          <table:table-cell office:value-type="string">
            <text:p>“I feel like going into town for a bit.”</text:p>
          </table:table-cell>
          <table:table-cell table:formula="of:=LEFT([.C6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INSIDE PAWN SHOP AT NIGHT</text:p>
          </table:table-cell>
          <table:covered-table-cell/>
          <table:covered-table-cell table:style-name="Default"/>
          <table:covered-table-cell/>
          <table:covered-table-cell table:formula="of:=LEFT([.C698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JEFF29</text:p>
          </table:table-cell>
          <table:table-cell office:value-type="string">
            <text:p>“What the hell?”</text:p>
          </table:table-cell>
          <table:table-cell table:formula="of:=LEFT([.C69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0</text:p>
          </table:table-cell>
          <table:table-cell office:value-type="string">
            <text:p>“I told you all to stay out, you sons of bitches!”</text:p>
          </table:table-cell>
          <table:table-cell table:formula="of:=LEFT([.C70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0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GETS SHOT</text:p>
          </table:table-cell>
          <table:table-cell office:value-type="string">
            <text:p>MAVI334</text:p>
          </table:table-cell>
          <table:table-cell office:value-type="string">
            <text:p>“No . . . It can't be . . .”</text:p>
          </table:table-cell>
          <table:table-cell table:formula="of:=LEFT([.C70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335</text:p>
          </table:table-cell>
          <table:table-cell office:value-type="string">
            <text:p>“I'm so sorry, Miller . . .”</text:p>
          </table:table-cell>
          <table:table-cell table:formula="of:=LEFT([.C70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336</text:p>
          </table:table-cell>
          <table:table-cell office:value-type="string">
            <text:p>“. . . I was too weak . . .”</text:p>
          </table:table-cell>
          <table:table-cell table:formula="of:=LEFT([.C70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337</text:p>
          </table:table-cell>
          <table:table-cell office:value-type="string">
            <text:p>“. . . Goodbye.”</text:p>
          </table:table-cell>
          <table:table-cell table:formula="of:=LEFT([.C7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0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GUN on JEFF</text:p>
          </table:table-cell>
          <table:table-cell office:value-type="string">
            <text:p>MAVI338</text:p>
          </table:table-cell>
          <table:table-cell office:value-type="string">
            <text:p>“Drop the gun!”</text:p>
          </table:table-cell>
          <table:table-cell table:formula="of:=LEFT([.C7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vish fires a warning shot</text:p>
          </table:table-cell>
          <table:table-cell office:value-type="string">
            <text:p>MAVI339</text:p>
          </table:table-cell>
          <table:table-cell office:value-type="string">
            <text:p>“Drop it!”</text:p>
          </table:table-cell>
          <table:table-cell table:formula="of:=LEFT([.C70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1</text:p>
          </table:table-cell>
          <table:table-cell office:value-type="string">
            <text:p>“I dropped it! Don't shoot me!”</text:p>
          </table:table-cell>
          <table:table-cell table:formula="of:=LEFT([.C70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adeout/in, cops there, man arrested</text:p>
          </table:table-cell>
          <table:table-cell office:value-type="string">
            <text:p>MAVI340</text:p>
          </table:table-cell>
          <table:table-cell office:value-type="string">
            <text:p>“You're under arrest. The lieutenant will read you your rights.”</text:p>
          </table:table-cell>
          <table:table-cell table:formula="of:=LEFT([.C71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2</text:p>
          </table:table-cell>
          <table:table-cell office:value-type="string">
            <text:p>“You police sons of bitches.”</text:p>
          </table:table-cell>
          <table:table-cell table:formula="of:=LEFT([.C711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3</text:p>
          </table:table-cell>
          <table:table-cell office:value-type="string">
            <text:p>“Don't you worry, detective. You'll pay, sooner or later.”</text:p>
          </table:table-cell>
          <table:table-cell table:formula="of:=LEFT([.C712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41</text:p>
          </table:table-cell>
          <table:table-cell office:value-type="string">
            <text:p>“Haynes, I'm gonna search his back room.”</text:p>
          </table:table-cell>
          <table:table-cell table:formula="of:=LEFT([.C71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5</text:p>
          </table:table-cell>
          <table:table-cell office:value-type="string">
            <text:p>“Okay, detective. I'll keep an eye on the shopkeeper.”</text:p>
          </table:table-cell>
          <table:table-cell table:formula="of:=LEFT([.C71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1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NICK NACKS</text:p>
          </table:table-cell>
          <table:table-cell office:value-type="string">
            <text:p>MAVI342</text:p>
          </table:table-cell>
          <table:table-cell office:value-type="string">
            <text:p>“Wow! It's still garbage.”</text:p>
          </table:table-cell>
          <table:table-cell table:formula="of:=LEFT([.C7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1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INDOWS</text:p>
          </table:table-cell>
          <table:table-cell office:value-type="string">
            <text:p>MAVI343</text:p>
          </table:table-cell>
          <table:table-cell office:value-type="string">
            <text:p>“There's no traffic on this side of town.”</text:p>
          </table:table-cell>
          <table:table-cell table:formula="of:=LEFT([.C7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1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OOR </text:p>
          </table:table-cell>
          <table:table-cell office:value-type="string">
            <text:p>MAVI344</text:p>
          </table:table-cell>
          <table:table-cell office:value-type="string">
            <text:p>“I could head out there to take a breather.”</text:p>
          </table:table-cell>
          <table:table-cell table:formula="of:=LEFT([.C72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2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ICYCLE</text:p>
          </table:table-cell>
          <table:table-cell office:value-type="string">
            <text:p>MAVI348</text:p>
          </table:table-cell>
          <table:table-cell office:value-type="string">
            <text:p>“I see nobody bought this piece of junk.”</text:p>
          </table:table-cell>
          <table:table-cell table:formula="of:=LEFT([.C72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2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/USE FIRE ALARM</text:p>
          </table:table-cell>
          <table:table-cell office:value-type="string">
            <text:p>MAVI349</text:p>
          </table:table-cell>
          <table:table-cell office:value-type="string">
            <text:p>“I don't think turning on the alarm would help us focus.”</text:p>
          </table:table-cell>
          <table:table-cell table:formula="of:=LEFT([.C7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25]; 4)">
            <text:p/>
          </table:table-cell>
          <table:table-cell table:number-columns-repeated="1019"/>
        </table:table-row>
        <table:table-row table:style-name="ro3">
          <table:table-cell/>
          <table:table-cell table:style-name="ce8" office:value-type="string">
            <text:p>LOOK AT BACK DOOR</text:p>
          </table:table-cell>
          <table:table-cell office:value-type="string">
            <text:p>MAVI350</text:p>
          </table:table-cell>
          <table:table-cell office:value-type="string">
            <text:p>“The back room. The place where truth will be found.”</text:p>
          </table:table-cell>
          <table:table-cell table:formula="of:=LEFT([.C72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2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GUITAR STAND</text:p>
          </table:table-cell>
          <table:table-cell office:value-type="string">
            <text:p>MAVI351</text:p>
          </table:table-cell>
          <table:table-cell office:value-type="string">
            <text:p>“Someone must have bought the guitar.”</text:p>
          </table:table-cell>
          <table:table-cell table:formula="of:=LEFT([.C72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2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ASH REGISTER</text:p>
          </table:table-cell>
          <table:table-cell office:value-type="string">
            <text:p>MAVI352</text:p>
          </table:table-cell>
          <table:table-cell office:value-type="string">
            <text:p>“The money box. I should search it.”</text:p>
          </table:table-cell>
          <table:table-cell table:formula="of:=LEFT([.C73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CASH REGISTER</text:p>
          </table:table-cell>
          <table:table-cell office:value-type="string">
            <text:p>MAVI353</text:p>
          </table:table-cell>
          <table:table-cell office:value-type="string">
            <text:p>“What the hell?”</text:p>
          </table:table-cell>
          <table:table-cell table:formula="of:=LEFT([.C7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ctivate choice B at JEFF</text:p>
          </table:table-cell>
          <table:table-cell office:value-type="string">
            <text:p>MAVI354</text:p>
          </table:table-cell>
          <table:table-cell office:value-type="string">
            <text:p>“It's completely empty.”</text:p>
          </table:table-cell>
          <table:table-cell table:formula="of:=LEFT([.C7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3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LT. HAYNES</text:p>
          </table:table-cell>
          <table:table-cell office:value-type="string">
            <text:p>MAV105</text:p>
          </table:table-cell>
          <table:table-cell office:value-type="string">
            <text:p>“It's the police lieutenant, Haynes.”</text:p>
          </table:table-cell>
          <table:table-cell table:formula="of:=LEFT([.C735]; 4)" office:value-type="string" office:string-value="MAV1">
            <text:p>MAV1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36]; 4)">
            <text:p/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USE HAYNES <text:span text:style-name="T1">(pats him on the back)</text:span></text:p>
          </table:table-cell>
          <table:table-cell office:value-type="string">
            <text:p>MAVI355</text:p>
          </table:table-cell>
          <table:table-cell office:value-type="string">
            <text:p>“You're doing a good job, Haynes.”</text:p>
          </table:table-cell>
          <table:table-cell table:formula="of:=LEFT([.C73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6</text:p>
          </table:table-cell>
          <table:table-cell office:value-type="string">
            <text:p>“Thank you, detective.”</text:p>
          </table:table-cell>
          <table:table-cell table:formula="of:=LEFT([.C73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3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LT. HAYNES</text:p>
          </table:table-cell>
          <table:table-cell office:value-type="string">
            <text:p>MAVI356</text:p>
          </table:table-cell>
          <table:table-cell office:value-type="string">
            <text:p>“Haynes.”</text:p>
          </table:table-cell>
          <table:table-cell table:formula="of:=LEFT([.C7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7</text:p>
          </table:table-cell>
          <table:table-cell office:value-type="string">
            <text:p>“Yeah, Mavish?”</text:p>
          </table:table-cell>
          <table:table-cell table:formula="of:=LEFT([.C74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42]; 4)">
            <text:p/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AVI356</text:p>
          </table:table-cell>
          <table:table-cell office:value-type="string">
            <text:p>“Any idea about who tipped him off?”</text:p>
          </table:table-cell>
          <table:table-cell table:formula="of:=LEFT([.C74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8</text:p>
          </table:table-cell>
          <table:table-cell office:value-type="string">
            <text:p>“No idea. It might have been someone from the station.”</text:p>
          </table:table-cell>
          <table:table-cell table:formula="of:=LEFT([.C74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9</text:p>
          </table:table-cell>
          <table:table-cell office:value-type="string">
            <text:p>“It might not have been. Who knows?”</text:p>
          </table:table-cell>
          <table:table-cell table:formula="of:=LEFT([.C74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46]; 4)">
            <text:p/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AVI357</text:p>
          </table:table-cell>
          <table:table-cell office:value-type="string">
            <text:p>“This guy giving you any trouble?”</text:p>
          </table:table-cell>
          <table:table-cell table:formula="of:=LEFT([.C74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0</text:p>
          </table:table-cell>
          <table:table-cell office:value-type="string">
            <text:p>“I've got the situation under control, detective.”</text:p>
          </table:table-cell>
          <table:table-cell table:formula="of:=LEFT([.C74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1</text:p>
          </table:table-cell>
          <table:table-cell office:value-type="string">
            <text:p>“He has been very compliant.”</text:p>
          </table:table-cell>
          <table:table-cell table:formula="of:=LEFT([.C74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50]; 4)">
            <text:p/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if stuck on safe puzzle)</text:p>
          </table:table-cell>
          <table:table-cell office:value-type="string">
            <text:p>MAVI407</text:p>
          </table:table-cell>
          <table:table-cell office:value-type="string">
            <text:p>“Do you know anything about lockpicking?”</text:p>
          </table:table-cell>
          <table:table-cell table:formula="of:=LEFT([.C75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3</text:p>
          </table:table-cell>
          <table:table-cell office:value-type="string">
            <text:p>“A little bit. I know the hardest part is tumbling the locks.”</text:p>
          </table:table-cell>
          <table:table-cell table:formula="of:=LEFT([.C75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>
            <text:p>HAYN64</text:p>
          </table:table-cell>
          <table:table-cell office:value-type="string">
            <text:p>“Try using a set of shoe laces, those would be useful.”</text:p>
          </table:table-cell>
          <table:table-cell table:formula="of:=LEFT([.C753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5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JEFF</text:p>
          </table:table-cell>
          <table:table-cell office:value-type="string">
            <text:p>MAVI358</text:p>
          </table:table-cell>
          <table:table-cell office:value-type="string">
            <text:p>CHOICE A: “Tell me everything you know about Chris Johnson.”</text:p>
          </table:table-cell>
          <table:table-cell table:formula="of:=LEFT([.C75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4</text:p>
          </table:table-cell>
          <table:table-cell office:value-type="string">
            <text:p>“I'm not sayin' a word without my lawyer.”</text:p>
          </table:table-cell>
          <table:table-cell table:formula="of:=LEFT([.C756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57]; 4)">
            <text:p/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after choice a)</text:p>
          </table:table-cell>
          <table:table-cell office:value-type="string">
            <text:p>MAVI359</text:p>
          </table:table-cell>
          <table:table-cell office:value-type="string">
            <text:p>CHOICE B: “Tell me everything you know about James Miller.”</text:p>
          </table:table-cell>
          <table:table-cell table:formula="of:=LEFT([.C75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5</text:p>
          </table:table-cell>
          <table:table-cell office:value-type="string">
            <text:p>“I said, I'm not sayin' nothin' without my lawyer!”</text:p>
          </table:table-cell>
          <table:table-cell table:formula="of:=LEFT([.C75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60]; 4)">
            <text:p/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after choice b)</text:p>
          </table:table-cell>
          <table:table-cell office:value-type="string">
            <text:p>MAVI360</text:p>
          </table:table-cell>
          <table:table-cell office:value-type="string">
            <text:p>CHOICE C: “Tell me everything you know about money laundering.”</text:p>
          </table:table-cell>
          <table:table-cell table:formula="of:=LEFT([.C76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6</text:p>
          </table:table-cell>
          <table:table-cell office:value-type="string">
            <text:p>“I don't know nothin' about launderin' no money.”</text:p>
          </table:table-cell>
          <table:table-cell table:formula="of:=LEFT([.C762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7</text:p>
          </table:table-cell>
          <table:table-cell office:value-type="string">
            <text:p>“And even if I did, I wouldn't tell you without my lawyer here.”</text:p>
          </table:table-cell>
          <table:table-cell table:formula="of:=LEFT([.C763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64]; 4)">
            <text:p/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after choice c)</text:p>
          </table:table-cell>
          <table:table-cell office:value-type="string">
            <text:p>MAVI361</text:p>
          </table:table-cell>
          <table:table-cell office:value-type="string">
            <text:p>CHOICE D: “Tell me everything you know about your vase that was stolen earlier today.”</text:p>
          </table:table-cell>
          <table:table-cell table:formula="of:=LEFT([.C7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8</text:p>
          </table:table-cell>
          <table:table-cell office:value-type="string">
            <text:p>“Well, there was this homeless guy who ran in here and made a mess of things . . .”</text:p>
          </table:table-cell>
          <table:table-cell table:formula="of:=LEFT([.C766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9</text:p>
          </table:table-cell>
          <table:table-cell office:value-type="string">
            <text:p>“. . . and the vase disappeared around the same time he stole the bike for his getaway.”</text:p>
          </table:table-cell>
          <table:table-cell table:formula="of:=LEFT([.C767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0</text:p>
          </table:table-cell>
          <table:table-cell office:value-type="string">
            <text:p>“My guess is he took it.”</text:p>
          </table:table-cell>
          <table:table-cell table:formula="of:=LEFT([.C76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1</text:p>
          </table:table-cell>
          <table:table-cell office:value-type="string">
            <text:p>“Wait, shit. Scratch all of that from the record.”</text:p>
          </table:table-cell>
          <table:table-cell table:formula="of:=LEFT([.C76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2</text:p>
          </table:table-cell>
          <table:table-cell office:value-type="string">
            <text:p>“My lawyer wasn't here so it doesn't count.”</text:p>
          </table:table-cell>
          <table:table-cell table:formula="of:=LEFT([.C77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71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62</text:p>
          </table:table-cell>
          <table:table-cell office:value-type="string">
            <text:p>CHOICE E: “Why did you open fire when the police first arrived?”</text:p>
          </table:table-cell>
          <table:table-cell table:formula="of:=LEFT([.C7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3</text:p>
          </table:table-cell>
          <table:table-cell office:value-type="string">
            <text:p>“Detective, I would talk to you, but my lawyer is not here with me at the moment.”</text:p>
          </table:table-cell>
          <table:table-cell table:formula="of:=LEFT([.C773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63</text:p>
          </table:table-cell>
          <table:table-cell office:value-type="string">
            <text:p>“Just answer the question.”</text:p>
          </table:table-cell>
          <table:table-cell table:formula="of:=LEFT([.C7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4</text:p>
          </table:table-cell>
          <table:table-cell office:value-type="string">
            <text:p>“You can't make me.”</text:p>
          </table:table-cell>
          <table:table-cell table:formula="of:=LEFT([.C775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7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64</text:p>
          </table:table-cell>
          <table:table-cell office:value-type="string">
            <text:p>CHOICE F: “I'll be back.”</text:p>
          </table:table-cell>
          <table:table-cell table:formula="of:=LEFT([.C7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5</text:p>
          </table:table-cell>
          <table:table-cell office:value-type="string">
            <text:p>“Great.”</text:p>
          </table:table-cell>
          <table:table-cell table:formula="of:=LEFT([.C77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7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TAPE ON JEFF</text:p>
          </table:table-cell>
          <table:table-cell office:value-type="string">
            <text:p>MAVI412</text:p>
          </table:table-cell>
          <table:table-cell office:value-type="string">
            <text:p>“Who sent you this tape?”</text:p>
          </table:table-cell>
          <table:table-cell table:formula="of:=LEFT([.C78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6</text:p>
          </table:table-cell>
          <table:table-cell office:value-type="string">
            <text:p>“I ain't sayin' nothin.”</text:p>
          </table:table-cell>
          <table:table-cell table:formula="of:=LEFT([.C781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>
            <text:p>MAVI413</text:p>
          </table:table-cell>
          <table:table-cell office:value-type="string">
            <text:p>“I know ways of making you talk.”</text:p>
          </table:table-cell>
          <table:table-cell table:formula="of:=LEFT([.C7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8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JEFF</text:p>
          </table:table-cell>
          <table:table-cell office:value-type="string">
            <text:p>MAVI365</text:p>
          </table:table-cell>
          <table:table-cell office:value-type="string">
            <text:p>“I don't have a reason to hit him with this brick yet.”</text:p>
          </table:table-cell>
          <table:table-cell table:formula="of:=LEFT([.C7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66</text:p>
          </table:table-cell>
          <table:table-cell office:value-type="string">
            <text:p>“But I sure as hell will once I find a reason.”</text:p>
          </table:table-cell>
          <table:table-cell table:formula="of:=LEFT([.C78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JEFF WITH TAPE</text:p>
          </table:table-cell>
          <table:table-cell office:value-type="string">
            <text:p>MAVI367</text:p>
          </table:table-cell>
          <table:table-cell office:value-type="string">
            <text:p>“There are ways of making you talk.”</text:p>
          </table:table-cell>
          <table:table-cell table:formula="of:=LEFT([.C7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6</text:p>
          </table:table-cell>
          <table:table-cell office:value-type="string">
            <text:p>“Oh yeah?”</text:p>
          </table:table-cell>
          <table:table-cell table:formula="of:=LEFT([.C787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7</text:p>
          </table:table-cell>
          <table:table-cell office:value-type="string">
            <text:p>“Ow, christ!”</text:p>
          </table:table-cell>
          <table:table-cell table:formula="of:=LEFT([.C78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2</text:p>
          </table:table-cell>
          <table:table-cell office:value-type="string">
            <text:p>“Mavish!”</text:p>
          </table:table-cell>
          <table:table-cell table:formula="of:=LEFT([.C78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78</text:p>
          </table:table-cell>
          <table:table-cell office:value-type="string">
            <text:p>“Talk! Who sent you this tape?”</text:p>
          </table:table-cell>
          <table:table-cell table:formula="of:=LEFT([.C79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8</text:p>
          </table:table-cell>
          <table:table-cell office:value-type="string">
            <text:p>“Oh, just don't hit me again, detective!”</text:p>
          </table:table-cell>
          <table:table-cell table:formula="of:=LEFT([.C791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9</text:p>
          </table:table-cell>
          <table:table-cell office:value-type="string">
            <text:p>“It was sent to me by a guy named Tony Canoli!”</text:p>
          </table:table-cell>
          <table:table-cell table:formula="of:=LEFT([.C792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79</text:p>
          </table:table-cell>
          <table:table-cell office:value-type="string">
            <text:p>“Tony Canoli . . .”</text:p>
          </table:table-cell>
          <table:table-cell table:formula="of:=LEFT([.C79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0</text:p>
          </table:table-cell>
          <table:table-cell office:value-type="string">
            <text:p>“Yeah, Canoli! We've been runnin' this big scheme together . . .”</text:p>
          </table:table-cell>
          <table:table-cell table:formula="of:=LEFT([.C794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1</text:p>
          </table:table-cell>
          <table:table-cell office:value-type="string">
            <text:p>“. . . and about five or six people got involved.”</text:p>
          </table:table-cell>
          <table:table-cell table:formula="of:=LEFT([.C795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80</text:p>
          </table:table-cell>
          <table:table-cell office:value-type="string">
            <text:p>“What about Chris Johnson?”</text:p>
          </table:table-cell>
          <table:table-cell table:formula="of:=LEFT([.C7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2</text:p>
          </table:table-cell>
          <table:table-cell office:value-type="string">
            <text:p>“Oh, hell. He was our middleman, did good work 'til he ran away with our money.”</text:p>
          </table:table-cell>
          <table:table-cell table:formula="of:=LEFT([.C797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81</text:p>
          </table:table-cell>
          <table:table-cell office:value-type="string">
            <text:p>“And Detective Miller?”</text:p>
          </table:table-cell>
          <table:table-cell table:formula="of:=LEFT([.C7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3</text:p>
          </table:table-cell>
          <table:table-cell office:value-type="string">
            <text:p>“I don't know who Johnson worked with.”</text:p>
          </table:table-cell>
          <table:table-cell table:formula="of:=LEFT([.C79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4</text:p>
          </table:table-cell>
          <table:table-cell office:value-type="string">
            <text:p>“Canoli says he doesn't give me enough information to make decisions. He's owns the business!”</text:p>
          </table:table-cell>
          <table:table-cell table:formula="of:=LEFT([.C80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82</text:p>
          </table:table-cell>
          <table:table-cell office:value-type="string">
            <text:p>“That's all I needed to know. Let's got, Haynes.”</text:p>
          </table:table-cell>
          <table:table-cell table:formula="of:=LEFT([.C80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5</text:p>
          </table:table-cell>
          <table:table-cell office:value-type="string">
            <text:p>“Okay, I'll book this guy.”</text:p>
          </table:table-cell>
          <table:table-cell table:formula="of:=LEFT([.C80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0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JEFF WITH TAPE x2</text:p>
          </table:table-cell>
          <table:table-cell office:value-type="string">
            <text:p>JEFF55</text:p>
          </table:table-cell>
          <table:table-cell office:value-type="string">
            <text:p>“Ow, hell! What'd I do this time?”</text:p>
          </table:table-cell>
          <table:table-cell table:formula="of:=LEFT([.C804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83</text:p>
          </table:table-cell>
          <table:table-cell office:value-type="string">
            <text:p>“I just think you're a sack of shit.”</text:p>
          </table:table-cell>
          <table:table-cell table:formula="of:=LEFT([.C8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0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JEFF</text:p>
          </table:table-cell>
          <table:table-cell office:value-type="string">
            <text:p>MAVI384</text:p>
          </table:table-cell>
          <table:table-cell office:value-type="string">
            <text:p>“If I strangle him, I'll never get the answers I need.”</text:p>
          </table:table-cell>
          <table:table-cell table:formula="of:=LEFT([.C8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0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JEFF</text:p>
          </table:table-cell>
          <table:table-cell office:value-type="string">
            <text:p>MAVI385</text:p>
          </table:table-cell>
          <table:table-cell office:value-type="string">
            <text:p>“He's all cuffed up. I hope he's ready to spend some quality time behind bars.”</text:p>
          </table:table-cell>
          <table:table-cell table:formula="of:=LEFT([.C8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10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PAWN SHOP STORAGE ROOM</text:p>
          </table:table-cell>
          <table:covered-table-cell/>
          <table:covered-table-cell table:style-name="Default"/>
          <table:covered-table-cell/>
          <table:covered-table-cell table:formula="of:=LEFT([.C811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386</text:p>
          </table:table-cell>
          <table:table-cell office:value-type="string">
            <text:p>“It leads back into the main floor of the pawn shop.”</text:p>
          </table:table-cell>
          <table:table-cell table:formula="of:=LEFT([.C81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1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LIGHT</text:p>
          </table:table-cell>
          <table:table-cell office:value-type="string">
            <text:p>MAVI387</text:p>
          </table:table-cell>
          <table:table-cell office:value-type="string">
            <text:p>“This light's buzzing is gonna drive me crazy.”</text:p>
          </table:table-cell>
          <table:table-cell table:formula="of:=LEFT([.C8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1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ICTURE</text:p>
          </table:table-cell>
          <table:table-cell office:value-type="string">
            <text:p>MAVI389</text:p>
          </table:table-cell>
          <table:table-cell office:value-type="string">
            <text:p>“I guess this guy really likes Paris.”</text:p>
          </table:table-cell>
          <table:table-cell table:formula="of:=LEFT([.C8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81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PICTURE</text:p>
          </table:table-cell>
          <table:table-cell office:value-type="string">
            <text:p>MAVI393</text:p>
          </table:table-cell>
          <table:table-cell office:value-type="string">
            <text:p>“Hah. Secret safe behind the painting.”</text:p>
          </table:table-cell>
          <table:table-cell table:formula="of:=LEFT([.C8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394</text:p>
          </table:table-cell>
          <table:table-cell office:value-type="string">
            <text:p>“I'm starting to notice some recurring themes.”</text:p>
          </table:table-cell>
          <table:table-cell table:formula="of:=LEFT([.C8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2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OXES</text:p>
          </table:table-cell>
          <table:table-cell office:value-type="string">
            <text:p>MAVI390</text:p>
          </table:table-cell>
          <table:table-cell office:value-type="string">
            <text:p>“Cardboard box. There might be something important inside.”</text:p>
          </table:table-cell>
          <table:table-cell table:formula="of:=LEFT([.C8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2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OXES (OPEN)</text:p>
          </table:table-cell>
          <table:table-cell office:value-type="string">
            <text:p>MAVI391</text:p>
          </table:table-cell>
          <table:table-cell office:value-type="string">
            <text:p>“It's empty.”</text:p>
          </table:table-cell>
          <table:table-cell table:formula="of:=LEFT([.C8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92</text:p>
          </table:table-cell>
          <table:table-cell office:value-type="string">
            <text:p>“What the hell is this guy playing at?”</text:p>
          </table:table-cell>
          <table:table-cell table:formula="of:=LEFT([.C8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2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HAIR</text:p>
          </table:table-cell>
          <table:table-cell office:value-type="string">
            <text:p>MAVI395</text:p>
          </table:table-cell>
          <table:table-cell office:value-type="string">
            <text:p>“It's an old chair. It doesn't look that comfy.”</text:p>
          </table:table-cell>
          <table:table-cell table:formula="of:=LEFT([.C82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2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CHAIR</text:p>
          </table:table-cell>
          <table:table-cell office:value-type="string">
            <text:p>MAVI6</text:p>
          </table:table-cell>
          <table:table-cell office:value-type="string">
            <text:p>"I don't have time to sit down and get swamp balls."</text:p>
          </table:table-cell>
          <table:table-cell table:formula="of:=LEFT([.C82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82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AFE (LOCKED)</text:p>
          </table:table-cell>
          <table:table-cell table:style-name="ce16" office:value-type="string">
            <text:p>MAVI409</text:p>
          </table:table-cell>
          <table:table-cell office:value-type="string">
            <text:p>“The safe is locked.”</text:p>
          </table:table-cell>
          <table:table-cell table:formula="of:=LEFT([.C83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AFE (FIRST TIME)</text:p>
          </table:table-cell>
          <table:table-cell office:value-type="string">
            <text:p>MAVI396</text:p>
          </table:table-cell>
          <table:table-cell office:value-type="string">
            <text:p>“I've gotta get into this safe. There could be an important lead in there.”</text:p>
          </table:table-cell>
          <table:table-cell table:formula="of:=LEFT([.C8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97</text:p>
          </table:table-cell>
          <table:table-cell office:value-type="string">
            <text:p>“Hmm . . .”</text:p>
          </table:table-cell>
          <table:table-cell table:formula="of:=LEFT([.C8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98</text:p>
          </table:table-cell>
          <table:table-cell office:value-type="string">
            <text:p>“I'm gonna have to pick the lock. Luckily, I have all the tools I need.”</text:p>
          </table:table-cell>
          <table:table-cell table:formula="of:=LEFT([.C83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(SECOND TIME)</text:p>
          </table:table-cell>
          <table:table-cell office:value-type="string">
            <text:p>MAVI399</text:p>
          </table:table-cell>
          <table:table-cell office:value-type="string">
            <text:p>“Firstly, I'll break off the dial.”</text:p>
          </table:table-cell>
          <table:table-cell table:formula="of:=LEFT([.C83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3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ANY INCORRECT ITEM AT ANY POINT</text:p>
          </table:table-cell>
          <table:table-cell office:value-type="string">
            <text:p>MAVI404</text:p>
          </table:table-cell>
          <table:table-cell office:value-type="string">
            <text:p>“No, that's not right.”</text:p>
          </table:table-cell>
          <table:table-cell table:formula="of:=LEFT([.C83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3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SAFE</text:p>
          </table:table-cell>
          <table:table-cell office:value-type="string">
            <text:p>MAVI400</text:p>
          </table:table-cell>
          <table:table-cell office:value-type="string">
            <text:p>“Now I need something long enough to tumble the locks.”</text:p>
          </table:table-cell>
          <table:table-cell table:formula="of:=LEFT([.C83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01</text:p>
          </table:table-cell>
          <table:table-cell office:value-type="string">
            <text:p>“I might need to deconstruct an item to do this.”</text:p>
          </table:table-cell>
          <table:table-cell table:formula="of:=LEFT([.C8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4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 LACES ON LOCKS</text:p>
          </table:table-cell>
          <table:table-cell office:value-type="string">
            <text:p>MAVI402</text:p>
          </table:table-cell>
          <table:table-cell office:value-type="string">
            <text:p>“I can't believe that worked.”</text:p>
          </table:table-cell>
          <table:table-cell table:formula="of:=LEFT([.C84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03</text:p>
          </table:table-cell>
          <table:table-cell office:value-type="string">
            <text:p>“Now all I need to do is pull the pins to the side.”</text:p>
          </table:table-cell>
          <table:table-cell table:formula="of:=LEFT([.C84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4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MAGNET ON PINS</text:p>
          </table:table-cell>
          <table:table-cell office:value-type="string">
            <text:p>MAVI405</text:p>
          </table:table-cell>
          <table:table-cell office:value-type="string">
            <text:p>“The safe is unlocked now.”</text:p>
          </table:table-cell>
          <table:table-cell table:formula="of:=LEFT([.C84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06</text:p>
          </table:table-cell>
          <table:table-cell office:value-type="string">
            <text:p>“My brain is so fucking big.”</text:p>
          </table:table-cell>
          <table:table-cell table:formula="of:=LEFT([.C8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4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SAFE (OPEN)</text:p>
          </table:table-cell>
          <table:table-cell office:value-type="string">
            <text:p>MAVI405</text:p>
          </table:table-cell>
          <table:table-cell office:value-type="string">
            <text:p>“The safe is unlocked now.”</text:p>
          </table:table-cell>
          <table:table-cell table:formula="of:=LEFT([.C8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4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AFE (OPEN)</text:p>
          </table:table-cell>
          <table:table-cell office:value-type="string">
            <text:p>MAVI408</text:p>
          </table:table-cell>
          <table:table-cell office:value-type="string">
            <text:p>“There's a tape recorder inside.”</text:p>
          </table:table-cell>
          <table:table-cell table:formula="of:=LEFT([.C85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5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TAPE RECORDER</text:p>
          </table:table-cell>
          <table:table-cell office:value-type="string">
            <text:p>MAVI410</text:p>
          </table:table-cell>
          <table:table-cell office:value-type="string">
            <text:p>“Yeah! It's a tape recorder.”</text:p>
          </table:table-cell>
          <table:table-cell table:formula="of:=LEFT([.C85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5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PICK UP TAPE RECORDER</text:p>
          </table:table-cell>
          <table:table-cell office:value-type="string">
            <text:p>MAVI411</text:p>
          </table:table-cell>
          <table:table-cell office:value-type="string">
            <text:p>“Let's see what was recorded on this thing.”</text:p>
          </table:table-cell>
          <table:table-cell table:formula="of:=LEFT([.C85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APE1</text:p>
          </table:table-cell>
          <table:table-cell office:value-type="string">
            <text:p>“Jeffery, I need you to lay low for a while.”</text:p>
          </table:table-cell>
          <table:table-cell table:formula="of:=LEFT([.C855]; 4)" office:value-type="string" office:string-value="TAPE">
            <text:p>TAP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APE2</text:p>
          </table:table-cell>
          <table:table-cell office:value-type="string">
            <text:p>“Chris Johnson's not playin' fair and thinks he can hide in southside with our money.”</text:p>
          </table:table-cell>
          <table:table-cell table:formula="of:=LEFT([.C856]; 4)" office:value-type="string" office:string-value="TAPE">
            <text:p>TAP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APE3</text:p>
          </table:table-cell>
          <table:table-cell office:value-type="string">
            <text:p>“I just got a new shipment and I've got Lori breathin' down my neck for the cash. I ain't got shit to give him.”</text:p>
          </table:table-cell>
          <table:table-cell table:formula="of:=LEFT([.C857]; 4)" office:value-type="string" office:string-value="TAPE">
            <text:p>TAP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APE4</text:p>
          </table:table-cell>
          <table:table-cell office:value-type="string">
            <text:p>“Just mail me the money when you got it ready. I'll figure somethin' out.”</text:p>
          </table:table-cell>
          <table:table-cell table:formula="of:=LEFT([.C858]; 4)" office:value-type="string" office:string-value="TAPE">
            <text:p>TAP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16</text:p>
          </table:table-cell>
          <table:table-cell office:value-type="string">
            <text:p>“Bingo. I've got some questions for the shopkeeper.”</text:p>
          </table:table-cell>
          <table:table-cell table:formula="of:=LEFT([.C85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6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TAPE RECORDER</text:p>
          </table:table-cell>
          <table:table-cell office:value-type="string">
            <text:p>MAVI417</text:p>
          </table:table-cell>
          <table:table-cell office:value-type="string">
            <text:p>“Hello. My name is Detective Mavish.”</text:p>
          </table:table-cell>
          <table:table-cell table:formula="of:=LEFT([.C86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x2</text:p>
          </table:table-cell>
          <table:table-cell office:value-type="string">
            <text:p>TAPE5</text:p>
          </table:table-cell>
          <table:table-cell office:value-type="string">
            <text:p>(low-pass filter) “Hello. My name is Detective Mavish.”</text:p>
          </table:table-cell>
          <table:table-cell table:formula="of:=LEFT([.C862]; 4)" office:value-type="string" office:string-value="TAPE">
            <text:p>TAP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18</text:p>
          </table:table-cell>
          <table:table-cell office:value-type="string">
            <text:p>“Heheh. I love tape recorders.”</text:p>
          </table:table-cell>
          <table:table-cell table:formula="of:=LEFT([.C86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64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FRONT OF THE APARTMENT BUILDING</text:p>
          </table:table-cell>
          <table:covered-table-cell/>
          <table:covered-table-cell table:style-name="Default"/>
          <table:covered-table-cell/>
          <table:covered-table-cell table:formula="of:=LEFT([.C865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ARRIVE</text:p>
          </table:table-cell>
          <table:table-cell office:value-type="string">
            <text:p>MAVI419</text:p>
          </table:table-cell>
          <table:table-cell office:value-type="string">
            <text:p>“I need to check if this is the place.”</text:p>
          </table:table-cell>
          <table:table-cell table:formula="of:=LEFT([.C86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after photograph)</text:p>
          </table:table-cell>
          <table:table-cell office:value-type="string">
            <text:p>MAVI420</text:p>
          </table:table-cell>
          <table:table-cell office:value-type="string">
            <text:p>“Yeah, this is the place.”</text:p>
          </table:table-cell>
          <table:table-cell table:formula="of:=LEFT([.C86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21</text:p>
          </table:table-cell>
          <table:table-cell office:value-type="string">
            <text:p>“I was hoping it wouldn't look like bad in person.”</text:p>
          </table:table-cell>
          <table:table-cell table:formula="of:=LEFT([.C86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22</text:p>
          </table:table-cell>
          <table:table-cell office:value-type="string">
            <text:p>“Well, here goes nothing.”</text:p>
          </table:table-cell>
          <table:table-cell table:formula="of:=LEFT([.C86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7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office:value-type="string">
            <text:p>MAVI423</text:p>
          </table:table-cell>
          <table:table-cell office:value-type="string">
            <text:p>“It's the one window of the entire building that isn't broken.”</text:p>
          </table:table-cell>
          <table:table-cell table:formula="of:=LEFT([.C87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7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WINDOW</text:p>
          </table:table-cell>
          <table:table-cell office:value-type="string">
            <text:p>MAVI424</text:p>
          </table:table-cell>
          <table:table-cell office:value-type="string">
            <text:p>“I hope that didn't blow my cover.”</text:p>
          </table:table-cell>
          <table:table-cell table:formula="of:=LEFT([.C87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7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435</text:p>
          </table:table-cell>
          <table:table-cell office:value-type="string">
            <text:p>“I'm a detective. I can go anywhere.”</text:p>
          </table:table-cell>
          <table:table-cell table:formula="of:=LEFT([.C87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7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VINE</text:p>
          </table:table-cell>
          <table:table-cell office:value-type="string">
            <text:p>MAVI436</text:p>
          </table:table-cell>
          <table:table-cell office:value-type="string">
            <text:p>“I don't think this building's been taken care of in a long time.”</text:p>
          </table:table-cell>
          <table:table-cell table:formula="of:=LEFT([.C8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7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VINE</text:p>
          </table:table-cell>
          <table:table-cell office:value-type="string">
            <text:p>MAVI437</text:p>
          </table:table-cell>
          <table:table-cell office:value-type="string">
            <text:p>“This vine would come crashing down if I tried to climb it.”</text:p>
          </table:table-cell>
          <table:table-cell table:formula="of:=LEFT([.C87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38</text:p>
          </table:table-cell>
          <table:table-cell office:value-type="string">
            <text:p>“I'm just so fat godammit.”</text:p>
          </table:table-cell>
          <table:table-cell table:formula="of:=LEFT([.C88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8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RV</text:p>
          </table:table-cell>
          <table:table-cell office:value-type="string">
            <text:p>MAVI439</text:p>
          </table:table-cell>
          <table:table-cell office:value-type="string">
            <text:p>“It's my RV. I came here on this.”</text:p>
          </table:table-cell>
          <table:table-cell table:formula="of:=LEFT([.C8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8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RV</text:p>
          </table:table-cell>
          <table:table-cell office:value-type="string">
            <text:p>MAVI440</text:p>
          </table:table-cell>
          <table:table-cell office:value-type="string">
            <text:p>“I can't leave now. Not until I get to the bottom of this.”</text:p>
          </table:table-cell>
          <table:table-cell table:formula="of:=LEFT([.C8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85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LEVEL 1 APARTMENT BUILDING</text:p>
          </table:table-cell>
          <table:covered-table-cell/>
          <table:covered-table-cell table:style-name="Default"/>
          <table:covered-table-cell/>
          <table:covered-table-cell table:formula="of:=LEFT([.C886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441</text:p>
          </table:table-cell>
          <table:table-cell office:value-type="string">
            <text:p>“It leads back outside.”</text:p>
          </table:table-cell>
          <table:table-cell table:formula="of:=LEFT([.C88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8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RICK</text:p>
          </table:table-cell>
          <table:table-cell office:value-type="string">
            <text:p>MAVI442</text:p>
          </table:table-cell>
          <table:table-cell office:value-type="string">
            <text:p>“It's the brick I threw in through the window.”</text:p>
          </table:table-cell>
          <table:table-cell table:formula="of:=LEFT([.C88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9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PICK UP BRICK</text:p>
          </table:table-cell>
          <table:table-cell office:value-type="string">
            <text:p>MAVI443</text:p>
          </table:table-cell>
          <table:table-cell office:value-type="string">
            <text:p>“I might need this again.”</text:p>
          </table:table-cell>
          <table:table-cell table:formula="of:=LEFT([.C8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9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(ANY) DOOR</text:p>
          </table:table-cell>
          <table:table-cell office:value-type="string">
            <text:p>MAVI444</text:p>
          </table:table-cell>
          <table:table-cell office:value-type="string">
            <text:p>“Not sure if anybody is living in here.”</text:p>
          </table:table-cell>
          <table:table-cell table:formula="of:=LEFT([.C89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45</text:p>
          </table:table-cell>
          <table:table-cell office:value-type="string">
            <text:p>“It looks to be in disrepair.”</text:p>
          </table:table-cell>
          <table:table-cell table:formula="of:=LEFT([.C8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46</text:p>
          </table:table-cell>
          <table:table-cell office:value-type="string">
            <text:p>“I hope nobody's living in here.”</text:p>
          </table:table-cell>
          <table:table-cell table:formula="of:=LEFT([.C8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47</text:p>
          </table:table-cell>
          <table:table-cell office:value-type="string">
            <text:p>“The lock on the door looks jammed.”</text:p>
          </table:table-cell>
          <table:table-cell table:formula="of:=LEFT([.C8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9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EBRIS</text:p>
          </table:table-cell>
          <table:table-cell office:value-type="string">
            <text:p>MAVI448</text:p>
          </table:table-cell>
          <table:table-cell office:value-type="string">
            <text:p>“This place looks like it could fall apart any minute.”</text:p>
          </table:table-cell>
          <table:table-cell table:formula="of:=LEFT([.C8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49</text:p>
          </table:table-cell>
          <table:table-cell office:value-type="string">
            <text:p>“It's strange to believe a rich gangster's been living in here.”</text:p>
          </table:table-cell>
          <table:table-cell table:formula="of:=LEFT([.C89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0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TAIRWELL DOOR</text:p>
          </table:table-cell>
          <table:table-cell office:value-type="string">
            <text:p>MAVI450</text:p>
          </table:table-cell>
          <table:table-cell office:value-type="string">
            <text:p>“It's the door to the stairwell. Canoli's room should be up there.”</text:p>
          </table:table-cell>
          <table:table-cell table:formula="of:=LEFT([.C90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02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APARTMENT BUILDING STAIRWELL</text:p>
          </table:table-cell>
          <table:covered-table-cell/>
          <table:covered-table-cell table:style-name="Default"/>
          <table:covered-table-cell/>
          <table:covered-table-cell table:formula="of:=LEFT([.C903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STAIRS</text:p>
          </table:table-cell>
          <table:table-cell office:value-type="string">
            <text:p>MAVI451</text:p>
          </table:table-cell>
          <table:table-cell office:value-type="string">
            <text:p>“They lead up to Canoli's room.”</text:p>
          </table:table-cell>
          <table:table-cell table:formula="of:=LEFT([.C90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0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FIRST ENTER ROOM</text:p>
          </table:table-cell>
          <table:table-cell office:value-type="string">
            <text:p>MAVI452</text:p>
          </table:table-cell>
          <table:table-cell office:value-type="string">
            <text:p>“I'm feeling anxious of what lies ahead.”</text:p>
          </table:table-cell>
          <table:table-cell table:formula="of:=LEFT([.C90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53</text:p>
          </table:table-cell>
          <table:table-cell office:value-type="string">
            <text:p>“I need to be prepared.”</text:p>
          </table:table-cell>
          <table:table-cell table:formula="of:=LEFT([.C9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0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AY BACK</text:p>
          </table:table-cell>
          <table:table-cell office:value-type="string">
            <text:p>MAVI454</text:p>
          </table:table-cell>
          <table:table-cell office:value-type="string">
            <text:p>“It's where I came from. I might wanna go back out and take a breather.”</text:p>
          </table:table-cell>
          <table:table-cell table:formula="of:=LEFT([.C9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10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APARTMENT BUILDING STAIRWELL</text:p>
          </table:table-cell>
          <table:covered-table-cell/>
          <table:covered-table-cell table:style-name="Default"/>
          <table:covered-table-cell/>
          <table:covered-table-cell table:formula="of:=LEFT([.C911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455</text:p>
          </table:table-cell>
          <table:table-cell office:value-type="string">
            <text:p>“I really want to go back. I'm getting nervous.”</text:p>
          </table:table-cell>
          <table:table-cell table:formula="of:=LEFT([.C91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1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456</text:p>
          </table:table-cell>
          <table:table-cell office:value-type="string">
            <text:p>“Here it is. Room 204.”</text:p>
          </table:table-cell>
          <table:table-cell table:formula="of:=LEFT([.C9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1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DOOR</text:p>
          </table:table-cell>
          <table:table-cell office:value-type="string">
            <text:p>MAVI457</text:p>
          </table:table-cell>
          <table:table-cell office:value-type="string">
            <text:p>“Open up, it's the police!”</text:p>
          </table:table-cell>
          <table:table-cell table:formula="of:=LEFT([.C9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58</text:p>
          </table:table-cell>
          <table:table-cell office:value-type="string">
            <text:p>“. . . <text:s/>That's it, I'm coming in.”</text:p>
          </table:table-cell>
          <table:table-cell table:formula="of:=LEFT([.C91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59</text:p>
          </table:table-cell>
          <table:table-cell office:value-type="string">
            <text:p>“Hmm . . . I need something to break in.”</text:p>
          </table:table-cell>
          <table:table-cell table:formula="of:=LEFT([.C9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1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R GUN ON DOOR</text:p>
          </table:table-cell>
          <table:table-cell office:value-type="string">
            <text:p>MAVI460</text:p>
          </table:table-cell>
          <table:table-cell office:value-type="string">
            <text:p>“Here I go . . .”</text:p>
          </table:table-cell>
          <table:table-cell table:formula="of:=LEFT([.C92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21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ROOM 204</text:p>
          </table:table-cell>
          <table:covered-table-cell/>
          <table:covered-table-cell table:style-name="Default"/>
          <table:covered-table-cell/>
          <table:covered-table-cell table:formula="of:=LEFT([.C922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S ROOM</text:p>
          </table:table-cell>
          <table:table-cell office:value-type="string">
            <text:p>MAVI461</text:p>
          </table:table-cell>
          <table:table-cell office:value-type="string">
            <text:p>“What the . . .”</text:p>
          </table:table-cell>
          <table:table-cell table:formula="of:=LEFT([.C9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2</text:p>
          </table:table-cell>
          <table:table-cell office:value-type="string">
            <text:p>“What is this?”</text:p>
          </table:table-cell>
          <table:table-cell table:formula="of:=LEFT([.C9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ootstep sounds</text:p>
          </table:table-cell>
          <table:table-cell table:style-name="ce15" office:value-type="string">
            <text:p>MAVI463</text:p>
          </table:table-cell>
          <table:table-cell office:value-type="string">
            <text:p>“Someone's coming.”</text:p>
          </table:table-cell>
          <table:table-cell table:formula="of:=LEFT([.C9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2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HAYNES ENTERS, FAIL 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formula="of:=LEFT([.C9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formula="of:=LEFT([.C92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formula="of:=LEFT([.C92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'd hidden, I wouldn'tve caught you.”</text:p>
          </table:table-cell>
          <table:table-cell table:formula="of:=LEFT([.C930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HAYNES-MAVISH IN RIGHT CLOSET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formula="of:=LEFT([.C9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formula="of:=LEFT([.C9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formula="of:=LEFT([.C93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'd hidden somewhere else, I wouldn't have caught you.”</text:p>
          </table:table-cell>
          <table:table-cell table:formula="of:=LEFT([.C93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3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HAYNES-MAVISH IN TOP CLOSET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formula="of:=LEFT([.C93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formula="of:=LEFT([.C93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formula="of:=LEFT([.C93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 distracted me so I thought you were somewhere else, I wouldn't have caught you.”</text:p>
          </table:table-cell>
          <table:table-cell table:formula="of:=LEFT([.C940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4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HAYNES-RECORDER IN CLOSET</text:p>
          </table:table-cell>
          <table:table-cell office:value-type="string">
            <text:p>HAYN68</text:p>
          </table:table-cell>
          <table:table-cell office:value-type="string">
            <text:p>“I hear you in there Mavish.”</text:p>
          </table:table-cell>
          <table:table-cell table:formula="of:=LEFT([.C94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HEN USE GUN</text:p>
          </table:table-cell>
          <table:table-cell office:value-type="string">
            <text:p>MAVI466</text:p>
          </table:table-cell>
          <table:table-cell office:value-type="string">
            <text:p>“Tricked you!”</text:p>
          </table:table-cell>
          <table:table-cell table:formula="of:=LEFT([.C94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9</text:p>
          </table:table-cell>
          <table:table-cell office:value-type="string">
            <text:p>“&lt;gurgle&gt; . . . &lt;gurgle &gt; . . .”</text:p>
          </table:table-cell>
          <table:table-cell table:formula="of:=LEFT([.C94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70</text:p>
          </table:table-cell>
          <table:table-cell office:value-type="string">
            <text:p>“M-Mavish . . .”</text:p>
          </table:table-cell>
          <table:table-cell table:formula="of:=LEFT([.C94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7</text:p>
          </table:table-cell>
          <table:table-cell office:value-type="string">
            <text:p>“Why'd you do it?”</text:p>
          </table:table-cell>
          <table:table-cell table:formula="of:=LEFT([.C9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71</text:p>
          </table:table-cell>
          <table:table-cell office:value-type="string">
            <text:p>“C-Cannoli . . . He . . .”</text:p>
          </table:table-cell>
          <table:table-cell table:formula="of:=LEFT([.C94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8</text:p>
          </table:table-cell>
          <table:table-cell office:value-type="string">
            <text:p>“Is he the one who killed my partner?”</text:p>
          </table:table-cell>
          <table:table-cell table:formula="of:=LEFT([.C9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9</text:p>
          </table:table-cell>
          <table:table-cell office:value-type="string">
            <text:p>“&lt;gurgle&gt; . . . &lt;gurgle &gt; . . .”</text:p>
          </table:table-cell>
          <table:table-cell table:formula="of:=LEFT([.C94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9</text:p>
          </table:table-cell>
          <table:table-cell office:value-type="string">
            <text:p>“Answer me!”</text:p>
          </table:table-cell>
          <table:table-cell table:formula="of:=LEFT([.C95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ylvia enters</text:p>
          </table:table-cell>
          <table:table-cell office:value-type="string">
            <text:p>MAVI470</text:p>
          </table:table-cell>
          <table:table-cell office:value-type="string">
            <text:p>“Sylvia? What are you doing here?”</text:p>
          </table:table-cell>
          <table:table-cell table:formula="of:=LEFT([.C95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3</text:p>
          </table:table-cell>
          <table:table-cell office:value-type="string">
            <text:p>“Trust me, Mavish. It's for the better.”</text:p>
          </table:table-cell>
          <table:table-cell table:formula="of:=LEFT([.C95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ANN1</text:p>
          </table:table-cell>
          <table:table-cell office:value-type="string">
            <text:p>“Hey! Thanks so much, dame.”</text:p>
          </table:table-cell>
          <table:table-cell table:formula="of:=LEFT([.C953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4</text:p>
          </table:table-cell>
          <table:table-cell office:value-type="string">
            <text:p>“Haynes is dead, Cannoli.”</text:p>
          </table:table-cell>
          <table:table-cell table:formula="of:=LEFT([.C954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ANN2</text:p>
          </table:table-cell>
          <table:table-cell office:value-type="string">
            <text:p>“What? Oh my god.”</text:p>
          </table:table-cell>
          <table:table-cell table:formula="of:=LEFT([.C955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5</text:p>
          </table:table-cell>
          <table:table-cell office:value-type="string">
            <text:p>“He tried to kill Mavish.”</text:p>
          </table:table-cell>
          <table:table-cell table:formula="of:=LEFT([.C956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ANN3</text:p>
          </table:table-cell>
          <table:table-cell office:value-type="string">
            <text:p>“Fuckin' idiot got what he deserved.”</text:p>
          </table:table-cell>
          <table:table-cell table:formula="of:=LEFT([.C957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ANN4</text:p>
          </table:table-cell>
          <table:table-cell office:value-type="string">
            <text:p>“Grab Mavish. Get him into the van.”</text:p>
          </table:table-cell>
          <table:table-cell table:formula="of:=LEFT([.C958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HEN DONT USE GUN</text:p>
          </table:table-cell>
          <table:table-cell office:value-type="string">
            <text:p>MAVI467</text:p>
          </table:table-cell>
          <table:table-cell office:value-type="string">
            <text:p>“Haynes, thank god you're here!”</text:p>
          </table:table-cell>
          <table:table-cell table:formula="of:=LEFT([.C95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formula="of:=LEFT([.C96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formula="of:=LEFT([.C96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HAYN68</text:p>
          </table:table-cell>
          <table:table-cell office:value-type="string">
            <text:p>“You had the advantage on me. If you shot me, this wouldn't have happened.”</text:p>
          </table:table-cell>
          <table:table-cell table:formula="of:=LEFT([.C96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6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GUN ON DOOR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formula="of:=LEFT([.C96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formula="of:=LEFT([.C9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formula="of:=LEFT([.C966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 had a few moments to digest the fact that you needed to kill me, this would not have happened.”</text:p>
          </table:table-cell>
          <table:table-cell table:formula="of:=LEFT([.C96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68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CANNOLI BASEMENT</text:p>
          </table:table-cell>
          <table:covered-table-cell/>
          <table:covered-table-cell table:style-name="Default"/>
          <table:covered-table-cell/>
          <table:covered-table-cell table:formula="of:=LEFT([.C969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 ROOM</text:p>
          </table:table-cell>
          <table:table-cell office:value-type="string">
            <text:p>MAVI468</text:p>
          </table:table-cell>
          <table:table-cell office:value-type="string">
            <text:p>“I've gotta get out of here.”</text:p>
          </table:table-cell>
          <table:table-cell table:formula="of:=LEFT([.C97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OR IF SECOND TIME</text:p>
          </table:table-cell>
          <table:table-cell office:value-type="string">
            <text:p>MAVI473</text:p>
          </table:table-cell>
          <table:table-cell office:value-type="string">
            <text:p>“Wait, something isn't right . . .”</text:p>
          </table:table-cell>
          <table:table-cell table:formula="of:=LEFT([.C97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7"/>
          <table:table-cell office:value-type="string">
            <text:p>MAVI474</text:p>
          </table:table-cell>
          <table:table-cell office:value-type="string">
            <text:p>“. . . When did that door get opened?”</text:p>
          </table:table-cell>
          <table:table-cell table:formula="of:=LEFT([.C9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7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HAIR</text:p>
          </table:table-cell>
          <table:table-cell office:value-type="string">
            <text:p>MAVI470</text:p>
          </table:table-cell>
          <table:table-cell office:value-type="string">
            <text:p>“I'm tired to this chair and my hands are completely bound.</text:p>
          </table:table-cell>
          <table:table-cell table:formula="of:=LEFT([.C9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71</text:p>
          </table:table-cell>
          <table:table-cell office:value-type="string">
            <text:p>“This is like being in jail, except there is no justice.”</text:p>
          </table:table-cell>
          <table:table-cell table:formula="of:=LEFT([.C97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xcept not in chair</text:p>
          </table:table-cell>
          <table:table-cell office:value-type="string">
            <text:p>MAVI484</text:p>
          </table:table-cell>
          <table:table-cell office:value-type="string">
            <text:p>“The chair is completely coated in sweat.”</text:p>
          </table:table-cell>
          <table:table-cell table:formula="of:=LEFT([.C9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7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472</text:p>
          </table:table-cell>
          <table:table-cell office:value-type="string">
            <text:p>“The door is sealed. I think it leads into the manor.”</text:p>
          </table:table-cell>
          <table:table-cell table:formula="of:=LEFT([.C97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OR IF SECOND TIME</text:p>
          </table:table-cell>
          <table:table-cell office:value-type="string">
            <text:p>MAVI475</text:p>
          </table:table-cell>
          <table:table-cell office:value-type="string">
            <text:p>“Whatever busted this door open had to have been very powerful.”</text:p>
          </table:table-cell>
          <table:table-cell table:formula="of:=LEFT([.C97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8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DOOR</text:p>
          </table:table-cell>
          <table:table-cell office:value-type="string">
            <text:p>MAVI476</text:p>
          </table:table-cell>
          <table:table-cell office:value-type="string">
            <text:p>“My hands are too soft to grip the handle on this hard door.”</text:p>
          </table:table-cell>
          <table:table-cell table:formula="of:=LEFT([.C98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479</text:p>
          </table:table-cell>
          <table:table-cell office:value-type="string">
            <text:p>“I SAID, MY HANDS ARE TOO SOFT TO GRIP THE HANDLE ON THIS HARD DOOR.”</text:p>
          </table:table-cell>
          <table:table-cell table:formula="of:=LEFT([.C9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480</text:p>
          </table:table-cell>
          <table:table-cell office:value-type="string">
            <text:p>“I CANNOT GO IN THERE.”</text:p>
          </table:table-cell>
          <table:table-cell table:formula="of:=LEFT([.C98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8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ITEM ON DOOR</text:p>
          </table:table-cell>
          <table:table-cell office:value-type="string">
            <text:p>MAVI477</text:p>
          </table:table-cell>
          <table:table-cell office:value-type="string">
            <text:p>“I doubt a nuclear bomb could take down this door,”</text:p>
          </table:table-cell>
          <table:table-cell table:formula="of:=LEFT([.C98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f it's a brick</text:p>
          </table:table-cell>
          <table:table-cell office:value-type="string">
            <text:p>MAVI478</text:p>
          </table:table-cell>
          <table:table-cell office:value-type="string">
            <text:p>“let alone a brick.”</text:p>
          </table:table-cell>
          <table:table-cell table:formula="of:=LEFT([.C9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r gun</text:p>
          </table:table-cell>
          <table:table-cell office:value-type="string">
            <text:p>MAVI481</text:p>
          </table:table-cell>
          <table:table-cell office:value-type="string">
            <text:p>“let alone a bullet.”</text:p>
          </table:table-cell>
          <table:table-cell table:formula="of:=LEFT([.C98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if it's shoes</text:p>
          </table:table-cell>
          <table:table-cell office:value-type="string">
            <text:p>MAVI482</text:p>
          </table:table-cell>
          <table:table-cell office:value-type="string">
            <text:p>“let alone a mighty kick.”</text:p>
          </table:table-cell>
          <table:table-cell table:formula="of:=LEFT([.C98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f it's badge</text:p>
          </table:table-cell>
          <table:table-cell office:value-type="string">
            <text:p>MAVI483</text:p>
          </table:table-cell>
          <table:table-cell office:value-type="string">
            <text:p>“let alone the law of the land.”</text:p>
          </table:table-cell>
          <table:table-cell table:formula="of:=LEFT([.C98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9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GLASS</text:p>
          </table:table-cell>
          <table:table-cell office:value-type="string">
            <text:p>MAVI485</text:p>
          </table:table-cell>
          <table:table-cell office:value-type="string">
            <text:p>“There's broken glass all over the floor.”</text:p>
          </table:table-cell>
          <table:table-cell table:formula="of:=LEFT([.C9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86</text:p>
          </table:table-cell>
          <table:table-cell office:value-type="string">
            <text:p>“I need to find a way to walk through here without getting hurt.”</text:p>
          </table:table-cell>
          <table:table-cell table:formula="of:=LEFT([.C99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9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BROKEN GLASS</text:p>
          </table:table-cell>
          <table:table-cell office:value-type="string">
            <text:p>MAVI487</text:p>
          </table:table-cell>
          <table:table-cell office:value-type="string">
            <text:p>“I don't think shards of glass wear shoes.”</text:p>
          </table:table-cell>
          <table:table-cell table:formula="of:=LEFT([.C9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BROKEN GLASS</text:p>
          </table:table-cell>
          <table:table-cell office:value-type="string">
            <text:p>MAVI488</text:p>
          </table:table-cell>
          <table:table-cell office:value-type="string">
            <text:p>“Shit. That just made the shards smaller.”</text:p>
          </table:table-cell>
          <table:table-cell table:formula="of:=LEFT([.C9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LACES ON BROKEN GLASS</text:p>
          </table:table-cell>
          <table:table-cell office:value-type="string">
            <text:p>MAVI489</text:p>
          </table:table-cell>
          <table:table-cell office:value-type="string">
            <text:p>“Tying up these shards would take too long.”</text:p>
          </table:table-cell>
          <table:table-cell table:formula="of:=LEFT([.C9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GUN ON BROKEN GLASS</text:p>
          </table:table-cell>
          <table:table-cell office:value-type="string">
            <text:p>MAVI490</text:p>
          </table:table-cell>
          <table:table-cell office:value-type="string">
            <text:p>“What if the bullet ricochets off the glass and hits me in the brain?”</text:p>
          </table:table-cell>
          <table:table-cell table:formula="of:=LEFT([.C9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DGE ON BROKEN GLASS</text:p>
          </table:table-cell>
          <table:table-cell office:value-type="string">
            <text:p>MAVI491</text:p>
          </table:table-cell>
          <table:table-cell office:value-type="string">
            <text:p>“Broken glass, I'm a cop. You're under arrest.”</text:p>
          </table:table-cell>
          <table:table-cell table:formula="of:=LEFT([.C9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VASE ON BROKEN GLASS</text:p>
          </table:table-cell>
          <table:table-cell office:value-type="string">
            <text:p>MAVI492</text:p>
          </table:table-cell>
          <table:table-cell office:value-type="string">
            <text:p>“This vase is too smooth and beautiful to hold broken glass inside of it.”</text:p>
          </table:table-cell>
          <table:table-cell table:formula="of:=LEFT([.C99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0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STEP ON BROKEN GLASS</text:p>
          </table:table-cell>
          <table:table-cell office:value-type="string">
            <text:p>MAVI493</text:p>
          </table:table-cell>
          <table:table-cell office:value-type="string">
            <text:p>“Ouch! Aaa! My feet!”</text:p>
          </table:table-cell>
          <table:table-cell table:formula="of:=LEFT([.C100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94</text:p>
          </table:table-cell>
          <table:table-cell office:value-type="string">
            <text:p>(groaning in pain) “No! It can't be!”</text:p>
          </table:table-cell>
          <table:table-cell table:formula="of:=LEFT([.C100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DIDN'T HAVE LACES</text:p>
          </table:table-cell>
          <table:table-cell office:value-type="string">
            <text:p>MAVI543</text:p>
          </table:table-cell>
          <table:table-cell office:value-type="string">
            <text:p>“No! The shoes were too loose on my feet!”</text:p>
          </table:table-cell>
          <table:table-cell table:formula="of:=LEFT([.C100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0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AIR PUMP</text:p>
          </table:table-cell>
          <table:table-cell office:value-type="string">
            <text:p>MAVI495</text:p>
          </table:table-cell>
          <table:table-cell office:value-type="string">
            <text:p>“It's an air pump for bicycles.”</text:p>
          </table:table-cell>
          <table:table-cell table:formula="of:=LEFT([.C10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96</text:p>
          </table:table-cell>
          <table:table-cell office:value-type="string">
            <text:p>“It looks as though someone didn't seal it all the way.”</text:p>
          </table:table-cell>
          <table:table-cell table:formula="of:=LEFT([.C100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PUMP</text:p>
          </table:table-cell>
          <table:table-cell office:value-type="string">
            <text:p>MAVI497</text:p>
          </table:table-cell>
          <table:table-cell office:value-type="string">
            <text:p>“Finally, I'm free! Now to find that Cannoli.”</text:p>
          </table:table-cell>
          <table:table-cell table:formula="of:=LEFT([.C10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0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HANDS ON ANYTHING BUT PUMP</text:p>
          </table:table-cell>
          <table:table-cell office:value-type="string">
            <text:p>MAVI498</text:p>
          </table:table-cell>
          <table:table-cell office:value-type="string">
            <text:p>“I can't do that since I'm all tied up.”</text:p>
          </table:table-cell>
          <table:table-cell table:formula="of:=LEFT([.C10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1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HED DOOR</text:p>
          </table:table-cell>
          <table:table-cell office:value-type="string">
            <text:p>MAVI499</text:p>
          </table:table-cell>
          <table:table-cell office:value-type="string">
            <text:p>“Cannoli went out that way. I bet I could find him outside.”</text:p>
          </table:table-cell>
          <table:table-cell table:formula="of:=LEFT([.C101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1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ED DOOR</text:p>
          </table:table-cell>
          <table:table-cell office:value-type="string">
            <text:p>MAVI500</text:p>
          </table:table-cell>
          <table:table-cell office:value-type="string">
            <text:p>“Cannoli, you son of a bitch.”</text:p>
          </table:table-cell>
          <table:table-cell table:formula="of:=LEFT([.C101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501</text:p>
          </table:table-cell>
          <table:table-cell office:value-type="string">
            <text:p>“I'm coming for you.”</text:p>
          </table:table-cell>
          <table:table-cell table:formula="of:=LEFT([.C10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15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CANNOLI BACKYARD LINES</text:p>
          </table:table-cell>
          <table:covered-table-cell/>
          <table:covered-table-cell table:style-name="Default"/>
          <table:covered-table-cell/>
          <table:covered-table-cell table:formula="of:=LEFT([.C1016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MAVI502</text:p>
          </table:table-cell>
          <table:table-cell office:value-type="string">
            <text:p>“Tony Cannoli, you damn dirty dog! You're under arrest!”</text:p>
          </table:table-cell>
          <table:table-cell table:formula="of:=LEFT([.C101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NN5</text:p>
          </table:table-cell>
          <table:table-cell office:value-type="string">
            <text:p>“What? How'd you escape?”</text:p>
          </table:table-cell>
          <table:table-cell table:formula="of:=LEFT([.C1018]; 4)" office:value-type="string" office:string-value="CONN">
            <text:p>CON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503</text:p>
          </table:table-cell>
          <table:table-cell office:value-type="string">
            <text:p>“Get back here, bastard!”</text:p>
          </table:table-cell>
          <table:table-cell table:formula="of:=LEFT([.C10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2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TATUES</text:p>
          </table:table-cell>
          <table:table-cell office:value-type="string">
            <text:p>MAVI504</text:p>
          </table:table-cell>
          <table:table-cell office:value-type="string">
            <text:p>“Cannoli must have an extraordinary amount of wealth to afford statues like these.”</text:p>
          </table:table-cell>
          <table:table-cell table:formula="of:=LEFT([.C10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505</text:p>
          </table:table-cell>
          <table:table-cell office:value-type="string">
            <text:p>“Ill-gotten wealth, no less.”</text:p>
          </table:table-cell>
          <table:table-cell table:formula="of:=LEFT([.C102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2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OUNTAIN</text:p>
          </table:table-cell>
          <table:table-cell office:value-type="string">
            <text:p>MAVI506</text:p>
          </table:table-cell>
          <table:table-cell office:value-type="string">
            <text:p>“Water is pumping out of this fountain.”</text:p>
          </table:table-cell>
          <table:table-cell table:formula="of:=LEFT([.C10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507</text:p>
          </table:table-cell>
          <table:table-cell office:value-type="string">
            <text:p>“It's quite calming.”</text:p>
          </table:table-cell>
          <table:table-cell table:formula="of:=LEFT([.C10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2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VASE (AFTER SETDOWN)</text:p>
          </table:table-cell>
          <table:table-cell office:value-type="string">
            <text:p>MAVI508</text:p>
          </table:table-cell>
          <table:table-cell office:value-type="string">
            <text:p>“The vase is completely filled with water.”</text:p>
          </table:table-cell>
          <table:table-cell table:formula="of:=LEFT([.C10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2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PICKUP VASE</text:p>
          </table:table-cell>
          <table:table-cell office:value-type="string">
            <text:p>MAVI509</text:p>
          </table:table-cell>
          <table:table-cell office:value-type="string">
            <text:p>“The vase is mine.”</text:p>
          </table:table-cell>
          <table:table-cell table:formula="of:=LEFT([.C102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3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TO PATH</text:p>
          </table:table-cell>
          <table:table-cell office:value-type="string">
            <text:p>MAVI510</text:p>
          </table:table-cell>
          <table:table-cell office:value-type="string">
            <text:p>“It's the way Cannoli ran, into the garden.”</text:p>
          </table:table-cell>
          <table:table-cell table:formula="of:=LEFT([.C103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3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TO LEFT PATH</text:p>
          </table:table-cell>
          <table:table-cell office:value-type="string">
            <text:p>MAVI511</text:p>
          </table:table-cell>
          <table:table-cell office:value-type="string">
            <text:p>“It leads to the front gates of the manor.”</text:p>
          </table:table-cell>
          <table:table-cell table:formula="of:=LEFT([.C10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34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MANOR FRONT GATES</text:p>
          </table:table-cell>
          <table:covered-table-cell/>
          <table:covered-table-cell table:style-name="Default"/>
          <table:covered-table-cell/>
          <table:covered-table-cell table:formula="of:=LEFT([.C1035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CANOLI MANOR</text:p>
          </table:table-cell>
          <table:table-cell table:style-name="Default" office:value-type="string">
            <text:p>MAVI512</text:p>
          </table:table-cell>
          <table:table-cell office:value-type="string">
            <text:p>“Cannoli's mansion. It reeks of evil.”</text:p>
          </table:table-cell>
          <table:table-cell table:formula="of:=LEFT([.C10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13</text:p>
          </table:table-cell>
          <table:table-cell office:value-type="string">
            <text:p>“We'll get a warrant after I arrest Cannoli.”</text:p>
          </table:table-cell>
          <table:table-cell table:formula="of:=LEFT([.C103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3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table:style-name="Default" office:value-type="string">
            <text:p>MAVI515</text:p>
          </table:table-cell>
          <table:table-cell office:value-type="string">
            <text:p>“It looks like somebody's in there.”</text:p>
          </table:table-cell>
          <table:table-cell table:formula="of:=LEFT([.C103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4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CANOLI MANOR</text:p>
          </table:table-cell>
          <table:table-cell table:style-name="Default" office:value-type="string">
            <text:p>SYLV26</text:p>
          </table:table-cell>
          <table:table-cell office:value-type="string">
            <text:p>“Ah, shit!”</text:p>
          </table:table-cell>
          <table:table-cell table:formula="of:=LEFT([.C1041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14</text:p>
          </table:table-cell>
          <table:table-cell office:value-type="string">
            <text:p>“Haha. Miller's wife.”</text:p>
          </table:table-cell>
          <table:table-cell table:formula="of:=LEFT([.C104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27</text:p>
          </table:table-cell>
          <table:table-cell office:value-type="string">
            <text:p>“Mavish, you escaped? Hold on, I've got a plan to stop Cannoli!”</text:p>
          </table:table-cell>
          <table:table-cell table:formula="of:=LEFT([.C104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16</text:p>
          </table:table-cell>
          <table:table-cell office:value-type="string">
            <text:p>“Okay. You could've just called the cops.”</text:p>
          </table:table-cell>
          <table:table-cell table:formula="of:=LEFT([.C10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17</text:p>
          </table:table-cell>
          <table:table-cell office:value-type="string">
            <text:p>“Wait . . . Haynes was a cop, and he was Cannoli's mole.”</text:p>
          </table:table-cell>
          <table:table-cell table:formula="of:=LEFT([.C104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18</text:p>
          </table:table-cell>
          <table:table-cell office:value-type="string">
            <text:p>“Maybe the rest of them are, too.”</text:p>
          </table:table-cell>
          <table:table-cell table:formula="of:=LEFT([.C10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4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table:style-name="Default" office:value-type="string">
            <text:p>MAVI519</text:p>
          </table:table-cell>
          <table:table-cell office:value-type="string">
            <text:p>“It leads back to where I came from.”</text:p>
          </table:table-cell>
          <table:table-cell table:formula="of:=LEFT([.C10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49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CANNOLI BACK YARD</text:p>
          </table:table-cell>
          <table:covered-table-cell/>
          <table:covered-table-cell table:style-name="Default"/>
          <table:covered-table-cell/>
          <table:covered-table-cell table:formula="of:=LEFT([.C1050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 ROOM</text:p>
          </table:table-cell>
          <table:table-cell table:style-name="Default" office:value-type="string">
            <text:p>CANN6</text:p>
          </table:table-cell>
          <table:table-cell office:value-type="string">
            <text:p>“Come on, come on . . .”</text:p>
          </table:table-cell>
          <table:table-cell table:formula="of:=LEFT([.C1051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CANN7</text:p>
          </table:table-cell>
          <table:table-cell office:value-type="string">
            <text:p>“Sweetheart, why's the door jammed!?”</text:p>
          </table:table-cell>
          <table:table-cell table:formula="of:=LEFT([.C1052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28</text:p>
          </table:table-cell>
          <table:table-cell office:value-type="string">
            <text:p>“I'm putting an end to this charade, Cannoli.”</text:p>
          </table:table-cell>
          <table:table-cell table:formula="of:=LEFT([.C105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CANN8</text:p>
          </table:table-cell>
          <table:table-cell office:value-type="string">
            <text:p>“You stuck-up, rotten whore!”</text:p>
          </table:table-cell>
          <table:table-cell table:formula="of:=LEFT([.C1054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>
            <text:p>MAVI520</text:p>
          </table:table-cell>
          <table:table-cell office:value-type="string">
            <text:p>“The jig is up, Cannoli.”</text:p>
          </table:table-cell>
          <table:table-cell table:formula="of:=LEFT([.C105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CANN9</text:p>
          </table:table-cell>
          <table:table-cell office:value-type="string">
            <text:p>“Oh yeah? Watch this!”</text:p>
          </table:table-cell>
          <table:table-cell table:formula="of:=LEFT([.C1056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cannoli dives into well)</text:p>
          </table:table-cell>
          <table:table-cell table:style-name="Default" office:value-type="string">
            <text:p>MAVI521</text:p>
          </table:table-cell>
          <table:table-cell office:value-type="string">
            <text:p>“Dammit. I have to get him out of there.”</text:p>
          </table:table-cell>
          <table:table-cell table:formula="of:=LEFT([.C105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5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TO PATH BACK</text:p>
          </table:table-cell>
          <table:table-cell table:style-name="Default" office:value-type="string">
            <text:p>MAVI522</text:p>
          </table:table-cell>
          <table:table-cell office:value-type="string">
            <text:p>“Leads back to the side of the manor.”</text:p>
          </table:table-cell>
          <table:table-cell table:formula="of:=LEFT([.C105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6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TO WELL</text:p>
          </table:table-cell>
          <table:table-cell table:style-name="Default" office:value-type="string">
            <text:p>MAVI523</text:p>
          </table:table-cell>
          <table:table-cell office:value-type="string">
            <text:p>“Tony Cannoli is down there. It really doesn't look that deep.”</text:p>
          </table:table-cell>
          <table:table-cell table:formula="of:=LEFT([.C106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WELL</text:p>
          </table:table-cell>
          <table:table-cell table:style-name="Default" office:value-type="string">
            <text:p>MAVI524</text:p>
          </table:table-cell>
          <table:table-cell office:value-type="string">
            <text:p>(reverb) “Cannoli, I'm comin' for you!”</text:p>
          </table:table-cell>
          <table:table-cell table:formula="of:=LEFT([.C106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CANN10</text:p>
          </table:table-cell>
          <table:table-cell office:value-type="string">
            <text:p>“In your dreams, Mavish!”</text:p>
          </table:table-cell>
          <table:table-cell table:formula="of:=LEFT([.C1063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CANN11</text:p>
          </table:table-cell>
          <table:table-cell office:value-type="string">
            <text:p>“You haven't got long until you're done for!”</text:p>
          </table:table-cell>
          <table:table-cell table:formula="of:=LEFT([.C1064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25</text:p>
          </table:table-cell>
          <table:table-cell office:value-type="string">
            <text:p>“What did he mean by that?'</text:p>
          </table:table-cell>
          <table:table-cell table:formula="of:=LEFT([.C10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WELL</text:p>
          </table:table-cell>
          <table:table-cell table:style-name="Default" office:value-type="string">
            <text:p>MAVI543</text:p>
          </table:table-cell>
          <table:table-cell office:value-type="string">
            <text:p>“I'm too fat. I'd block off the top and suffocate Cannoli if I tried to go down there.”</text:p>
          </table:table-cell>
          <table:table-cell table:formula="of:=LEFT([.C106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6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TATUES</text:p>
          </table:table-cell>
          <table:table-cell table:style-name="Default" office:value-type="string">
            <text:p>MAVI526</text:p>
          </table:table-cell>
          <table:table-cell office:value-type="string">
            <text:p>“Looks like Cannoli really forked over a lot of cash for these statues.”</text:p>
          </table:table-cell>
          <table:table-cell table:formula="of:=LEFT([.C106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6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table:style-name="Default" office:value-type="string">
            <text:p>MAVI527</text:p>
          </table:table-cell>
          <table:table-cell office:value-type="string">
            <text:p>“Pretty sure Sylvia barricaded it so Cannoli couldn't get inside.”</text:p>
          </table:table-cell>
          <table:table-cell table:formula="of:=LEFT([.C107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7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TO SYLVIA</text:p>
          </table:table-cell>
          <table:table-cell table:style-name="Default" office:value-type="string">
            <text:p>MAVI528</text:p>
          </table:table-cell>
          <table:table-cell office:value-type="string">
            <text:p>“Miller's wife. I'm not sure why she's helping me.”</text:p>
          </table:table-cell>
          <table:table-cell table:formula="of:=LEFT([.C10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7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SYLVIA</text:p>
          </table:table-cell>
          <table:table-cell table:style-name="Default" office:value-type="string">
            <text:p>MAVI529</text:p>
          </table:table-cell>
          <table:table-cell office:value-type="string">
            <text:p>“Sylvia!”</text:p>
          </table:table-cell>
          <table:table-cell table:formula="of:=LEFT([.C10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29</text:p>
          </table:table-cell>
          <table:table-cell office:value-type="string">
            <text:p>“Detective Mavish!”</text:p>
          </table:table-cell>
          <table:table-cell table:formula="of:=LEFT([.C1075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7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0</text:p>
          </table:table-cell>
          <table:table-cell office:value-type="string">
            <text:p>CHOICE A: “Why are you helping me?”</text:p>
          </table:table-cell>
          <table:table-cell table:formula="of:=LEFT([.C10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0</text:p>
          </table:table-cell>
          <table:table-cell office:value-type="string">
            <text:p>“I can't explain right now, but just trust me when I say I know that”</text:p>
          </table:table-cell>
          <table:table-cell table:formula="of:=LEFT([.C1078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1</text:p>
          </table:table-cell>
          <table:table-cell office:value-type="string">
            <text:p>“whatever Cannoli is planning, it isn't good!”</text:p>
          </table:table-cell>
          <table:table-cell table:formula="of:=LEFT([.C1079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1</text:p>
          </table:table-cell>
          <table:table-cell office:value-type="string">
            <text:p>“What's he planning?”</text:p>
          </table:table-cell>
          <table:table-cell table:formula="of:=LEFT([.C108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2</text:p>
          </table:table-cell>
          <table:table-cell office:value-type="string">
            <text:p>“I don't think you'd understand!”</text:p>
          </table:table-cell>
          <table:table-cell table:formula="of:=LEFT([.C1081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3</text:p>
          </table:table-cell>
          <table:table-cell office:value-type="string">
            <text:p>“Time is limited, you have to finish the job, now!”</text:p>
          </table:table-cell>
          <table:table-cell table:formula="of:=LEFT([.C108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83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1</text:p>
          </table:table-cell>
          <table:table-cell office:value-type="string">
            <text:p>CHOICE B: “Why did you work for Cannoli?”</text:p>
          </table:table-cell>
          <table:table-cell table:formula="of:=LEFT([.C10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4</text:p>
          </table:table-cell>
          <table:table-cell office:value-type="string">
            <text:p>“Mavish, truth is Cannoli and I have had something for a long time.”</text:p>
          </table:table-cell>
          <table:table-cell table:formula="of:=LEFT([.C1085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5</text:p>
          </table:table-cell>
          <table:table-cell office:value-type="string">
            <text:p>“Long before you. Long before Miller.”</text:p>
          </table:table-cell>
          <table:table-cell table:formula="of:=LEFT([.C1086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6</text:p>
          </table:table-cell>
          <table:table-cell office:value-type="string">
            <text:p>“But that doesn't matter, right now. What matters is you finishing the job.”</text:p>
          </table:table-cell>
          <table:table-cell table:formula="of:=LEFT([.C1087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88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9</text:p>
          </table:table-cell>
          <table:table-cell office:value-type="string">
            <text:p>CHOICE C: “Do you think Tony Cannoli really killed Miller?”</text:p>
          </table:table-cell>
          <table:table-cell table:formula="of:=LEFT([.C108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7</text:p>
          </table:table-cell>
          <table:table-cell office:value-type="string">
            <text:p>“I don't know! Even if he did, I don't think that matters now!”</text:p>
          </table:table-cell>
          <table:table-cell table:formula="of:=LEFT([.C109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0</text:p>
          </table:table-cell>
          <table:table-cell office:value-type="string">
            <text:p>“What do you mean?”</text:p>
          </table:table-cell>
          <table:table-cell table:formula="of:=LEFT([.C10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8</text:p>
          </table:table-cell>
          <table:table-cell office:value-type="string">
            <text:p>“If I could put it into words, I would!”</text:p>
          </table:table-cell>
          <table:table-cell table:formula="of:=LEFT([.C109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9</text:p>
          </table:table-cell>
          <table:table-cell office:value-type="string">
            <text:p>“Just get him out of here as fast as you can!”</text:p>
          </table:table-cell>
          <table:table-cell table:formula="of:=LEFT([.C109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94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2</text:p>
          </table:table-cell>
          <table:table-cell office:value-type="string">
            <text:p>CHOICE D: “Call the police, Sylvia.”</text:p>
          </table:table-cell>
          <table:table-cell table:formula="of:=LEFT([.C10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7</text:p>
          </table:table-cell>
          <table:table-cell office:value-type="string">
            <text:p>“You are the police!”</text:p>
          </table:table-cell>
          <table:table-cell table:formula="of:=LEFT([.C1096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3</text:p>
          </table:table-cell>
          <table:table-cell office:value-type="string">
            <text:p>“I'm just a detective!”</text:p>
          </table:table-cell>
          <table:table-cell table:formula="of:=LEFT([.C10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8</text:p>
          </table:table-cell>
          <table:table-cell office:value-type="string">
            <text:p>“Mavish, if there's anything I learned over these past few years”</text:p>
          </table:table-cell>
          <table:table-cell table:formula="of:=LEFT([.C1098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9</text:p>
          </table:table-cell>
          <table:table-cell office:value-type="string">
            <text:p>“it's that you're the best serving officer in Noir City!”</text:p>
          </table:table-cell>
          <table:table-cell table:formula="of:=LEFT([.C1099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0</text:p>
          </table:table-cell>
          <table:table-cell office:value-type="string">
            <text:p>“You saw what Haynes tried to do, they're all corrupt! They work for Cannoli!”</text:p>
          </table:table-cell>
          <table:table-cell table:formula="of:=LEFT([.C110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1</text:p>
          </table:table-cell>
          <table:table-cell office:value-type="string">
            <text:p>“You might be the last clean cop in this whole city!”</text:p>
          </table:table-cell>
          <table:table-cell table:formula="of:=LEFT([.C1101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102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3</text:p>
          </table:table-cell>
          <table:table-cell office:value-type="string">
            <text:p>CHOICE E: “Let me into the manor.”</text:p>
          </table:table-cell>
          <table:table-cell table:formula="of:=LEFT([.C110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2</text:p>
          </table:table-cell>
          <table:table-cell office:value-type="string">
            <text:p>“We really don't have a whole lot of time, detective!”</text:p>
          </table:table-cell>
          <table:table-cell table:formula="of:=LEFT([.C1104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4</text:p>
          </table:table-cell>
          <table:table-cell office:value-type="string">
            <text:p>“What's the rush? We just have to keep an eye on Cannoli!”</text:p>
          </table:table-cell>
          <table:table-cell table:formula="of:=LEFT([.C11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3</text:p>
          </table:table-cell>
          <table:table-cell office:value-type="string">
            <text:p>“Mavish, there's really not a lot of time! You have to trust me!”</text:p>
          </table:table-cell>
          <table:table-cell table:formula="of:=LEFT([.C1106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5</text:p>
          </table:table-cell>
          <table:table-cell office:value-type="string">
            <text:p>“I don't, but okay.”</text:p>
          </table:table-cell>
          <table:table-cell table:formula="of:=LEFT([.C11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108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7</text:p>
          </table:table-cell>
          <table:table-cell office:value-type="string">
            <text:p>CHOICE F: “I'm going to arrest Tony Cannoli, now.”</text:p>
          </table:table-cell>
          <table:table-cell table:formula="of:=LEFT([.C11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5</text:p>
          </table:table-cell>
          <table:table-cell office:value-type="string">
            <text:p>“Get him out of that well and as far away from here as possible!”</text:p>
          </table:table-cell>
          <table:table-cell table:formula="of:=LEFT([.C111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11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SYLVIA</text:p>
          </table:table-cell>
          <table:table-cell table:style-name="Default" office:value-type="string">
            <text:p>SYLV44</text:p>
          </table:table-cell>
          <table:table-cell office:value-type="string">
            <text:p>“Mavish!? Please don't, I'm only trying to help!”</text:p>
          </table:table-cell>
          <table:table-cell table:formula="of:=LEFT([.C111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(throws brick)</text:p>
          </table:table-cell>
          <table:table-cell table:style-name="Default" office:value-type="string">
            <text:p>SYLV46</text:p>
          </table:table-cell>
          <table:table-cell office:value-type="string">
            <text:p>“Oh christ!”</text:p>
          </table:table-cell>
          <table:table-cell table:formula="of:=LEFT([.C111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6</text:p>
          </table:table-cell>
          <table:table-cell office:value-type="string">
            <text:p>“Serves you right.”</text:p>
          </table:table-cell>
          <table:table-cell table:formula="of:=LEFT([.C11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11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WELL</text:p>
          </table:table-cell>
          <table:table-cell table:style-name="Default" office:value-type="string">
            <text:p>MAVI538</text:p>
          </table:table-cell>
          <table:table-cell office:value-type="string">
            <text:p>“If I drop the brick on his head, it'll just kill him.”</text:p>
          </table:table-cell>
          <table:table-cell table:formula="of:=LEFT([.C11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1</text:p>
          </table:table-cell>
          <table:table-cell office:value-type="string">
            <text:p>“I need to make sure he suffers.”</text:p>
          </table:table-cell>
          <table:table-cell table:formula="of:=LEFT([.C111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WELL x2</text:p>
          </table:table-cell>
          <table:table-cell table:style-name="Default" office:value-type="string">
            <text:p>MAVI542</text:p>
          </table:table-cell>
          <table:table-cell office:value-type="string">
            <text:p>“Fuck it. He killed my partner, now I'm going to kill him.”</text:p>
          </table:table-cell>
          <table:table-cell table:formula="of:=LEFT([.C11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style-name="Default"/>
          <table:table-cell/>
          <table:table-cell table:formula="of:=LEFT([.C111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WATER ON WELL</text:p>
          </table:table-cell>
          <table:table-cell table:style-name="Default" office:value-type="string">
            <text:p>CANN12</text:p>
          </table:table-cell>
          <table:table-cell office:value-type="string">
            <text:p>“*glub glub*</text:p>
          </table:table-cell>
          <table:table-cell table:formula="of:=LEFT([.C1120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3</text:p>
          </table:table-cell>
          <table:table-cell office:value-type="string">
            <text:p>“I hope you can swim, you son of a bitch!”</text:p>
          </table:table-cell>
          <table:table-cell table:formula="of:=LEFT([.C11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x1</text:p>
          </table:table-cell>
          <table:table-cell table:style-name="Default" office:value-type="string">
            <text:p>MAVI544</text:p>
          </table:table-cell>
          <table:table-cell office:value-type="string">
            <text:p>“The well looks ¼ of the way full.”</text:p>
          </table:table-cell>
          <table:table-cell table:formula="of:=LEFT([.C112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x2</text:p>
          </table:table-cell>
          <table:table-cell table:style-name="Default" office:value-type="string">
            <text:p>MAVI545</text:p>
          </table:table-cell>
          <table:table-cell office:value-type="string">
            <text:p>“The well is halfway full.”</text:p>
          </table:table-cell>
          <table:table-cell table:formula="of:=LEFT([.C11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x3</text:p>
          </table:table-cell>
          <table:table-cell table:style-name="Default" office:value-type="string">
            <text:p>MAVI546</text:p>
          </table:table-cell>
          <table:table-cell office:value-type="string">
            <text:p>“The well is almost full.”</text:p>
          </table:table-cell>
          <table:table-cell table:formula="of:=LEFT([.C11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x4</text:p>
          </table:table-cell>
          <table:table-cell table:style-name="Default" office:value-type="string">
            <text:p>MAVI547</text:p>
          </table:table-cell>
          <table:table-cell office:value-type="string">
            <text:p>“Huh. Cannoli drank some of the water. It's still not full yet.”</text:p>
          </table:table-cell>
          <table:table-cell table:formula="of:=LEFT([.C11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x5</text:p>
          </table:table-cell>
          <table:table-cell table:style-name="Default" office:value-type="string">
            <text:p>MAVI548</text:p>
          </table:table-cell>
          <table:table-cell office:value-type="string">
            <text:p>“How fast does this guy drink water? It's half full now.”</text:p>
          </table:table-cell>
          <table:table-cell table:formula="of:=LEFT([.C112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x6</text:p>
          </table:table-cell>
          <table:table-cell table:style-name="Default" office:value-type="string">
            <text:p>MAVI549</text:p>
          </table:table-cell>
          <table:table-cell office:value-type="string">
            <text:p>“The well is almost full, again.”</text:p>
          </table:table-cell>
          <table:table-cell table:formula="of:=LEFT([.C11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x7</text:p>
          </table:table-cell>
          <table:table-cell table:style-name="Default" office:value-type="string">
            <text:p>MAVI550</text:p>
          </table:table-cell>
          <table:table-cell office:value-type="string">
            <text:p>“Well, well, well. Just look what we have here.”</text:p>
          </table:table-cell>
          <table:table-cell table:formula="of:=LEFT([.C1128]; 4)" office:value-type="string" office:string-value="MAVI">
            <text:p>MAVI</text:p>
          </table:table-cell>
          <table:table-cell table:number-columns-repeated="1019"/>
        </table:table-row>
      </table:table>
      <table:table table:name="GAME" table:style-name="ta1" table:print="false"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table:number-columns-spanned="5" table:number-rows-spanned="1">
            <text:p>SUBWAY TUNNEL</text:p>
          </table:table-cell>
          <table:covered-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string">
            <text:p>OPENING CUTSCEN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VISH enters the tunnel and talks to HAYNES.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string">
            <text:p>MAVISH picks up the BRICK.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VISH picks up the SHOES.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VISH uses the BRICK on the SHOES to get the CASH.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VISH presents the CASH to HAYNES.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IEF BARNETT comes and collects them.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5" table:number-rows-spanned="1">
            <text:p>PAWN SHOP</text:p>
          </table:table-cell>
          <table:covered-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13" office:value-type="string">
            <text:p>MAVISH enters the pawn shop and talks to the man. He wants the vase.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VISH goes outside.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VISH gives $20,000 to the homeless man.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VISH walks into the pawn shop.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VISH takes the vase.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VISH leav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MAVISH OFFICE</text:p>
          </table:table-cell>
          <table:covered-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ROAD BACK CUTSCENE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VISH is in his office. HAYNES enters, talks to him, and presents case files.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VISH takes magnet.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VISH uses magnet to get key.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VISH uses key on door.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VISH talks to SYLVIA.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MAVISH enters HAYNES's office.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VISH talks to HAYNES.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AVISH leaves HAYNES's office.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AVISH enters MILLER's office.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VISH talks to SYLVIA.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AVISH uses wallpaper.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AVISH uses safe.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VISH takes CASH.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VISH gives CASH to HAYN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PAWN SHOP 2</text:p>
          </table:table-cell>
          <table:covered-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VISH talks to HAYNES.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VISH enters the front door.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VISH uses the gun on JEFF.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VISH goes into the back door.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AVISH uses the brick on the safe.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VISH uses the shoe laces on the safe.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AVISH uses the magnet on the safe.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VISH takes the tape recorder.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AVISH uses brick on JEFF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APARTMENT BUILDING</text:p>
          </table:table-cell>
          <table:covered-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MIDPOINT NARRATION CUTSCENE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NTER FRONT DOOR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WALK DOWN HALLWAY AND GO UP STAIRS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ALK DOWN HALLWAY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SE BRICK ON DOOR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ENTER ROOM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SE RECORDER ON CLOSET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HIDE IN OTHER CLOSET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table:number-columns-spanned="5" table:number-rows-spanned="1">
            <text:p>CANNOLI MANOR</text:p>
          </table:table-cell>
          <table:covered-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style-name="ce14" office:value-type="string">
            <text:p>CANNOLI INTERROGATION CUTSCENE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SE AIR PUMP ON MOUTH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UT SHOES ON SELF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GO THROUGH EXIT DOOR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ILL VASE WITH WATER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ILL WELL 6 TIMES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visibility="filter">
          <table:table-cell table:style-name="ce9" office:value-type="string">
            <text:p>LORI1</text:p>
          </table:table-cell>
          <table:table-cell office:value-type="string">
            <text:p>“Hello hello hello, fine sir!”</text:p>
          </table:table-cell>
          <table:table-cell table:formula="of:=LEFT([.A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1</text:p>
          </table:table-cell>
          <table:table-cell office:value-type="string">
            <text:p>“Howdy. Where am I?”</text:p>
          </table:table-cell>
          <table:table-cell table:formula="of:=LEFT([.A2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2</text:p>
          </table:table-cell>
          <table:table-cell office:value-type="string">
            <text:p>“Welcome to the Lori Palace Casino! Lookin' to test your luck today?”</text:p>
          </table:table-cell>
          <table:table-cell table:formula="of:=LEFT([.A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2</text:p>
          </table:table-cell>
          <table:table-cell office:value-type="string">
            <text:p>“Actually, I'm a detective. I'm here to investigate the murder of Chris Johnson.”</text:p>
          </table:table-cell>
          <table:table-cell table:formula="of:=LEFT([.A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</text:p>
          </table:table-cell>
          <table:table-cell office:value-type="string">
            <text:p>“Oh, really? Well, I've never heard of the guy.”</text:p>
          </table:table-cell>
          <table:table-cell table:formula="of:=LEFT([.A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4</text:p>
          </table:table-cell>
          <table:table-cell office:value-type="string">
            <text:p>“In fact, I just got out of prison a week ago! So I don't know a darned thing, detective!”</text:p>
          </table:table-cell>
          <table:table-cell table:formula="of:=LEFT([.A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3</text:p>
          </table:table-cell>
          <table:table-cell office:value-type="string">
            <text:p>“Damn.”</text:p>
          </table:table-cell>
          <table:table-cell table:formula="of:=LEFT([.A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5</text:p>
          </table:table-cell>
          <table:table-cell office:value-type="string">
            <text:p>“But if you'd like, you could still try your hand at some luck!”</text:p>
          </table:table-cell>
          <table:table-cell table:formula="of:=LEFT([.A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4</text:p>
          </table:table-cell>
          <table:table-cell office:value-type="string">
            <text:p>“What the hell. When in Rome.”</text:p>
          </table:table-cell>
          <table:table-cell table:formula="of:=LEFT([.A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6</text:p>
          </table:table-cell>
          <table:table-cell office:value-type="string">
            <text:p>“That's the spirit, detective!”</text:p>
          </table:table-cell>
          <table:table-cell table:formula="of:=LEFT([.A1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7</text:p>
          </table:table-cell>
          <table:table-cell office:value-type="string">
            <text:p>“Let me call in my assistant! She'll accompany you on your gambling journey.”</text:p>
          </table:table-cell>
          <table:table-cell table:formula="of:=LEFT([.A1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8</text:p>
          </table:table-cell>
          <table:table-cell office:value-type="string">
            <text:p>“Oh, Barbara!”</text:p>
          </table:table-cell>
          <table:table-cell table:formula="of:=LEFT([.A12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LORI9</text:p>
          </table:table-cell>
          <table:table-cell office:value-type="string">
            <text:p>“Will you be this fine gentleman's escort this evening?”</text:p>
          </table:table-cell>
          <table:table-cell table:formula="of:=LEFT([.A14];4)" office:value-type="string" office:string-value="LORI">
            <text:p>LORI</text:p>
          </table:table-cell>
          <table:table-cell table:number-columns-repeated="2"/>
        </table:table-row>
        <table:table-row table:style-name="ro1" table:number-rows-repeated="3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65</text:p>
          </table:table-cell>
          <table:table-cell office:value-type="string">
            <text:p>“Hi.”</text:p>
          </table:table-cell>
          <table:table-cell table:formula="of:=LEFT([.A18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3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66</text:p>
          </table:table-cell>
          <table:table-cell office:value-type="string">
            <text:p>CHOICE A: “I would like to spend all of my money on tokens.”</text:p>
          </table:table-cell>
          <table:table-cell table:formula="of:=LEFT([.A2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7</text:p>
          </table:table-cell>
          <table:table-cell office:value-type="string">
            <text:p>CHOICE B: “I would like to buy 1 token.”</text:p>
          </table:table-cell>
          <table:table-cell table:formula="of:=LEFT([.A2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8</text:p>
          </table:table-cell>
          <table:table-cell office:value-type="string">
            <text:p>CHOICE C: “I shouldn't be here, I'm a detective.”</text:p>
          </table:table-cell>
          <table:table-cell table:formula="of:=LEFT([.A24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69</text:p>
          </table:table-cell>
          <table:table-cell office:value-type="string">
            <text:p>“Yeah.”</text:p>
          </table:table-cell>
          <table:table-cell table:formula="of:=LEFT([.A26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70</text:p>
          </table:table-cell>
          <table:table-cell office:value-type="string">
            <text:p>“Oh, what the hell. Couldn't hurt this spend this one token.”</text:p>
          </table:table-cell>
          <table:table-cell table:formula="of:=LEFT([.A28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9"/>
          <table:table-cell table:number-columns-repeated="4"/>
        </table:table-row>
        <table:table-row table:style-name="ro1" table:visibility="filter">
          <table:table-cell table:style-name="ce9"/>
          <table:table-cell table:number-columns-repeated="4"/>
        </table:table-row>
        <table:table-row table:style-name="ro3" table:visibility="filter">
          <table:table-cell table:style-name="ce9" office:value-type="string">
            <text:p>MAVI271</text:p>
          </table:table-cell>
          <table:table-cell office:value-type="string">
            <text:p>“Slimeball.”</text:p>
          </table:table-cell>
          <table:table-cell office:value-type="string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A3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A3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3</text:p>
          </table:table-cell>
          <table:table-cell office:value-type="string">
            <text:p>“Angelo.”</text:p>
          </table:table-cell>
          <table:table-cell table:formula="of:=LEFT([.A36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A37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A3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2</text:p>
          </table:table-cell>
          <table:table-cell office:value-type="string">
            <text:p>“No thank you, detective!”</text:p>
          </table:table-cell>
          <table:table-cell table:formula="of:=LEFT([.A3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40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A4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A4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3</text:p>
          </table:table-cell>
          <table:table-cell office:value-type="string">
            <text:p>“Angelo.”</text:p>
          </table:table-cell>
          <table:table-cell table:formula="of:=LEFT([.A4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A4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5</text:p>
          </table:table-cell>
          <table:table-cell office:value-type="string">
            <text:p>CHOICE A: “What were you in prison for?”</text:p>
          </table:table-cell>
          <table:table-cell table:formula="of:=LEFT([.A4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2</text:p>
          </table:table-cell>
          <table:table-cell office:value-type="string">
            <text:p>“Well, detective. I'm not comfortable talking about it at the moment.”</text:p>
          </table:table-cell>
          <table:table-cell table:formula="of:=LEFT([.A4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6</text:p>
          </table:table-cell>
          <table:table-cell office:value-type="string">
            <text:p>“Why not?”</text:p>
          </table:table-cell>
          <table:table-cell table:formula="of:=LEFT([.A4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3</text:p>
          </table:table-cell>
          <table:table-cell office:value-type="string">
            <text:p>“I've paid my debt to society, detective. I want to get back to living a free man's life.”</text:p>
          </table:table-cell>
          <table:table-cell table:formula="of:=LEFT([.A4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4</text:p>
          </table:table-cell>
          <table:table-cell office:value-type="string">
            <text:p>“And here you are, like a ghost, coming back to haunt me with my past.”</text:p>
          </table:table-cell>
          <table:table-cell table:formula="of:=LEFT([.A4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7</text:p>
          </table:table-cell>
          <table:table-cell office:value-type="string">
            <text:p>“Sorry, I was just curious.”</text:p>
          </table:table-cell>
          <table:table-cell table:formula="of:=LEFT([.A50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5</text:p>
          </table:table-cell>
          <table:table-cell office:value-type="string">
            <text:p>“Alright, detective. Since we're such good friends, I'll tell you.”</text:p>
          </table:table-cell>
          <table:table-cell table:formula="of:=LEFT([.A5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6</text:p>
          </table:table-cell>
          <table:table-cell office:value-type="string">
            <text:p>“I was about fifteen years younger. And there was this chump I knew, Francis.”</text:p>
          </table:table-cell>
          <table:table-cell table:formula="of:=LEFT([.A5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8</text:p>
          </table:table-cell>
          <table:table-cell office:value-type="string">
            <text:p>“Yeah?”</text:p>
          </table:table-cell>
          <table:table-cell table:formula="of:=LEFT([.A53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17</text:p>
          </table:table-cell>
          <table:table-cell office:value-type="string">
            <text:p>“And I had this dame at the time, and she took a likin' to Francis.”</text:p>
          </table:table-cell>
          <table:table-cell table:formula="of:=LEFT([.A5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9</text:p>
          </table:table-cell>
          <table:table-cell office:value-type="string">
            <text:p>“Crazy.”</text:p>
          </table:table-cell>
          <table:table-cell table:formula="of:=LEFT([.A55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18</text:p>
          </table:table-cell>
          <table:table-cell office:value-type="string">
            <text:p>“So let's just say, Francis is breathin' out of a tube now . . .”</text:p>
          </table:table-cell>
          <table:table-cell table:formula="of:=LEFT([.A56];4)" office:value-type="string" office:string-value="LORI">
            <text:p>LOR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19</text:p>
          </table:table-cell>
          <table:table-cell office:value-type="string">
            <text:p>“. . . in Hell.”</text:p>
          </table:table-cell>
          <table:table-cell table:formula="of:=LEFT([.A57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0</text:p>
          </table:table-cell>
          <table:table-cell office:value-type="string">
            <text:p>“Well, you're a new man now. Breathe the air that free men breathe.”</text:p>
          </table:table-cell>
          <table:table-cell table:formula="of:=LEFT([.A5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0</text:p>
          </table:table-cell>
          <table:table-cell office:value-type="string">
            <text:p>“You got it, detective!”</text:p>
          </table:table-cell>
          <table:table-cell table:formula="of:=LEFT([.A5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60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1</text:p>
          </table:table-cell>
          <table:table-cell office:value-type="string">
            <text:p>CHOICE B: “Tell me about Barbara.”</text:p>
          </table:table-cell>
          <table:table-cell table:formula="of:=LEFT([.A6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1</text:p>
          </table:table-cell>
          <table:table-cell office:value-type="string">
            <text:p>“Oh, this dame?”</text:p>
          </table:table-cell>
          <table:table-cell table:formula="of:=LEFT([.A6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2</text:p>
          </table:table-cell>
          <table:table-cell office:value-type="string">
            <text:p>“She got into a car accident a couple days ago and I took her in.”</text:p>
          </table:table-cell>
          <table:table-cell table:formula="of:=LEFT([.A6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2</text:p>
          </table:table-cell>
          <table:table-cell office:value-type="string">
            <text:p>“Damn. She's got brain damage?”</text:p>
          </table:table-cell>
          <table:table-cell table:formula="of:=LEFT([.A6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3</text:p>
          </table:table-cell>
          <table:table-cell office:value-type="string">
            <text:p>“Huh? No, the crash wasn't bad or anything.”</text:p>
          </table:table-cell>
          <table:table-cell table:formula="of:=LEFT([.A6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4</text:p>
          </table:table-cell>
          <table:table-cell office:value-type="string">
            <text:p>“She just couldn't pay off the damage on the car.”</text:p>
          </table:table-cell>
          <table:table-cell table:formula="of:=LEFT([.A6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A6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68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4</text:p>
          </table:table-cell>
          <table:table-cell office:value-type="string">
            <text:p>CHOICE C: “Tell me about the strip club next door.”</text:p>
          </table:table-cell>
          <table:table-cell table:formula="of:=LEFT([.A69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25</text:p>
          </table:table-cell>
          <table:table-cell office:value-type="string">
            <text:p>“Oh, Canoli's?”</text:p>
          </table:table-cell>
          <table:table-cell table:formula="of:=LEFT([.A7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6</text:p>
          </table:table-cell>
          <table:table-cell office:value-type="string">
            <text:p>“The only dames that work there are tramps and trash.”</text:p>
          </table:table-cell>
          <table:table-cell table:formula="of:=LEFT([.A7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5</text:p>
          </table:table-cell>
          <table:table-cell office:value-type="string">
            <text:p>“Sounds terrible.”</text:p>
          </table:table-cell>
          <table:table-cell table:formula="of:=LEFT([.A7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7</text:p>
          </table:table-cell>
          <table:table-cell office:value-type="string">
            <text:p>“Yeah. Barbara works there pretty often, actually.”</text:p>
          </table:table-cell>
          <table:table-cell table:formula="of:=LEFT([.A7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74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6</text:p>
          </table:table-cell>
          <table:table-cell office:value-type="string">
            <text:p>CHOICE D: “I'd like to cash in my tokens.”</text:p>
          </table:table-cell>
          <table:table-cell table:formula="of:=LEFT([.A7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8</text:p>
          </table:table-cell>
          <table:table-cell office:value-type="string">
            <text:p>“But you've only got one, detective!”</text:p>
          </table:table-cell>
          <table:table-cell table:formula="of:=LEFT([.A7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7</text:p>
          </table:table-cell>
          <table:table-cell office:value-type="string">
            <text:p>“Oh yeah. For some reason my mind blanked and I thought I already won the jackpot.”</text:p>
          </table:table-cell>
          <table:table-cell table:formula="of:=LEFT([.A7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78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8</text:p>
          </table:table-cell>
          <table:table-cell office:value-type="string">
            <text:p>CHOICE E: “I'm gonna gamble some more.”</text:p>
          </table:table-cell>
          <table:table-cell table:formula="of:=LEFT([.A7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9</text:p>
          </table:table-cell>
          <table:table-cell office:value-type="string">
            <text:p>“Today might be your lucky day, detective!”</text:p>
          </table:table-cell>
          <table:table-cell table:formula="of:=LEFT([.A8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81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9</text:p>
          </table:table-cell>
          <table:table-cell office:value-type="string">
            <text:p>“Female.”</text:p>
          </table:table-cell>
          <table:table-cell table:formula="of:=LEFT([.A8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83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A84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A86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3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75</text:p>
          </table:table-cell>
          <table:table-cell office:value-type="string">
            <text:p>“Okay. Maybe another time.”</text:p>
          </table:table-cell>
          <table:table-cell table:formula="of:=LEFT([.A90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91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A92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91</text:p>
          </table:table-cell>
          <table:table-cell office:value-type="string">
            <text:p>CHOICE A: “I want to play blackjack.”</text:p>
          </table:table-cell>
          <table:table-cell table:formula="of:=LEFT([.A94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A9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98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2</text:p>
          </table:table-cell>
          <table:table-cell office:value-type="string">
            <text:p>CHOICE B: “I want to do literally anything other than these slot machines.”</text:p>
          </table:table-cell>
          <table:table-cell table:formula="of:=LEFT([.A99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93</text:p>
          </table:table-cell>
          <table:table-cell office:value-type="string">
            <text:p>“What's the bad news?”</text:p>
          </table:table-cell>
          <table:table-cell table:formula="of:=LEFT([.A101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94</text:p>
          </table:table-cell>
          <table:table-cell office:value-type="string">
            <text:p>“Great.”</text:p>
          </table:table-cell>
          <table:table-cell table:formula="of:=LEFT([.A10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04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5</text:p>
          </table:table-cell>
          <table:table-cell office:value-type="string">
            <text:p>CHOICE C: “Could you help me steal a vase from the pawn shop down the street?”</text:p>
          </table:table-cell>
          <table:table-cell table:formula="of:=LEFT([.A105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96</text:p>
          </table:table-cell>
          <table:table-cell office:value-type="string">
            <text:p>“Understandable, have a great day.”</text:p>
          </table:table-cell>
          <table:table-cell table:formula="of:=LEFT([.A10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09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8</text:p>
          </table:table-cell>
          <table:table-cell office:value-type="string">
            <text:p>CHOICE D: “I'm gonna gamble some more.”</text:p>
          </table:table-cell>
          <table:table-cell table:formula="of:=LEFT([.A110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3" table:visibility="filter">
          <table:table-cell table:style-name="ce9" office:value-type="string">
            <text:p>MAVI297</text:p>
          </table:table-cell>
          <table:table-cell office:value-type="string">
            <text:p>“Heheheh.”</text:p>
          </table:table-cell>
          <table:table-cell table:formula="of:=LEFT([.A11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13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12</text:p>
          </table:table-cell>
          <table:table-cell office:value-type="string">
            <text:p>“Are these new speakers?”</text:p>
          </table:table-cell>
          <table:table-cell table:formula="of:=LEFT([.A114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42</text:p>
          </table:table-cell>
          <table:table-cell office:value-type="string">
            <text:p>“Yessir! Just installed them earlier today! We actually just finished testing them for the jackpot sound!”</text:p>
          </table:table-cell>
          <table:table-cell table:formula="of:=LEFT([.A11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16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8</text:p>
          </table:table-cell>
          <table:table-cell office:value-type="string">
            <text:p>“Maybe I'll try my hand at the slots.”</text:p>
          </table:table-cell>
          <table:table-cell table:formula="of:=LEFT([.A11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18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9</text:p>
          </table:table-cell>
          <table:table-cell office:value-type="string">
            <text:p>“Maybe I could play some blackjack.”</text:p>
          </table:table-cell>
          <table:table-cell table:formula="of:=LEFT([.A11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0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0</text:p>
          </table:table-cell>
          <table:table-cell office:value-type="string">
            <text:p>“I might as well gamble before I leave.”</text:p>
          </table:table-cell>
          <table:table-cell table:formula="of:=LEFT([.A12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2];4)">
            <text:p/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MAVI301</text:p>
          </table:table-cell>
          <table:table-cell office:value-type="string">
            <text:p>“It must lead to Canoli's.”</text:p>
          </table:table-cell>
          <table:table-cell table:formula="of:=LEFT([.A12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4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BOUN23</text:p>
          </table:table-cell>
          <table:table-cell office:value-type="string">
            <text:p>“Nice try.”</text:p>
          </table:table-cell>
          <table:table-cell table:formula="of:=LEFT([.A125];4)" office:value-type="string" office:string-value="BOUN">
            <text:p>BOUN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2</text:p>
          </table:table-cell>
          <table:table-cell office:value-type="string">
            <text:p>“Sorry, I thought this was the bathroom.”</text:p>
          </table:table-cell>
          <table:table-cell table:formula="of:=LEFT([.A126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7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9</text:p>
          </table:table-cell>
          <table:table-cell office:value-type="string">
            <text:p>“I need to put a token in it.”</text:p>
          </table:table-cell>
          <table:table-cell table:formula="of:=LEFT([.A12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9];4)">
            <text:p/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LORI30</text:p>
          </table:table-cell>
          <table:table-cell office:value-type="string">
            <text:p>“What?”</text:p>
          </table:table-cell>
          <table:table-cell table:formula="of:=LEFT([.A13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3</text:p>
          </table:table-cell>
          <table:table-cell office:value-type="string">
            <text:p>“I'm so fucking happy.”</text:p>
          </table:table-cell>
          <table:table-cell table:formula="of:=LEFT([.A132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LORI31</text:p>
          </table:table-cell>
          <table:table-cell office:value-type="string">
            <text:p>(nervously) “Well, uhm . . . detective.”</text:p>
          </table:table-cell>
          <table:table-cell table:formula="of:=LEFT([.A13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4</text:p>
          </table:table-cell>
          <table:table-cell office:value-type="string">
            <text:p>“Yes, Mr. Lori?”</text:p>
          </table:table-cell>
          <table:table-cell table:formula="of:=LEFT([.A13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2</text:p>
          </table:table-cell>
          <table:table-cell office:value-type="string">
            <text:p>(through gritted teeth) “WELL DONE.”</text:p>
          </table:table-cell>
          <table:table-cell table:formula="of:=LEFT([.A13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5</text:p>
          </table:table-cell>
          <table:table-cell office:value-type="string">
            <text:p>“Thank you, Mr. Lori.”</text:p>
          </table:table-cell>
          <table:table-cell table:formula="of:=LEFT([.A13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3</text:p>
          </table:table-cell>
          <table:table-cell office:value-type="string">
            <text:p>(through gritted teeth) “CALL ME ANGELO.”</text:p>
          </table:table-cell>
          <table:table-cell table:formula="of:=LEFT([.A13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6</text:p>
          </table:table-cell>
          <table:table-cell office:value-type="string">
            <text:p>“Thank you, Angelo.”</text:p>
          </table:table-cell>
          <table:table-cell table:formula="of:=LEFT([.A139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307</text:p>
          </table:table-cell>
          <table:table-cell office:value-type="string">
            <text:p>“Wow, I'm a millionaire! I could buy 400 houses with this money!”</text:p>
          </table:table-cell>
          <table:table-cell table:formula="of:=LEFT([.A141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308</text:p>
          </table:table-cell>
          <table:table-cell office:value-type="string">
            <text:p>“This is going to change my life for a long time. This is incredible.”</text:p>
          </table:table-cell>
          <table:table-cell table:formula="of:=LEFT([.A14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10</text:p>
          </table:table-cell>
          <table:table-cell office:value-type="string">
            <text:p>“I'll never forget you all. Truly, you are my greatest friends.”</text:p>
          </table:table-cell>
          <table:table-cell table:formula="of:=LEFT([.A14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4</text:p>
          </table:table-cell>
          <table:table-cell office:value-type="string">
            <text:p>(through gritted teeth) “FRIENDS.”</text:p>
          </table:table-cell>
          <table:table-cell table:formula="of:=LEFT([.A14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11</text:p>
          </table:table-cell>
          <table:table-cell office:value-type="string">
            <text:p>“You know, maybe the real gains were the friends we made along the way.”</text:p>
          </table:table-cell>
          <table:table-cell table:formula="of:=LEFT([.A146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35</text:p>
          </table:table-cell>
          <table:table-cell office:value-type="string">
            <text:p>(through gritted teeth) “BARBARA . . .”</text:p>
          </table:table-cell>
          <table:table-cell table:formula="of:=LEFT([.A147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3" table:visibility="filter">
          <table:table-cell table:style-name="ce9" office:value-type="string">
            <text:p>LORI36</text:p>
          </table:table-cell>
          <table:table-cell office:value-type="string">
            <text:p>(through gritted teeth) “DID YOU SET THE MACHINE TO STANDARD MODE . . .”</text:p>
          </table:table-cell>
          <table:table-cell table:formula="of:=LEFT([.A14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7</text:p>
          </table:table-cell>
          <table:table-cell office:value-type="string">
            <text:p>(through gritted teeth) “OR IS IT STILL ON JACKPOT MODE?”</text:p>
          </table:table-cell>
          <table:table-cell table:formula="of:=LEFT([.A150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3" table:visibility="filter">
          <table:table-cell table:style-name="ce9" office:value-type="string">
            <text:p>LORI38</text:p>
          </table:table-cell>
          <table:table-cell office:value-type="string">
            <text:p>“You . . .”</text:p>
          </table:table-cell>
          <table:table-cell table:formula="of:=LEFT([.A152];4)" office:value-type="string" office:string-value="LORI">
            <text:p>LOR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39</text:p>
          </table:table-cell>
          <table:table-cell office:value-type="string">
            <text:p>“thick-skulled . . .”</text:p>
          </table:table-cell>
          <table:table-cell table:formula="of:=LEFT([.A153];4)" office:value-type="string" office:string-value="LORI">
            <text:p>LOR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40</text:p>
          </table:table-cell>
          <table:table-cell office:value-type="string">
            <text:p>“trash heap . . .”</text:p>
          </table:table-cell>
          <table:table-cell table:formula="of:=LEFT([.A154];4)" office:value-type="string" office:string-value="LORI">
            <text:p>LOR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41</text:p>
          </table:table-cell>
          <table:table-cell office:value-type="string">
            <text:p>“brainlet whore.”</text:p>
          </table:table-cell>
          <table:table-cell table:formula="of:=LEFT([.A15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56];4)">
            <text:p/>
          </table:table-cell>
          <table:table-cell table:number-columns-repeated="2"/>
        </table:table-row>
        <table:table-row table:style-name="ro1" table:visibility="filter" table:number-rows-repeated="1048419">
          <table:table-cell table:number-columns-repeated="5"/>
        </table:table-row>
        <table:table-row table:style-name="ro1" table:visibility="filter">
          <table:table-cell table:number-columns-repeated="5"/>
        </table:table-row>
      </table:table>
      <table:database-ranges>
        <table:database-range table:name="__Anonymous_Sheet_DB__1" table:target-range-address="Sheet3.A1:Sheet3.C1048576" table:display-filter-buttons="true" table:contains-header="false">
          <table:filter>
            <table:filter-condition table:field-number="2" table:value="BARB" table:operator="="/>
          </table:filter>
        </table:database-range>
        <table:database-range table:name="__Anonymous_Sheet_DB__2" table:target-range-address="'ACT 1'.B1:'ACT 1'.E1048576" table:display-filter-buttons="true"/>
        <table:database-range table:target-range-address="'ACT 1'.A1:'ACT 1'.E112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5/25/2018</text:date>, <text:time>18:2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ry Bennett</meta:initial-creator>
    <meta:creation-date>2018-05-13T15:51:47.17</meta:creation-date>
    <dc:date>2018-05-25T18:25:22.27</dc:date>
    <dc:creator>Ezry Bennett</dc:creator>
    <meta:editing-duration>P6DT11H34M42S</meta:editing-duration>
    <meta:editing-cycles>158</meta:editing-cycles>
    <meta:generator>OpenOffice/4.0.1$Win32 OpenOffice.org_project/401m5$Build-9714</meta:generator>
    <meta:document-statistic meta:table-count="3" meta:cell-count="3865" meta:object-count="0"/>
  </office:meta>
</office:document-meta>
</file>